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5.66cm"/>
    </style:style>
    <style:style style:name="co3" style:family="table-column">
      <style:table-column-properties fo:break-before="auto" style:column-width="3.057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3.829cm"/>
    </style:style>
    <style:style style:name="co7" style:family="table-column">
      <style:table-column-properties fo:break-before="auto" style:column-width="1.609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4.001cm"/>
    </style:style>
    <style:style style:name="co17" style:family="table-column">
      <style:table-column-properties fo:break-before="auto" style:column-width="3.806cm"/>
    </style:style>
    <style:style style:name="co18" style:family="table-column">
      <style:table-column-properties fo:break-before="auto" style:column-width="3.417cm"/>
    </style:style>
    <style:style style:name="co19" style:family="table-column">
      <style:table-column-properties fo:break-before="auto" style:column-width="3.528cm"/>
    </style:style>
    <style:style style:name="co20" style:family="table-column">
      <style:table-column-properties fo:break-before="auto" style:column-width="3.196cm"/>
    </style:style>
    <style:style style:name="co21" style:family="table-column">
      <style:table-column-properties fo:break-before="auto" style:column-width="3.39cm"/>
    </style:style>
    <style:style style:name="co22" style:family="table-column">
      <style:table-column-properties fo:break-before="auto" style:column-width="3.778cm"/>
    </style:style>
    <style:style style:name="co23" style:family="table-column">
      <style:table-column-properties fo:break-before="auto" style:column-width="3.473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39cm"/>
    </style:style>
    <style:style style:name="co26" style:family="table-column">
      <style:table-column-properties fo:break-before="auto" style:column-width="3.722cm"/>
    </style:style>
    <style:style style:name="co27" style:family="table-column">
      <style:table-column-properties fo:break-before="auto" style:column-width="3.833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3" table:default-cell-style-name="Default"/>
        <table:table-column table:style-name="co15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Notes</text:p>
          </table:table-cell>
          <table:table-cell office:value-type="string">
            <text:p>Year</text:p>
          </table:table-cell>
          <table:table-cell office:value-type="string">
            <text:p>Age</text:p>
          </table:table-cell>
          <table:table-cell office:value-type="string">
            <text:p>Mileage</text:p>
          </table:table-cell>
          <table:table-cell office:value-type="string">
            <text:p>Full_AmpH_Capacity</text:p>
          </table:table-cell>
          <table:table-cell office:value-type="string">
            <text:p>SOH</text:p>
          </table:table-cell>
          <table:table-cell office:value-type="string">
            <text:p>SOH-R</text:p>
          </table:table-cell>
          <table:table-cell office:value-type="string">
            <text:p>SOH-C</text:p>
          </table:table-cell>
          <table:table-cell office:value-type="string">
            <text:p>0.0_19.9</text:p>
          </table:table-cell>
          <table:table-cell office:value-type="string">
            <text:p>20.0_to_29.9</text:p>
          </table:table-cell>
          <table:table-cell office:value-type="string">
            <text:p>30.0_to_39.9</text:p>
          </table:table-cell>
          <table:table-cell office:value-type="string">
            <text:p>40.0_49.9</text:p>
          </table:table-cell>
          <table:table-cell office:value-type="string">
            <text:p>50.0_59.9</text:p>
          </table:table-cell>
          <table:table-cell office:value-type="string">
            <text:p>60.0_69.9</text:p>
          </table:table-cell>
          <table:table-cell office:value-type="string">
            <text:p>70.0_79.9</text:p>
          </table:table-cell>
          <table:table-cell office:value-type="string">
            <text:p>80.0_100.0</text:p>
          </table:table-cell>
          <table:table-cell office:value-type="string">
            <text:p>&lt;-220</text:p>
          </table:table-cell>
          <table:table-cell office:value-type="string">
            <text:p>-220_-210</text:p>
          </table:table-cell>
          <table:table-cell office:value-type="string">
            <text:p>-210_-120</text:p>
          </table:table-cell>
          <table:table-cell office:value-type="string">
            <text:p>-210_-20</text:p>
          </table:table-cell>
          <table:table-cell office:value-type="string">
            <text:p>-20_-5</text:p>
          </table:table-cell>
          <table:table-cell office:value-type="string">
            <text:p>-5_-0.5</text:p>
          </table:table-cell>
          <table:table-cell office:value-type="string">
            <text:p>-0.5_3</text:p>
          </table:table-cell>
          <table:table-cell office:value-type="string">
            <text:p>3_50</text:p>
          </table:table-cell>
          <table:table-cell office:value-type="string">
            <text:p>50_80</text:p>
          </table:table-cell>
          <table:table-cell office:value-type="string">
            <text:p>80_160</text:p>
          </table:table-cell>
          <table:table-cell office:value-type="string">
            <text:p>160_180</text:p>
          </table:table-cell>
          <table:table-cell office:value-type="string">
            <text:p>&gt; 180</text:p>
          </table:table-cell>
          <table:table-cell office:value-type="string">
            <text:p>T &lt; -30C</text:p>
          </table:table-cell>
          <table:table-cell office:value-type="string">
            <text:p>-30&lt; T &lt;-20</text:p>
          </table:table-cell>
          <table:table-cell office:value-type="string">
            <text:p>-20&lt; T &lt;-10</text:p>
          </table:table-cell>
          <table:table-cell office:value-type="string">
            <text:p>-10&lt; T &lt;0</text:p>
          </table:table-cell>
          <table:table-cell office:value-type="string">
            <text:p>0&lt; T &lt;10</text:p>
          </table:table-cell>
          <table:table-cell office:value-type="string">
            <text:p>10&lt; T &lt;20</text:p>
          </table:table-cell>
          <table:table-cell office:value-type="string">
            <text:p>20&lt; T &lt; 30</text:p>
          </table:table-cell>
          <table:table-cell office:value-type="string">
            <text:p>30&lt; T &lt;40</text:p>
          </table:table-cell>
          <table:table-cell office:value-type="string">
            <text:p>40&lt; T &lt;50</text:p>
          </table:table-cell>
          <table:table-cell office:value-type="string">
            <text:p>50&lt; T &lt;60</text:p>
          </table:table-cell>
          <table:table-cell office:value-type="string">
            <text:p>60&lt; T</text:p>
          </table:table-cell>
        </table:table-row>
        <table:table-row table:style-name="ro1">
          <table:table-cell office:value-type="string">
            <text:p>1/4/2019 14:04:15</text:p>
          </table:table-cell>
          <table:table-cell/>
          <table:table-cell office:value-type="float" office:value="2015">
            <text:p>2015</text:p>
          </table:table-cell>
          <table:table-cell table:formula="of:=MID([.A2];FIND(&quot;20&quot;; [.A2]; 4);4)-[.C2]" office:value-type="float" office:value="4">
            <text:p>4</text:p>
          </table:table-cell>
          <table:table-cell office:value-type="float" office:value="12877">
            <text:p>12877</text:p>
          </table:table-cell>
          <table:table-cell office:value-type="float" office:value="57.6">
            <text:p>57.6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8.63">
            <text:p>88.63</text:p>
          </table:table-cell>
          <table:table-cell office:value-type="float" office:value="2170">
            <text:p>2170</text:p>
          </table:table-cell>
          <table:table-cell office:value-type="float" office:value="4825">
            <text:p>4825</text:p>
          </table:table-cell>
          <table:table-cell office:value-type="float" office:value="8605">
            <text:p>8605</text:p>
          </table:table-cell>
          <table:table-cell office:value-type="float" office:value="14005">
            <text:p>14005</text:p>
          </table:table-cell>
          <table:table-cell office:value-type="float" office:value="21395">
            <text:p>21395</text:p>
          </table:table-cell>
          <table:table-cell office:value-type="float" office:value="26405">
            <text:p>26405</text:p>
          </table:table-cell>
          <table:table-cell office:value-type="float" office:value="43600">
            <text:p>43600</text:p>
          </table:table-cell>
          <table:table-cell office:value-type="float" office:value="133375">
            <text:p>13337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70">
            <text:p>670</text:p>
          </table:table-cell>
          <table:table-cell office:value-type="float" office:value="10855">
            <text:p>10855</text:p>
          </table:table-cell>
          <table:table-cell office:value-type="float" office:value="7835">
            <text:p>7835</text:p>
          </table:table-cell>
          <table:table-cell office:value-type="float" office:value="15400">
            <text:p>15400</text:p>
          </table:table-cell>
          <table:table-cell office:value-type="float" office:value="195855">
            <text:p>195855</text:p>
          </table:table-cell>
          <table:table-cell office:value-type="float" office:value="22995">
            <text:p>22995</text:p>
          </table:table-cell>
          <table:table-cell office:value-type="float" office:value="595">
            <text:p>595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1/4/2019 15:56:00</text:p>
          </table:table-cell>
          <table:table-cell/>
          <table:table-cell office:value-type="float" office:value="2018">
            <text:p>2018</text:p>
          </table:table-cell>
          <table:table-cell table:formula="of:=MID([.A3];FIND(&quot;20&quot;; [.A3]; 4);4)-[.C3]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4.9">
            <text:p>64.9</text:p>
          </table:table-cell>
          <table:table-cell office:value-type="float" office:value="83.14">
            <text:p>83.14</text:p>
          </table:table-cell>
          <table:table-cell office:value-type="float" office:value="73.33">
            <text:p>73.33</text:p>
          </table:table-cell>
          <table:table-cell office:value-type="float" office:value="99.61">
            <text:p>99.61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600">
            <text:p>600</text:p>
          </table:table-cell>
          <table:table-cell office:value-type="float" office:value="415">
            <text:p>415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090">
            <text:p>1090</text:p>
          </table:table-cell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4/2019 17:38:48</text:p>
          </table:table-cell>
          <table:table-cell/>
          <table:table-cell office:value-type="float" office:value="2015">
            <text:p>2015</text:p>
          </table:table-cell>
          <table:table-cell table:formula="of:=MID([.A4];FIND(&quot;20&quot;; [.A4]; 4);4)-[.C4]" office:value-type="float" office:value="4">
            <text:p>4</text:p>
          </table:table-cell>
          <table:table-cell office:value-type="float" office:value="22413">
            <text:p>22413</text:p>
          </table:table-cell>
          <table:table-cell office:value-type="float" office:value="54.7">
            <text:p>54.7</text:p>
          </table:table-cell>
          <table:table-cell office:value-type="float" office:value="100">
            <text:p>100</text:p>
          </table:table-cell>
          <table:table-cell office:value-type="float" office:value="98.43">
            <text:p>98.43</text:p>
          </table:table-cell>
          <table:table-cell office:value-type="float" office:value="83.92">
            <text:p>83.92</text:p>
          </table:table-cell>
          <table:table-cell office:value-type="float" office:value="2475">
            <text:p>2475</text:p>
          </table:table-cell>
          <table:table-cell office:value-type="float" office:value="3995">
            <text:p>3995</text:p>
          </table:table-cell>
          <table:table-cell office:value-type="float" office:value="8200">
            <text:p>8200</text:p>
          </table:table-cell>
          <table:table-cell office:value-type="float" office:value="15590">
            <text:p>15590</text:p>
          </table:table-cell>
          <table:table-cell office:value-type="float" office:value="26195">
            <text:p>26195</text:p>
          </table:table-cell>
          <table:table-cell office:value-type="float" office:value="44315">
            <text:p>44315</text:p>
          </table:table-cell>
          <table:table-cell office:value-type="float" office:value="72540">
            <text:p>72540</text:p>
          </table:table-cell>
          <table:table-cell office:value-type="float" office:value="250285">
            <text:p>25028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office:value-type="float" office:value="18245">
            <text:p>18245</text:p>
          </table:table-cell>
          <table:table-cell office:value-type="float" office:value="11615">
            <text:p>11615</text:p>
          </table:table-cell>
          <table:table-cell office:value-type="float" office:value="24720">
            <text:p>24720</text:p>
          </table:table-cell>
          <table:table-cell office:value-type="float" office:value="327675">
            <text:p>327675</text:p>
          </table:table-cell>
          <table:table-cell office:value-type="float" office:value="15380">
            <text:p>15380</text:p>
          </table:table-cell>
          <table:table-cell office:value-type="float" office:value="610">
            <text:p>610</text:p>
          </table:table-cell>
          <table:table-cell office:value-type="float" office:value="150">
            <text:p>150</text:p>
          </table:table-cell>
          <table:table-cell table:number-columns-repeated="5"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30735">
            <text:p>30735</text:p>
          </table:table-cell>
          <table:table-cell office:value-type="float" office:value="119840">
            <text:p>119840</text:p>
          </table:table-cell>
          <table:table-cell office:value-type="float" office:value="206745">
            <text:p>206745</text:p>
          </table:table-cell>
          <table:table-cell office:value-type="float" office:value="65685">
            <text:p>656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4:34:47</text:p>
          </table:table-cell>
          <table:table-cell office:value-type="string">
            <text:p>Imported in the Netherlands </text:p>
          </table:table-cell>
          <table:table-cell office:value-type="float" office:value="2014">
            <text:p>2014</text:p>
          </table:table-cell>
          <table:table-cell table:formula="of:=MID([.A5];FIND(&quot;20&quot;; [.A5]; 4);4)-[.C5]" office:value-type="float" office:value="5">
            <text:p>5</text:p>
          </table:table-cell>
          <table:table-cell office:value-type="float" office:value="26186">
            <text:p>26186</text:p>
          </table:table-cell>
          <table:table-cell office:value-type="float" office:value="51.7">
            <text:p>51.7</text:p>
          </table:table-cell>
          <table:table-cell office:value-type="float" office:value="100">
            <text:p>100</text:p>
          </table:table-cell>
          <table:table-cell office:value-type="float" office:value="90.2">
            <text:p>90.2</text:p>
          </table:table-cell>
          <table:table-cell office:value-type="float" office:value="79.61">
            <text:p>79.61</text:p>
          </table:table-cell>
          <table:table-cell office:value-type="float" office:value="3655">
            <text:p>3655</text:p>
          </table:table-cell>
          <table:table-cell office:value-type="float" office:value="5640">
            <text:p>5640</text:p>
          </table:table-cell>
          <table:table-cell office:value-type="float" office:value="12430">
            <text:p>12430</text:p>
          </table:table-cell>
          <table:table-cell office:value-type="float" office:value="24650">
            <text:p>24650</text:p>
          </table:table-cell>
          <table:table-cell office:value-type="float" office:value="38665">
            <text:p>38665</text:p>
          </table:table-cell>
          <table:table-cell office:value-type="float" office:value="49325">
            <text:p>49325</text:p>
          </table:table-cell>
          <table:table-cell office:value-type="float" office:value="63415">
            <text:p>63415</text:p>
          </table:table-cell>
          <table:table-cell office:value-type="float" office:value="170030">
            <text:p>170030</text:p>
          </table:table-cell>
          <table:table-cell table:number-columns-repeated="23"/>
        </table:table-row>
        <table:table-row table:style-name="ro1">
          <table:table-cell office:value-type="string">
            <text:p>1/5/2019 9:09:33</text:p>
          </table:table-cell>
          <table:table-cell office:value-type="string">
            <text:p>Pre-campaign U69</text:p>
          </table:table-cell>
          <table:table-cell office:value-type="float" office:value="2015">
            <text:p>2015</text:p>
          </table:table-cell>
          <table:table-cell table:formula="of:=MID([.A6];FIND(&quot;20&quot;; [.A6]; 4);4)-[.C6]" office:value-type="float" office:value="4">
            <text:p>4</text:p>
          </table:table-cell>
          <table:table-cell office:value-type="float" office:value="33930">
            <text:p>33930</text:p>
          </table:table-cell>
          <table:table-cell office:value-type="float" office:value="56.8">
            <text:p>56.8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7.45">
            <text:p>87.45</text:p>
          </table:table-cell>
          <table:table-cell office:value-type="float" office:value="1200">
            <text:p>1200</text:p>
          </table:table-cell>
          <table:table-cell office:value-type="float" office:value="3995">
            <text:p>3995</text:p>
          </table:table-cell>
          <table:table-cell office:value-type="float" office:value="8810">
            <text:p>8810</text:p>
          </table:table-cell>
          <table:table-cell office:value-type="float" office:value="14255">
            <text:p>14255</text:p>
          </table:table-cell>
          <table:table-cell office:value-type="float" office:value="21620">
            <text:p>21620</text:p>
          </table:table-cell>
          <table:table-cell office:value-type="float" office:value="31135">
            <text:p>31135</text:p>
          </table:table-cell>
          <table:table-cell office:value-type="float" office:value="60000">
            <text:p>60000</text:p>
          </table:table-cell>
          <table:table-cell office:value-type="float" office:value="142780">
            <text:p>14278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495">
            <text:p>495</text:p>
          </table:table-cell>
          <table:table-cell office:value-type="float" office:value="28510">
            <text:p>28510</text:p>
          </table:table-cell>
          <table:table-cell office:value-type="float" office:value="13620">
            <text:p>13620</text:p>
          </table:table-cell>
          <table:table-cell office:value-type="float" office:value="40535">
            <text:p>40535</text:p>
          </table:table-cell>
          <table:table-cell office:value-type="float" office:value="70000">
            <text:p>70000</text:p>
          </table:table-cell>
          <table:table-cell office:value-type="float" office:value="128875">
            <text:p>128875</text:p>
          </table:table-cell>
          <table:table-cell office:value-type="float" office:value="1455">
            <text:p>1455</text:p>
          </table:table-cell>
          <table:table-cell office:value-type="float" office:value="215">
            <text:p>215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0025">
            <text:p>70025</text:p>
          </table:table-cell>
          <table:table-cell office:value-type="float" office:value="205065">
            <text:p>205065</text:p>
          </table:table-cell>
          <table:table-cell office:value-type="float" office:value="8705">
            <text:p>87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9:18:37</text:p>
          </table:table-cell>
          <table:table-cell office:value-type="string">
            <text:p>post-campaign U69</text:p>
          </table:table-cell>
          <table:table-cell office:value-type="float" office:value="2015">
            <text:p>2015</text:p>
          </table:table-cell>
          <table:table-cell table:formula="of:=MID([.A7];FIND(&quot;20&quot;; [.A7]; 4);4)-[.C7]" office:value-type="float" office:value="4">
            <text:p>4</text:p>
          </table:table-cell>
          <table:table-cell office:value-type="float" office:value="34047">
            <text:p>34047</text:p>
          </table:table-cell>
          <table:table-cell office:value-type="float" office:value="64.9">
            <text:p>64.9</text:p>
          </table:table-cell>
          <table:table-cell table:number-columns-repeated="3" office:value-type="float" office:value="99.61">
            <text:p>99.61</text:p>
          </table:table-cell>
          <table:table-cell office:value-type="float" office:value="1200">
            <text:p>1200</text:p>
          </table:table-cell>
          <table:table-cell office:value-type="float" office:value="3995">
            <text:p>3995</text:p>
          </table:table-cell>
          <table:table-cell office:value-type="float" office:value="8810">
            <text:p>8810</text:p>
          </table:table-cell>
          <table:table-cell office:value-type="float" office:value="14280">
            <text:p>14280</text:p>
          </table:table-cell>
          <table:table-cell office:value-type="float" office:value="21695">
            <text:p>21695</text:p>
          </table:table-cell>
          <table:table-cell office:value-type="float" office:value="31280">
            <text:p>31280</text:p>
          </table:table-cell>
          <table:table-cell office:value-type="float" office:value="60140">
            <text:p>60140</text:p>
          </table:table-cell>
          <table:table-cell office:value-type="float" office:value="143060">
            <text:p>14306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495">
            <text:p>495</text:p>
          </table:table-cell>
          <table:table-cell office:value-type="float" office:value="28605">
            <text:p>28605</text:p>
          </table:table-cell>
          <table:table-cell office:value-type="float" office:value="13650">
            <text:p>13650</text:p>
          </table:table-cell>
          <table:table-cell office:value-type="float" office:value="40635">
            <text:p>40635</text:p>
          </table:table-cell>
          <table:table-cell office:value-type="float" office:value="70075">
            <text:p>70075</text:p>
          </table:table-cell>
          <table:table-cell office:value-type="float" office:value="129235">
            <text:p>129235</text:p>
          </table:table-cell>
          <table:table-cell office:value-type="float" office:value="1460">
            <text:p>1460</text:p>
          </table:table-cell>
          <table:table-cell office:value-type="float" office:value="215">
            <text:p>215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0635">
            <text:p>70635</text:p>
          </table:table-cell>
          <table:table-cell office:value-type="float" office:value="205115">
            <text:p>205115</text:p>
          </table:table-cell>
          <table:table-cell office:value-type="float" office:value="8705">
            <text:p>87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13:24:02</text:p>
          </table:table-cell>
          <table:table-cell/>
          <table:table-cell office:value-type="float" office:value="2015">
            <text:p>2015</text:p>
          </table:table-cell>
          <table:table-cell table:formula="of:=MID([.A8];FIND(&quot;20&quot;; [.A8]; 4);4)-[.C8]" office:value-type="float" office:value="4">
            <text:p>4</text:p>
          </table:table-cell>
          <table:table-cell office:value-type="float" office:value="17719">
            <text:p>17719</text:p>
          </table:table-cell>
          <table:table-cell office:value-type="float" office:value="55.6">
            <text:p>55.6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5.49">
            <text:p>85.49</text:p>
          </table:table-cell>
          <table:table-cell office:value-type="float" office:value="1075">
            <text:p>1075</text:p>
          </table:table-cell>
          <table:table-cell office:value-type="float" office:value="3840">
            <text:p>3840</text:p>
          </table:table-cell>
          <table:table-cell office:value-type="float" office:value="8425">
            <text:p>8425</text:p>
          </table:table-cell>
          <table:table-cell office:value-type="float" office:value="13055">
            <text:p>13055</text:p>
          </table:table-cell>
          <table:table-cell office:value-type="float" office:value="19485">
            <text:p>19485</text:p>
          </table:table-cell>
          <table:table-cell office:value-type="float" office:value="27180">
            <text:p>27180</text:p>
          </table:table-cell>
          <table:table-cell office:value-type="float" office:value="38435">
            <text:p>38435</text:p>
          </table:table-cell>
          <table:table-cell office:value-type="float" office:value="87080">
            <text:p>87080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685">
            <text:p>685</text:p>
          </table:table-cell>
          <table:table-cell office:value-type="float" office:value="13245">
            <text:p>13245</text:p>
          </table:table-cell>
          <table:table-cell office:value-type="float" office:value="5455">
            <text:p>5455</text:p>
          </table:table-cell>
          <table:table-cell office:value-type="float" office:value="13250">
            <text:p>13250</text:p>
          </table:table-cell>
          <table:table-cell office:value-type="float" office:value="115895">
            <text:p>115895</text:p>
          </table:table-cell>
          <table:table-cell office:value-type="float" office:value="49140">
            <text:p>49140</text:p>
          </table:table-cell>
          <table:table-cell office:value-type="float" office:value="550">
            <text:p>550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860">
            <text:p>1860</text:p>
          </table:table-cell>
          <table:table-cell office:value-type="float" office:value="76465">
            <text:p>76465</text:p>
          </table:table-cell>
          <table:table-cell office:value-type="float" office:value="114635">
            <text:p>114635</text:p>
          </table:table-cell>
          <table:table-cell office:value-type="float" office:value="5530">
            <text:p>55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13:30:09</text:p>
          </table:table-cell>
          <table:table-cell/>
          <table:table-cell office:value-type="float" office:value="2015">
            <text:p>2015</text:p>
          </table:table-cell>
          <table:table-cell table:formula="of:=MID([.A9];FIND(&quot;20&quot;; [.A9]; 4);4)-[.C9]" office:value-type="float" office:value="4">
            <text:p>4</text:p>
          </table:table-cell>
          <table:table-cell office:value-type="float" office:value="11338">
            <text:p>11338</text:p>
          </table:table-cell>
          <table:table-cell office:value-type="float" office:value="58.4">
            <text:p>58.4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9.8">
            <text:p>89.8</text:p>
          </table:table-cell>
          <table:table-cell office:value-type="float" office:value="2500">
            <text:p>2500</text:p>
          </table:table-cell>
          <table:table-cell office:value-type="float" office:value="5005">
            <text:p>5005</text:p>
          </table:table-cell>
          <table:table-cell office:value-type="float" office:value="9355">
            <text:p>9355</text:p>
          </table:table-cell>
          <table:table-cell office:value-type="float" office:value="14670">
            <text:p>14670</text:p>
          </table:table-cell>
          <table:table-cell office:value-type="float" office:value="18580">
            <text:p>18580</text:p>
          </table:table-cell>
          <table:table-cell office:value-type="float" office:value="20300">
            <text:p>20300</text:p>
          </table:table-cell>
          <table:table-cell office:value-type="float" office:value="23585">
            <text:p>23585</text:p>
          </table:table-cell>
          <table:table-cell office:value-type="float" office:value="49390">
            <text:p>493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9650">
            <text:p>9650</text:p>
          </table:table-cell>
          <table:table-cell office:value-type="float" office:value="6850">
            <text:p>6850</text:p>
          </table:table-cell>
          <table:table-cell office:value-type="float" office:value="12080">
            <text:p>12080</text:p>
          </table:table-cell>
          <table:table-cell office:value-type="float" office:value="87610">
            <text:p>87610</text:p>
          </table:table-cell>
          <table:table-cell office:value-type="float" office:value="26680">
            <text:p>26680</text:p>
          </table:table-cell>
          <table:table-cell office:value-type="float" office:value="305">
            <text:p>305</text:p>
          </table:table-cell>
          <table:table-cell office:value-type="float" office:value="105">
            <text:p>105</text:p>
          </table:table-cell>
          <table:table-cell table:number-columns-repeated="5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820">
            <text:p>1820</text:p>
          </table:table-cell>
          <table:table-cell office:value-type="float" office:value="54315">
            <text:p>54315</text:p>
          </table:table-cell>
          <table:table-cell office:value-type="float" office:value="54865">
            <text:p>54865</text:p>
          </table:table-cell>
          <table:table-cell office:value-type="float" office:value="32330">
            <text:p>323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15:35:30</text:p>
          </table:table-cell>
          <table:table-cell/>
          <table:table-cell office:value-type="float" office:value="2016">
            <text:p>2016</text:p>
          </table:table-cell>
          <table:table-cell table:formula="of:=MID([.A10];FIND(&quot;20&quot;; [.A10]; 4);4)-[.C10]" office:value-type="float" office:value="3">
            <text:p>3</text:p>
          </table:table-cell>
          <table:table-cell office:value-type="float" office:value="29785">
            <text:p>29785</text:p>
          </table:table-cell>
          <table:table-cell office:value-type="float" office:value="54.7">
            <text:p>54.7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3.92">
            <text:p>83.92</text:p>
          </table:table-cell>
          <table:table-cell office:value-type="float" office:value="595">
            <text:p>595</text:p>
          </table:table-cell>
          <table:table-cell office:value-type="float" office:value="1995">
            <text:p>1995</text:p>
          </table:table-cell>
          <table:table-cell office:value-type="float" office:value="6395">
            <text:p>6395</text:p>
          </table:table-cell>
          <table:table-cell office:value-type="float" office:value="13455">
            <text:p>13455</text:p>
          </table:table-cell>
          <table:table-cell office:value-type="float" office:value="20060">
            <text:p>20060</text:p>
          </table:table-cell>
          <table:table-cell office:value-type="float" office:value="23285">
            <text:p>23285</text:p>
          </table:table-cell>
          <table:table-cell office:value-type="float" office:value="31050">
            <text:p>31050</text:p>
          </table:table-cell>
          <table:table-cell office:value-type="float" office:value="56085">
            <text:p>5608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2725">
            <text:p>22725</text:p>
          </table:table-cell>
          <table:table-cell office:value-type="float" office:value="8190">
            <text:p>8190</text:p>
          </table:table-cell>
          <table:table-cell office:value-type="float" office:value="19330">
            <text:p>19330</text:p>
          </table:table-cell>
          <table:table-cell office:value-type="float" office:value="12665">
            <text:p>12665</text:p>
          </table:table-cell>
          <table:table-cell office:value-type="float" office:value="88715">
            <text:p>88715</text:p>
          </table:table-cell>
          <table:table-cell office:value-type="float" office:value="670">
            <text:p>670</text:p>
          </table:table-cell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320">
            <text:p>320</text:p>
          </table:table-cell>
          <table:table-cell office:value-type="float" office:value="32050">
            <text:p>32050</text:p>
          </table:table-cell>
          <table:table-cell office:value-type="float" office:value="113235">
            <text:p>113235</text:p>
          </table:table-cell>
          <table:table-cell office:value-type="float" office:value="7210">
            <text:p>72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16:11:57</text:p>
          </table:table-cell>
          <table:table-cell/>
          <table:table-cell office:value-type="float" office:value="2016">
            <text:p>2016</text:p>
          </table:table-cell>
          <table:table-cell table:formula="of:=MID([.A11];FIND(&quot;20&quot;; [.A11]; 4);4)-[.C11]" office:value-type="float" office:value="3">
            <text:p>3</text:p>
          </table:table-cell>
          <table:table-cell office:value-type="float" office:value="20017">
            <text:p>20017</text:p>
          </table:table-cell>
          <table:table-cell office:value-type="float" office:value="57.8">
            <text:p>57.8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9.02">
            <text:p>89.02</text:p>
          </table:table-cell>
          <table:table-cell office:value-type="float" office:value="195">
            <text:p>195</text:p>
          </table:table-cell>
          <table:table-cell office:value-type="float" office:value="546">
            <text:p>546</text:p>
          </table:table-cell>
          <table:table-cell office:value-type="float" office:value="1720">
            <text:p>1720</text:p>
          </table:table-cell>
          <table:table-cell office:value-type="float" office:value="3265">
            <text:p>3265</text:p>
          </table:table-cell>
          <table:table-cell office:value-type="float" office:value="5430">
            <text:p>5430</text:p>
          </table:table-cell>
          <table:table-cell office:value-type="float" office:value="8540">
            <text:p>8540</text:p>
          </table:table-cell>
          <table:table-cell office:value-type="float" office:value="20515">
            <text:p>20515</text:p>
          </table:table-cell>
          <table:table-cell office:value-type="float" office:value="77240">
            <text:p>77240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6470">
            <text:p>16470</text:p>
          </table:table-cell>
          <table:table-cell office:value-type="float" office:value="7740">
            <text:p>7740</text:p>
          </table:table-cell>
          <table:table-cell office:value-type="float" office:value="17110">
            <text:p>17110</text:p>
          </table:table-cell>
          <table:table-cell office:value-type="float" office:value="10465">
            <text:p>10465</text:p>
          </table:table-cell>
          <table:table-cell office:value-type="float" office:value="64975">
            <text:p>64975</text:p>
          </table:table-cell>
          <table:table-cell office:value-type="float" office:value="550">
            <text:p>550</text:p>
          </table:table-cell>
          <table:table-cell office:value-type="float" office:value="85">
            <text:p>85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38230">
            <text:p>38230</text:p>
          </table:table-cell>
          <table:table-cell office:value-type="float" office:value="72360">
            <text:p>72360</text:p>
          </table:table-cell>
          <table:table-cell office:value-type="float" office:value="6755">
            <text:p>67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16:18:55</text:p>
          </table:table-cell>
          <table:table-cell/>
          <table:table-cell office:value-type="float" office:value="2015">
            <text:p>2015</text:p>
          </table:table-cell>
          <table:table-cell table:formula="of:=MID([.A12];FIND(&quot;20&quot;; [.A12]; 4);4)-[.C12]" office:value-type="float" office:value="4">
            <text:p>4</text:p>
          </table:table-cell>
          <table:table-cell office:value-type="float" office:value="19261">
            <text:p>19261</text:p>
          </table:table-cell>
          <table:table-cell office:value-type="float" office:value="57.8">
            <text:p>57.8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89.02">
            <text:p>89.02</text:p>
          </table:table-cell>
          <table:table-cell office:value-type="float" office:value="955">
            <text:p>955</text:p>
          </table:table-cell>
          <table:table-cell office:value-type="float" office:value="3340">
            <text:p>3340</text:p>
          </table:table-cell>
          <table:table-cell office:value-type="float" office:value="8425">
            <text:p>8425</text:p>
          </table:table-cell>
          <table:table-cell office:value-type="float" office:value="14670">
            <text:p>14670</text:p>
          </table:table-cell>
          <table:table-cell office:value-type="float" office:value="23320">
            <text:p>23320</text:p>
          </table:table-cell>
          <table:table-cell office:value-type="float" office:value="33820">
            <text:p>33820</text:p>
          </table:table-cell>
          <table:table-cell office:value-type="float" office:value="46605">
            <text:p>46605</text:p>
          </table:table-cell>
          <table:table-cell office:value-type="float" office:value="98320">
            <text:p>983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  <table:table-cell office:value-type="float" office:value="16490">
            <text:p>16490</text:p>
          </table:table-cell>
          <table:table-cell office:value-type="float" office:value="15980">
            <text:p>15980</text:p>
          </table:table-cell>
          <table:table-cell office:value-type="float" office:value="23690">
            <text:p>23690</text:p>
          </table:table-cell>
          <table:table-cell office:value-type="float" office:value="118610">
            <text:p>118610</text:p>
          </table:table-cell>
          <table:table-cell office:value-type="float" office:value="52950">
            <text:p>52950</text:p>
          </table:table-cell>
          <table:table-cell office:value-type="float" office:value="930">
            <text:p>930</text:p>
          </table:table-cell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float" office:value="77495">
            <text:p>77495</text:p>
          </table:table-cell>
          <table:table-cell office:value-type="float" office:value="133270">
            <text:p>133270</text:p>
          </table:table-cell>
          <table:table-cell office:value-type="float" office:value="18135">
            <text:p>181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16:26:26</text:p>
          </table:table-cell>
          <table:table-cell office:value-type="string">
            <text:p>has had U69</text:p>
          </table:table-cell>
          <table:table-cell office:value-type="float" office:value="2016">
            <text:p>2016</text:p>
          </table:table-cell>
          <table:table-cell table:formula="of:=MID([.A13];FIND(&quot;20&quot;; [.A13]; 4);4)-[.C13]" office:value-type="float" office:value="3">
            <text:p>3</text:p>
          </table:table-cell>
          <table:table-cell office:value-type="float" office:value="24250">
            <text:p>24250</text:p>
          </table:table-cell>
          <table:table-cell office:value-type="float" office:value="59.4">
            <text:p>59.4</text:p>
          </table:table-cell>
          <table:table-cell office:value-type="float" office:value="100">
            <text:p>100</text:p>
          </table:table-cell>
          <table:table-cell office:value-type="float" office:value="97.65">
            <text:p>97.65</text:p>
          </table:table-cell>
          <table:table-cell office:value-type="float" office:value="91.37">
            <text:p>91.37</text:p>
          </table:table-cell>
          <table:table-cell office:value-type="float" office:value="11925">
            <text:p>11925</text:p>
          </table:table-cell>
          <table:table-cell office:value-type="float" office:value="18725">
            <text:p>18725</text:p>
          </table:table-cell>
          <table:table-cell office:value-type="float" office:value="28775">
            <text:p>28775</text:p>
          </table:table-cell>
          <table:table-cell office:value-type="float" office:value="41255">
            <text:p>41255</text:p>
          </table:table-cell>
          <table:table-cell office:value-type="float" office:value="49530">
            <text:p>49530</text:p>
          </table:table-cell>
          <table:table-cell office:value-type="float" office:value="56765">
            <text:p>56765</text:p>
          </table:table-cell>
          <table:table-cell office:value-type="float" office:value="65290">
            <text:p>65290</text:p>
          </table:table-cell>
          <table:table-cell office:value-type="float" office:value="165965">
            <text:p>16596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20050">
            <text:p>20050</text:p>
          </table:table-cell>
          <table:table-cell office:value-type="float" office:value="11690">
            <text:p>11690</text:p>
          </table:table-cell>
          <table:table-cell office:value-type="float" office:value="35525">
            <text:p>35525</text:p>
          </table:table-cell>
          <table:table-cell office:value-type="float" office:value="327675">
            <text:p>327675</text:p>
          </table:table-cell>
          <table:table-cell office:value-type="float" office:value="34270">
            <text:p>34270</text:p>
          </table:table-cell>
          <table:table-cell office:value-type="float" office:value="635">
            <text:p>635</text:p>
          </table:table-cell>
          <table:table-cell office:value-type="float" office:value="210">
            <text:p>210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775">
            <text:p>3775</text:p>
          </table:table-cell>
          <table:table-cell office:value-type="float" office:value="106660">
            <text:p>106660</text:p>
          </table:table-cell>
          <table:table-cell office:value-type="float" office:value="178060">
            <text:p>178060</text:p>
          </table:table-cell>
          <table:table-cell office:value-type="float" office:value="149710">
            <text:p>1497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16:33:39</text:p>
          </table:table-cell>
          <table:table-cell/>
          <table:table-cell office:value-type="float" office:value="2016">
            <text:p>2016</text:p>
          </table:table-cell>
          <table:table-cell table:formula="of:=MID([.A14];FIND(&quot;20&quot;; [.A14]; 4);4)-[.C14]" office:value-type="float" office:value="3">
            <text:p>3</text:p>
          </table:table-cell>
          <table:table-cell office:value-type="float" office:value="20323">
            <text:p>20323</text:p>
          </table:table-cell>
          <table:table-cell office:value-type="float" office:value="56.7">
            <text:p>56.7</text:p>
          </table:table-cell>
          <table:table-cell office:value-type="float" office:value="100">
            <text:p>100</text:p>
          </table:table-cell>
          <table:table-cell office:value-type="float" office:value="99.22">
            <text:p>99.22</text:p>
          </table:table-cell>
          <table:table-cell office:value-type="float" office:value="87.06">
            <text:p>87.06</text:p>
          </table:table-cell>
          <table:table-cell office:value-type="float" office:value="610">
            <text:p>610</text:p>
          </table:table-cell>
          <table:table-cell office:value-type="float" office:value="2290">
            <text:p>2290</text:p>
          </table:table-cell>
          <table:table-cell office:value-type="float" office:value="7200">
            <text:p>7200</text:p>
          </table:table-cell>
          <table:table-cell office:value-type="float" office:value="19280">
            <text:p>19280</text:p>
          </table:table-cell>
          <table:table-cell office:value-type="float" office:value="31350">
            <text:p>31350</text:p>
          </table:table-cell>
          <table:table-cell office:value-type="float" office:value="43285">
            <text:p>43285</text:p>
          </table:table-cell>
          <table:table-cell office:value-type="float" office:value="63345">
            <text:p>63345</text:p>
          </table:table-cell>
          <table:table-cell office:value-type="float" office:value="155290">
            <text:p>155290</text:p>
          </table:table-cell>
          <table:table-cell table:number-columns-repeated="2"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17875">
            <text:p>17875</text:p>
          </table:table-cell>
          <table:table-cell office:value-type="float" office:value="10250">
            <text:p>10250</text:p>
          </table:table-cell>
          <table:table-cell office:value-type="float" office:value="17740">
            <text:p>17740</text:p>
          </table:table-cell>
          <table:table-cell office:value-type="float" office:value="244605">
            <text:p>244605</text:p>
          </table:table-cell>
          <table:table-cell office:value-type="float" office:value="30465">
            <text:p>30465</text:p>
          </table:table-cell>
          <table:table-cell office:value-type="float" office:value="1105">
            <text:p>1105</text:p>
          </table:table-cell>
          <table:table-cell office:value-type="float" office:value="315">
            <text:p>315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5">
            <text:p>235</text:p>
          </table:table-cell>
          <table:table-cell office:value-type="float" office:value="91085">
            <text:p>91085</text:p>
          </table:table-cell>
          <table:table-cell office:value-type="float" office:value="135150">
            <text:p>135150</text:p>
          </table:table-cell>
          <table:table-cell office:value-type="float" office:value="96170">
            <text:p>9617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19:26:47</text:p>
          </table:table-cell>
          <table:table-cell/>
          <table:table-cell office:value-type="float" office:value="2015">
            <text:p>2015</text:p>
          </table:table-cell>
          <table:table-cell table:formula="of:=MID([.A15];FIND(&quot;20&quot;; [.A15]; 4);4)-[.C15]" office:value-type="float" office:value="4">
            <text:p>4</text:p>
          </table:table-cell>
          <table:table-cell office:value-type="float" office:value="42500">
            <text:p>42500</text:p>
          </table:table-cell>
          <table:table-cell office:value-type="float" office:value="53.1">
            <text:p>53.1</text:p>
          </table:table-cell>
          <table:table-cell office:value-type="float" office:value="87.84">
            <text:p>87.84</text:p>
          </table:table-cell>
          <table:table-cell office:value-type="float" office:value="99.61">
            <text:p>99.61</text:p>
          </table:table-cell>
          <table:table-cell office:value-type="float" office:value="81.57">
            <text:p>81.57</text:p>
          </table:table-cell>
          <table:table-cell office:value-type="float" office:value="20930">
            <text:p>20930</text:p>
          </table:table-cell>
          <table:table-cell office:value-type="float" office:value="38175">
            <text:p>38175</text:p>
          </table:table-cell>
          <table:table-cell office:value-type="float" office:value="61445">
            <text:p>61445</text:p>
          </table:table-cell>
          <table:table-cell office:value-type="float" office:value="89545">
            <text:p>89545</text:p>
          </table:table-cell>
          <table:table-cell office:value-type="float" office:value="104515">
            <text:p>104515</text:p>
          </table:table-cell>
          <table:table-cell office:value-type="float" office:value="106565">
            <text:p>106565</text:p>
          </table:table-cell>
          <table:table-cell office:value-type="float" office:value="98955">
            <text:p>98955</text:p>
          </table:table-cell>
          <table:table-cell office:value-type="float" office:value="146245">
            <text:p>1462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33250">
            <text:p>33250</text:p>
          </table:table-cell>
          <table:table-cell office:value-type="float" office:value="10090">
            <text:p>10090</text:p>
          </table:table-cell>
          <table:table-cell office:value-type="float" office:value="22095">
            <text:p>22095</text:p>
          </table:table-cell>
          <table:table-cell office:value-type="float" office:value="327675">
            <text:p>327675</text:p>
          </table:table-cell>
          <table:table-cell office:value-type="float" office:value="32185">
            <text:p>32185</text:p>
          </table:table-cell>
          <table:table-cell office:value-type="float" office:value="1135">
            <text:p>1135</text:p>
          </table:table-cell>
          <table:table-cell office:value-type="float" office:value="345">
            <text:p>345</text:p>
          </table:table-cell>
          <table:table-cell table:number-columns-repeated="6" office:value-type="float" office:value="0">
            <text:p>0</text:p>
          </table:table-cell>
          <table:table-cell office:value-type="float" office:value="1270">
            <text:p>1270</text:p>
          </table:table-cell>
          <table:table-cell office:value-type="float" office:value="191595">
            <text:p>191595</text:p>
          </table:table-cell>
          <table:table-cell office:value-type="float" office:value="327675">
            <text:p>327675</text:p>
          </table:table-cell>
          <table:table-cell office:value-type="float" office:value="55310">
            <text:p>553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5/2019 22:12:39</text:p>
          </table:table-cell>
          <table:table-cell/>
          <table:table-cell office:value-type="float" office:value="2015">
            <text:p>2015</text:p>
          </table:table-cell>
          <table:table-cell table:formula="of:=MID([.A16];FIND(&quot;20&quot;; [.A16]; 4);4)-[.C16]" office:value-type="float" office:value="4">
            <text:p>4</text:p>
          </table:table-cell>
          <table:table-cell office:value-type="float" office:value="25906">
            <text:p>25906</text:p>
          </table:table-cell>
          <table:table-cell office:value-type="float" office:value="64.8">
            <text:p>64.8</text:p>
          </table:table-cell>
          <table:table-cell office:value-type="float" office:value="97.25">
            <text:p>97.25</text:p>
          </table:table-cell>
          <table:table-cell office:value-type="float" office:value="99.22">
            <text:p>99.22</text:p>
          </table:table-cell>
          <table:table-cell office:value-type="float" office:value="99.61">
            <text:p>99.61</text:p>
          </table:table-cell>
          <table:table-cell office:value-type="float" office:value="1470">
            <text:p>1470</text:p>
          </table:table-cell>
          <table:table-cell office:value-type="float" office:value="7725">
            <text:p>7725</text:p>
          </table:table-cell>
          <table:table-cell office:value-type="float" office:value="18845">
            <text:p>18845</text:p>
          </table:table-cell>
          <table:table-cell office:value-type="float" office:value="36055">
            <text:p>36055</text:p>
          </table:table-cell>
          <table:table-cell office:value-type="float" office:value="52340">
            <text:p>52340</text:p>
          </table:table-cell>
          <table:table-cell office:value-type="float" office:value="64970">
            <text:p>64970</text:p>
          </table:table-cell>
          <table:table-cell office:value-type="float" office:value="84685">
            <text:p>84685</text:p>
          </table:table-cell>
          <table:table-cell office:value-type="float" office:value="226986">
            <text:p>226986</text:p>
          </table:table-cell>
          <table:table-cell table:number-columns-repeated="23"/>
        </table:table-row>
        <table:table-row table:style-name="ro1">
          <table:table-cell office:value-type="string">
            <text:p>1/6/2019 2:52:41</text:p>
          </table:table-cell>
          <table:table-cell office:value-type="string">
            <text:p>Imported to Netherlands, 2017</text:p>
          </table:table-cell>
          <table:table-cell office:value-type="float" office:value="2014">
            <text:p>2014</text:p>
          </table:table-cell>
          <table:table-cell table:formula="of:=MID([.A17];FIND(&quot;20&quot;; [.A17]; 4);4)-[.C17]" office:value-type="float" office:value="5">
            <text:p>5</text:p>
          </table:table-cell>
          <table:table-cell office:value-type="float" office:value="25107">
            <text:p>25107</text:p>
          </table:table-cell>
          <table:table-cell office:value-type="float" office:value="44.6">
            <text:p>44.6</text:p>
          </table:table-cell>
          <table:table-cell office:value-type="float" office:value="67.06">
            <text:p>67.06</text:p>
          </table:table-cell>
          <table:table-cell office:value-type="float" office:value="91.37">
            <text:p>91.37</text:p>
          </table:table-cell>
          <table:table-cell office:value-type="float" office:value="78.43">
            <text:p>78.43</text:p>
          </table:table-cell>
          <table:table-cell office:value-type="float" office:value="8090">
            <text:p>8090</text:p>
          </table:table-cell>
          <table:table-cell office:value-type="float" office:value="16665">
            <text:p>16665</text:p>
          </table:table-cell>
          <table:table-cell office:value-type="float" office:value="25590">
            <text:p>25590</text:p>
          </table:table-cell>
          <table:table-cell office:value-type="float" office:value="32285">
            <text:p>32285</text:p>
          </table:table-cell>
          <table:table-cell office:value-type="float" office:value="33365">
            <text:p>33365</text:p>
          </table:table-cell>
          <table:table-cell office:value-type="float" office:value="32415">
            <text:p>32415</text:p>
          </table:table-cell>
          <table:table-cell office:value-type="float" office:value="33585">
            <text:p>33585</text:p>
          </table:table-cell>
          <table:table-cell office:value-type="float" office:value="62130">
            <text:p>621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65">
            <text:p>665</text:p>
          </table:table-cell>
          <table:table-cell office:value-type="float" office:value="21050">
            <text:p>21050</text:p>
          </table:table-cell>
          <table:table-cell office:value-type="float" office:value="9870">
            <text:p>9870</text:p>
          </table:table-cell>
          <table:table-cell office:value-type="float" office:value="16130">
            <text:p>16130</text:p>
          </table:table-cell>
          <table:table-cell office:value-type="float" office:value="87485">
            <text:p>87485</text:p>
          </table:table-cell>
          <table:table-cell office:value-type="float" office:value="107020">
            <text:p>107020</text:p>
          </table:table-cell>
          <table:table-cell office:value-type="float" office:value="1210">
            <text:p>1210</text:p>
          </table:table-cell>
          <table:table-cell office:value-type="float" office:value="650">
            <text:p>65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7455">
            <text:p>7455</text:p>
          </table:table-cell>
          <table:table-cell office:value-type="float" office:value="101415">
            <text:p>101415</text:p>
          </table:table-cell>
          <table:table-cell office:value-type="float" office:value="90270">
            <text:p>90270</text:p>
          </table:table-cell>
          <table:table-cell office:value-type="float" office:value="44775">
            <text:p>44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7/2019 16:38:50</text:p>
          </table:table-cell>
          <table:table-cell/>
          <table:table-cell office:value-type="float" office:value="2013">
            <text:p>2013</text:p>
          </table:table-cell>
          <table:table-cell table:formula="of:=MID([.A18];FIND(&quot;20&quot;; [.A18]; 4);4)-[.C18]" office:value-type="float" office:value="6">
            <text:p>6</text:p>
          </table:table-cell>
          <table:table-cell office:value-type="float" office:value="25365">
            <text:p>25365</text:p>
          </table:table-cell>
          <table:table-cell office:value-type="float" office:value="59.5">
            <text:p>59.5</text:p>
          </table:table-cell>
          <table:table-cell office:value-type="float" office:value="100">
            <text:p>100</text:p>
          </table:table-cell>
          <table:table-cell office:value-type="float" office:value="99.22">
            <text:p>99.22</text:p>
          </table:table-cell>
          <table:table-cell office:value-type="float" office:value="91.37">
            <text:p>91.37</text:p>
          </table:table-cell>
          <table:table-cell office:value-type="float" office:value="75">
            <text:p>75</text:p>
          </table:table-cell>
          <table:table-cell office:value-type="float" office:value="1160">
            <text:p>1160</text:p>
          </table:table-cell>
          <table:table-cell office:value-type="float" office:value="3285">
            <text:p>3285</text:p>
          </table:table-cell>
          <table:table-cell office:value-type="float" office:value="7460">
            <text:p>7460</text:p>
          </table:table-cell>
          <table:table-cell office:value-type="float" office:value="12135">
            <text:p>12135</text:p>
          </table:table-cell>
          <table:table-cell office:value-type="float" office:value="17250">
            <text:p>17250</text:p>
          </table:table-cell>
          <table:table-cell office:value-type="float" office:value="29455">
            <text:p>29455</text:p>
          </table:table-cell>
          <table:table-cell office:value-type="float" office:value="86605">
            <text:p>866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6610">
            <text:p>6610</text:p>
          </table:table-cell>
          <table:table-cell office:value-type="float" office:value="2910">
            <text:p>2910</text:p>
          </table:table-cell>
          <table:table-cell office:value-type="float" office:value="3910">
            <text:p>3910</text:p>
          </table:table-cell>
          <table:table-cell office:value-type="float" office:value="140215">
            <text:p>140215</text:p>
          </table:table-cell>
          <table:table-cell office:value-type="float" office:value="3240">
            <text:p>3240</text:p>
          </table:table-cell>
          <table:table-cell office:value-type="float" office:value="265">
            <text:p>265</text:p>
          </table:table-cell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16550">
            <text:p>16550</text:p>
          </table:table-cell>
          <table:table-cell office:value-type="float" office:value="67590">
            <text:p>67590</text:p>
          </table:table-cell>
          <table:table-cell office:value-type="float" office:value="52585">
            <text:p>52585</text:p>
          </table:table-cell>
          <table:table-cell office:value-type="float" office:value="20355">
            <text:p>20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11/2019 10:42:04</text:p>
          </table:table-cell>
          <table:table-cell office:value-type="string">
            <text:p>mean when batery have problem to balance</text:p>
          </table:table-cell>
          <table:table-cell office:value-type="float" office:value="2014">
            <text:p>2014</text:p>
          </table:table-cell>
          <table:table-cell table:formula="of:=MID([.A19];FIND(&quot;20&quot;; [.A19]; 4);4)-[.C19]" office:value-type="float" office:value="5">
            <text:p>5</text:p>
          </table:table-cell>
          <table:table-cell office:value-type="float" office:value="52195">
            <text:p>52195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8395">
            <text:p>8395</text:p>
          </table:table-cell>
          <table:table-cell office:value-type="float" office:value="22850">
            <text:p>22850</text:p>
          </table:table-cell>
          <table:table-cell office:value-type="float" office:value="41515">
            <text:p>41515</text:p>
          </table:table-cell>
          <table:table-cell office:value-type="float" office:value="63950">
            <text:p>63950</text:p>
          </table:table-cell>
          <table:table-cell office:value-type="float" office:value="73485">
            <text:p>73485</text:p>
          </table:table-cell>
          <table:table-cell office:value-type="float" office:value="82045">
            <text:p>82045</text:p>
          </table:table-cell>
          <table:table-cell office:value-type="float" office:value="77045">
            <text:p>77045</text:p>
          </table:table-cell>
          <table:table-cell office:value-type="float" office:value="141870">
            <text:p>14187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305">
            <text:p>1305</text:p>
          </table:table-cell>
          <table:table-cell office:value-type="float" office:value="40485">
            <text:p>40485</text:p>
          </table:table-cell>
          <table:table-cell office:value-type="float" office:value="18495">
            <text:p>18495</text:p>
          </table:table-cell>
          <table:table-cell office:value-type="float" office:value="34580">
            <text:p>34580</text:p>
          </table:table-cell>
          <table:table-cell office:value-type="float" office:value="257495">
            <text:p>257495</text:p>
          </table:table-cell>
          <table:table-cell office:value-type="float" office:value="156565">
            <text:p>156565</text:p>
          </table:table-cell>
          <table:table-cell office:value-type="float" office:value="1405">
            <text:p>1405</text:p>
          </table:table-cell>
          <table:table-cell office:value-type="float" office:value="680">
            <text:p>68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5">
            <text:p>665</text:p>
          </table:table-cell>
          <table:table-cell office:value-type="float" office:value="4550">
            <text:p>4550</text:p>
          </table:table-cell>
          <table:table-cell office:value-type="float" office:value="65830">
            <text:p>65830</text:p>
          </table:table-cell>
          <table:table-cell office:value-type="float" office:value="327675">
            <text:p>327675</text:p>
          </table:table-cell>
          <table:table-cell office:value-type="float" office:value="104715">
            <text:p>1047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12/2019 11:34:34</text:p>
          </table:table-cell>
          <table:table-cell office:value-type="string">
            <text:p>Imported to Jordan</text:p>
          </table:table-cell>
          <table:table-cell office:value-type="float" office:value="2015">
            <text:p>2015</text:p>
          </table:table-cell>
          <table:table-cell table:formula="of:=MID([.A20];FIND(&quot;20&quot;; [.A20]; 4);4)-[.C20]" office:value-type="float" office:value="4">
            <text:p>4</text:p>
          </table:table-cell>
          <table:table-cell office:value-type="float" office:value="30667">
            <text:p>30667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86.7">
            <text:p>86.7</text:p>
          </table:table-cell>
          <table:table-cell table:number-columns-repeated="31"/>
        </table:table-row>
        <table:table-row table:style-name="ro1">
          <table:table-cell office:value-type="string">
            <text:p>1/14/2019 1:37:31</text:p>
          </table:table-cell>
          <table:table-cell/>
          <table:table-cell office:value-type="float" office:value="2015">
            <text:p>2015</text:p>
          </table:table-cell>
          <table:table-cell table:formula="of:=MID([.A21];FIND(&quot;20&quot;; [.A21]; 4);4)-[.C21]" office:value-type="float" office:value="4">
            <text:p>4</text:p>
          </table:table-cell>
          <table:table-cell office:value-type="float" office:value="20750">
            <text:p>20750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21"/>
        </table:table-row>
        <table:table-row table:style-name="ro1">
          <table:table-cell office:value-type="string">
            <text:p>1/14/2019 12:15:18</text:p>
          </table:table-cell>
          <table:table-cell office:value-type="string">
            <text:p>Czech Republic</text:p>
          </table:table-cell>
          <table:table-cell office:value-type="float" office:value="2014">
            <text:p>2014</text:p>
          </table:table-cell>
          <table:table-cell table:formula="of:=MID([.A22];FIND(&quot;20&quot;; [.A22]; 4);4)-[.C22]" office:value-type="float" office:value="5">
            <text:p>5</text:p>
          </table:table-cell>
          <table:table-cell office:value-type="float" office:value="50276">
            <text:p>50276</text:p>
          </table:table-cell>
          <table:table-cell office:value-type="float" office:value="51.9">
            <text:p>51.9</text:p>
          </table:table-cell>
          <table:table-cell office:value-type="float" office:value="99.61">
            <text:p>99.61</text:p>
          </table:table-cell>
          <table:table-cell office:value-type="float" office:value="87.45">
            <text:p>87.45</text:p>
          </table:table-cell>
          <table:table-cell office:value-type="float" office:value="79.61">
            <text:p>79.61</text:p>
          </table:table-cell>
          <table:table-cell office:value-type="float" office:value="18500">
            <text:p>18500</text:p>
          </table:table-cell>
          <table:table-cell office:value-type="float" office:value="36855">
            <text:p>36855</text:p>
          </table:table-cell>
          <table:table-cell office:value-type="float" office:value="52555">
            <text:p>52555</text:p>
          </table:table-cell>
          <table:table-cell office:value-type="float" office:value="76230">
            <text:p>76230</text:p>
          </table:table-cell>
          <table:table-cell office:value-type="float" office:value="97635">
            <text:p>97635</text:p>
          </table:table-cell>
          <table:table-cell office:value-type="float" office:value="116270">
            <text:p>116270</text:p>
          </table:table-cell>
          <table:table-cell office:value-type="float" office:value="121665">
            <text:p>121665</text:p>
          </table:table-cell>
          <table:table-cell office:value-type="float" office:value="213790">
            <text:p>21379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3120">
            <text:p>3120</text:p>
          </table:table-cell>
          <table:table-cell office:value-type="float" office:value="34085">
            <text:p>34085</text:p>
          </table:table-cell>
          <table:table-cell office:value-type="float" office:value="14035">
            <text:p>14035</text:p>
          </table:table-cell>
          <table:table-cell office:value-type="float" office:value="32385">
            <text:p>32385</text:p>
          </table:table-cell>
          <table:table-cell office:value-type="float" office:value="327675">
            <text:p>327675</text:p>
          </table:table-cell>
          <table:table-cell office:value-type="float" office:value="105010">
            <text:p>105010</text:p>
          </table:table-cell>
          <table:table-cell office:value-type="float" office:value="1565">
            <text:p>1565</text:p>
          </table:table-cell>
          <table:table-cell office:value-type="float" office:value="630">
            <text:p>63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3590">
            <text:p>3590</text:p>
          </table:table-cell>
          <table:table-cell table:number-columns-repeated="2" office:value-type="float" office:value="327675">
            <text:p>327675</text:p>
          </table:table-cell>
          <table:table-cell office:value-type="float" office:value="5575">
            <text:p>55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17/2019 12:41:55</text:p>
          </table:table-cell>
          <table:table-cell/>
          <table:table-cell office:value-type="float" office:value="2014">
            <text:p>2014</text:p>
          </table:table-cell>
          <table:table-cell table:formula="of:=MID([.A23];FIND(&quot;20&quot;; [.A23]; 4);4)-[.C23]" office:value-type="float" office:value="5">
            <text:p>5</text:p>
          </table:table-cell>
          <table:table-cell office:value-type="float" office:value="32301">
            <text:p>32301</text:p>
          </table:table-cell>
          <table:table-cell office:value-type="float" office:value="51">
            <text:p>51</text:p>
          </table:table-cell>
          <table:table-cell office:value-type="float" office:value="69.41">
            <text:p>69.41</text:p>
          </table:table-cell>
          <table:table-cell office:value-type="float" office:value="91.76">
            <text:p>91.76</text:p>
          </table:table-cell>
          <table:table-cell office:value-type="float" office:value="78.43">
            <text:p>78.43</text:p>
          </table:table-cell>
          <table:table-cell office:value-type="float" office:value="290">
            <text:p>290</text:p>
          </table:table-cell>
          <table:table-cell office:value-type="float" office:value="4025">
            <text:p>4025</text:p>
          </table:table-cell>
          <table:table-cell office:value-type="float" office:value="17770">
            <text:p>17770</text:p>
          </table:table-cell>
          <table:table-cell office:value-type="float" office:value="40040">
            <text:p>40040</text:p>
          </table:table-cell>
          <table:table-cell office:value-type="float" office:value="50895">
            <text:p>50895</text:p>
          </table:table-cell>
          <table:table-cell office:value-type="float" office:value="66785">
            <text:p>66785</text:p>
          </table:table-cell>
          <table:table-cell office:value-type="float" office:value="100755">
            <text:p>100755</text:p>
          </table:table-cell>
          <table:table-cell office:value-type="float" office:value="268260">
            <text:p>268260</text:p>
          </table:table-cell>
          <table:table-cell office:value-type="float" office:value="145">
            <text:p>145</text:p>
          </table:table-cell>
          <table:table-cell office:value-type="float" office:value="75">
            <text:p>75</text:p>
          </table:table-cell>
          <table:table-cell office:value-type="float" office:value="1550">
            <text:p>1550</text:p>
          </table:table-cell>
          <table:table-cell office:value-type="float" office:value="22570">
            <text:p>22570</text:p>
          </table:table-cell>
          <table:table-cell office:value-type="float" office:value="10235">
            <text:p>10235</text:p>
          </table:table-cell>
          <table:table-cell office:value-type="float" office:value="19215">
            <text:p>19215</text:p>
          </table:table-cell>
          <table:table-cell office:value-type="float" office:value="327675">
            <text:p>327675</text:p>
          </table:table-cell>
          <table:table-cell office:value-type="float" office:value="43190">
            <text:p>43190</text:p>
          </table:table-cell>
          <table:table-cell office:value-type="float" office:value="825">
            <text:p>825</text:p>
          </table:table-cell>
          <table:table-cell office:value-type="float" office:value="370">
            <text:p>37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4935">
            <text:p>4935</text:p>
          </table:table-cell>
          <table:table-cell office:value-type="float" office:value="106285">
            <text:p>106285</text:p>
          </table:table-cell>
          <table:table-cell office:value-type="float" office:value="327675">
            <text:p>327675</text:p>
          </table:table-cell>
          <table:table-cell office:value-type="float" office:value="82770">
            <text:p>8277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21/2019 9:12:39</text:p>
          </table:table-cell>
          <table:table-cell/>
          <table:table-cell office:value-type="float" office:value="2013">
            <text:p>2013</text:p>
          </table:table-cell>
          <table:table-cell table:formula="of:=MID([.A24];FIND(&quot;20&quot;; [.A24]; 4);4)-[.C24]" office:value-type="float" office:value="6">
            <text:p>6</text:p>
          </table:table-cell>
          <table:table-cell office:value-type="float" office:value="12000">
            <text:p>12000</text:p>
          </table:table-cell>
          <table:table-cell office:value-type="float" office:value="56.8">
            <text:p>56.8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7.45">
            <text:p>87.45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6422">
            <text:p>6422</text:p>
          </table:table-cell>
          <table:table-cell office:value-type="float" office:value="2494">
            <text:p>2494</text:p>
          </table:table-cell>
          <table:table-cell office:value-type="float" office:value="18994">
            <text:p>18994</text:p>
          </table:table-cell>
          <table:table-cell office:value-type="float" office:value="14540">
            <text:p>14540</text:p>
          </table:table-cell>
          <table:table-cell office:value-type="float" office:value="30831">
            <text:p>30831</text:p>
          </table:table-cell>
          <table:table-cell office:value-type="float" office:value="39049">
            <text:p>39049</text:p>
          </table:table-cell>
          <table:table-cell office:value-type="float" office:value="5545">
            <text:p>5545</text:p>
          </table:table-cell>
          <table:table-cell office:value-type="float" office:value="1835">
            <text:p>1835</text:p>
          </table:table-cell>
          <table:table-cell office:value-type="float" office:value="3315">
            <text:p>3315</text:p>
          </table:table-cell>
          <table:table-cell office:value-type="float" office:value="23065">
            <text:p>23065</text:p>
          </table:table-cell>
          <table:table-cell office:value-type="float" office:value="13125">
            <text:p>13125</text:p>
          </table:table-cell>
          <table:table-cell office:value-type="float" office:value="6155">
            <text:p>6155</text:p>
          </table:table-cell>
          <table:table-cell office:value-type="float" office:value="4825">
            <text:p>4825</text:p>
          </table:table-cell>
          <table:table-cell office:value-type="float" office:value="44130">
            <text:p>44130</text:p>
          </table:table-cell>
          <table:table-cell office:value-type="float" office:value="310">
            <text:p>310</text:p>
          </table:table-cell>
          <table:table-cell office:value-type="float" office:value="175">
            <text:p>175</text:p>
          </table:table-cell>
          <table:table-cell office:value-type="float" office:value="235">
            <text:p>235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75">
            <text:p>875</text:p>
          </table:table-cell>
          <table:table-cell office:value-type="float" office:value="2995">
            <text:p>2995</text:p>
          </table:table-cell>
          <table:table-cell office:value-type="float" office:value="54105">
            <text:p>54105</text:p>
          </table:table-cell>
          <table:table-cell office:value-type="float" office:value="43705">
            <text:p>43705</text:p>
          </table:table-cell>
          <table:table-cell office:value-type="float" office:value="1120">
            <text:p>11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23/2019 10:36:42</text:p>
          </table:table-cell>
          <table:table-cell office:value-type="string">
            <text:p>I purchased on 12/15/18 @ &lt;23,000 miles</text:p>
          </table:table-cell>
          <table:table-cell office:value-type="float" office:value="2015">
            <text:p>2015</text:p>
          </table:table-cell>
          <table:table-cell table:formula="of:=MID([.A25];FIND(&quot;20&quot;; [.A25]; 4);4)-[.C25]" office:value-type="float" office:value="4">
            <text:p>4</text:p>
          </table:table-cell>
          <table:table-cell office:value-type="float" office:value="23755">
            <text:p>23755</text:p>
          </table:table-cell>
          <table:table-cell office:value-type="float" office:value="54.6">
            <text:p>54.6</text:p>
          </table:table-cell>
          <table:table-cell office:value-type="float" office:value="100">
            <text:p>100</text:p>
          </table:table-cell>
          <table:table-cell office:value-type="float" office:value="92.55">
            <text:p>92.55</text:p>
          </table:table-cell>
          <table:table-cell office:value-type="float" office:value="83.92">
            <text:p>83.92</text:p>
          </table:table-cell>
          <table:table-cell office:value-type="float" office:value="6020">
            <text:p>6020</text:p>
          </table:table-cell>
          <table:table-cell office:value-type="float" office:value="13355">
            <text:p>13355</text:p>
          </table:table-cell>
          <table:table-cell office:value-type="float" office:value="22225">
            <text:p>22225</text:p>
          </table:table-cell>
          <table:table-cell office:value-type="float" office:value="37410">
            <text:p>37410</text:p>
          </table:table-cell>
          <table:table-cell office:value-type="float" office:value="52065">
            <text:p>52065</text:p>
          </table:table-cell>
          <table:table-cell office:value-type="float" office:value="63855">
            <text:p>63855</text:p>
          </table:table-cell>
          <table:table-cell office:value-type="float" office:value="74470">
            <text:p>74470</text:p>
          </table:table-cell>
          <table:table-cell office:value-type="float" office:value="184090">
            <text:p>18409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75">
            <text:p>1275</text:p>
          </table:table-cell>
          <table:table-cell office:value-type="float" office:value="16170">
            <text:p>16170</text:p>
          </table:table-cell>
          <table:table-cell office:value-type="float" office:value="6400">
            <text:p>6400</text:p>
          </table:table-cell>
          <table:table-cell office:value-type="float" office:value="14570">
            <text:p>14570</text:p>
          </table:table-cell>
          <table:table-cell office:value-type="float" office:value="327675">
            <text:p>327675</text:p>
          </table:table-cell>
          <table:table-cell office:value-type="float" office:value="12675">
            <text:p>12675</text:p>
          </table:table-cell>
          <table:table-cell office:value-type="float" office:value="850">
            <text:p>850</text:p>
          </table:table-cell>
          <table:table-cell office:value-type="float" office:value="270">
            <text:p>270</text:p>
          </table:table-cell>
          <table:table-cell table:number-columns-repeated="6" office:value-type="float" office:value="0">
            <text:p>0</text:p>
          </table:table-cell>
          <table:table-cell office:value-type="float" office:value="2020">
            <text:p>2020</text:p>
          </table:table-cell>
          <table:table-cell office:value-type="float" office:value="57815">
            <text:p>57815</text:p>
          </table:table-cell>
          <table:table-cell office:value-type="float" office:value="327657">
            <text:p>327657</text:p>
          </table:table-cell>
          <table:table-cell office:value-type="float" office:value="36075">
            <text:p>360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23/2019 22:22:39</text:p>
          </table:table-cell>
          <table:table-cell/>
          <table:table-cell office:value-type="float" office:value="2016">
            <text:p>2016</text:p>
          </table:table-cell>
          <table:table-cell table:formula="of:=MID([.A26];FIND(&quot;20&quot;; [.A26]; 4);4)-[.C26]" office:value-type="float" office:value="3">
            <text:p>3</text:p>
          </table:table-cell>
          <table:table-cell office:value-type="float" office:value="15257">
            <text:p>15257</text:p>
          </table:table-cell>
          <table:table-cell office:value-type="float" office:value="62.8">
            <text:p>62.8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96.47">
            <text:p>96.47</text:p>
          </table:table-cell>
          <table:table-cell office:value-type="float" office:value="85">
            <text:p>85</text:p>
          </table:table-cell>
          <table:table-cell office:value-type="float" office:value="270">
            <text:p>270</text:p>
          </table:table-cell>
          <table:table-cell office:value-type="float" office:value="650">
            <text:p>650</text:p>
          </table:table-cell>
          <table:table-cell office:value-type="float" office:value="920">
            <text:p>920</text:p>
          </table:table-cell>
          <table:table-cell office:value-type="float" office:value="1770">
            <text:p>1770</text:p>
          </table:table-cell>
          <table:table-cell office:value-type="float" office:value="5510">
            <text:p>5510</text:p>
          </table:table-cell>
          <table:table-cell office:value-type="float" office:value="19235">
            <text:p>19235</text:p>
          </table:table-cell>
          <table:table-cell office:value-type="float" office:value="69210">
            <text:p>692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13540">
            <text:p>13540</text:p>
          </table:table-cell>
          <table:table-cell office:value-type="float" office:value="8305">
            <text:p>8305</text:p>
          </table:table-cell>
          <table:table-cell office:value-type="float" office:value="13085">
            <text:p>13085</text:p>
          </table:table-cell>
          <table:table-cell office:value-type="float" office:value="12105">
            <text:p>12105</text:p>
          </table:table-cell>
          <table:table-cell office:value-type="float" office:value="50185">
            <text:p>50185</text:p>
          </table:table-cell>
          <table:table-cell office:value-type="float" office:value="475">
            <text:p>475</text:p>
          </table:table-cell>
          <table:table-cell office:value-type="float" office:value="65">
            <text:p>65</text:p>
          </table:table-cell>
          <table:table-cell table:number-columns-repeated="6"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44860">
            <text:p>44860</text:p>
          </table:table-cell>
          <table:table-cell office:value-type="float" office:value="48215">
            <text:p>48215</text:p>
          </table:table-cell>
          <table:table-cell office:value-type="float" office:value="4630">
            <text:p>46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26/2019 21:35:28</text:p>
          </table:table-cell>
          <table:table-cell office:value-type="string">
            <text:p>Post U69</text:p>
          </table:table-cell>
          <table:table-cell office:value-type="float" office:value="2013">
            <text:p>2013</text:p>
          </table:table-cell>
          <table:table-cell table:formula="of:=MID([.A27];FIND(&quot;20&quot;; [.A27]; 4);4)-[.C27]" office:value-type="float" office:value="6">
            <text:p>6</text:p>
          </table:table-cell>
          <table:table-cell office:value-type="float" office:value="58888">
            <text:p>58888</text:p>
          </table:table-cell>
          <table:table-cell office:value-type="float" office:value="59.9">
            <text:p>59.9</text:p>
          </table:table-cell>
          <table:table-cell office:value-type="float" office:value="92.55">
            <text:p>92.55</text:p>
          </table:table-cell>
          <table:table-cell office:value-type="float" office:value="87.84">
            <text:p>87.84</text:p>
          </table:table-cell>
          <table:table-cell office:value-type="float" office:value="92.16">
            <text:p>92.16</text:p>
          </table:table-cell>
          <table:table-cell table:number-columns-repeated="31"/>
        </table:table-row>
        <table:table-row table:style-name="ro1">
          <table:table-cell office:value-type="string">
            <text:p>1/27/2019 21:21:27</text:p>
          </table:table-cell>
          <table:table-cell office:value-type="string">
            <text:p>I think I will break the curve with this car. Not sure why it is so low.</text:p>
          </table:table-cell>
          <table:table-cell office:value-type="float" office:value="2013">
            <text:p>2013</text:p>
          </table:table-cell>
          <table:table-cell table:formula="of:=MID([.A28];FIND(&quot;20&quot;; [.A28]; 4);4)-[.C28]" office:value-type="float" office:value="6">
            <text:p>6</text:p>
          </table:table-cell>
          <table:table-cell office:value-type="float" office:value="45000">
            <text:p>45000</text:p>
          </table:table-cell>
          <table:table-cell office:value-type="float" office:value="47.5">
            <text:p>47.5</text:p>
          </table:table-cell>
          <table:table-cell office:value-type="float" office:value="59.22">
            <text:p>59.22</text:p>
          </table:table-cell>
          <table:table-cell office:value-type="float" office:value="85.88">
            <text:p>85.88</text:p>
          </table:table-cell>
          <table:table-cell office:value-type="float" office:value="72.94">
            <text:p>72.94</text:p>
          </table:table-cell>
          <table:table-cell office:value-type="float" office:value="755">
            <text:p>755</text:p>
          </table:table-cell>
          <table:table-cell office:value-type="float" office:value="4925">
            <text:p>4925</text:p>
          </table:table-cell>
          <table:table-cell office:value-type="float" office:value="12865">
            <text:p>12865</text:p>
          </table:table-cell>
          <table:table-cell office:value-type="float" office:value="29340">
            <text:p>29340</text:p>
          </table:table-cell>
          <table:table-cell office:value-type="float" office:value="45245">
            <text:p>45245</text:p>
          </table:table-cell>
          <table:table-cell office:value-type="float" office:value="64235">
            <text:p>64235</text:p>
          </table:table-cell>
          <table:table-cell office:value-type="float" office:value="84685">
            <text:p>84685</text:p>
          </table:table-cell>
          <table:table-cell office:value-type="float" office:value="133945">
            <text:p>133945</text:p>
          </table:table-cell>
          <table:table-cell office:value-type="float" office:value="5520">
            <text:p>5520</text:p>
          </table:table-cell>
          <table:table-cell office:value-type="float" office:value="955">
            <text:p>955</text:p>
          </table:table-cell>
          <table:table-cell office:value-type="float" office:value="2875">
            <text:p>2875</text:p>
          </table:table-cell>
          <table:table-cell office:value-type="float" office:value="51895">
            <text:p>51895</text:p>
          </table:table-cell>
          <table:table-cell office:value-type="float" office:value="11695">
            <text:p>11695</text:p>
          </table:table-cell>
          <table:table-cell office:value-type="float" office:value="54110">
            <text:p>54110</text:p>
          </table:table-cell>
          <table:table-cell office:value-type="float" office:value="175935">
            <text:p>175935</text:p>
          </table:table-cell>
          <table:table-cell office:value-type="float" office:value="63625">
            <text:p>63625</text:p>
          </table:table-cell>
          <table:table-cell office:value-type="float" office:value="2235">
            <text:p>2235</text:p>
          </table:table-cell>
          <table:table-cell office:value-type="float" office:value="1785">
            <text:p>1785</text:p>
          </table:table-cell>
          <table:table-cell office:value-type="float" office:value="2545">
            <text:p>2545</text:p>
          </table:table-cell>
          <table:table-cell office:value-type="float" office:value="2825">
            <text:p>2825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2/2/2019 13:18:52</text:p>
          </table:table-cell>
          <table:table-cell/>
          <table:table-cell office:value-type="float" office:value="2013">
            <text:p>2013</text:p>
          </table:table-cell>
          <table:table-cell table:formula="of:=MID([.A29];FIND(&quot;20&quot;; [.A29]; 4);4)-[.C29]" office:value-type="float" office:value="6">
            <text:p>6</text:p>
          </table:table-cell>
          <table:table-cell office:value-type="float" office:value="47394">
            <text:p>47394</text:p>
          </table:table-cell>
          <table:table-cell office:value-type="float" office:value="51.8">
            <text:p>51.8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79.61">
            <text:p>79.61</text:p>
          </table:table-cell>
          <table:table-cell office:value-type="float" office:value="7900">
            <text:p>7900</text:p>
          </table:table-cell>
          <table:table-cell office:value-type="float" office:value="12195">
            <text:p>12195</text:p>
          </table:table-cell>
          <table:table-cell office:value-type="float" office:value="18620">
            <text:p>18620</text:p>
          </table:table-cell>
          <table:table-cell office:value-type="float" office:value="27420">
            <text:p>27420</text:p>
          </table:table-cell>
          <table:table-cell office:value-type="float" office:value="37620">
            <text:p>37620</text:p>
          </table:table-cell>
          <table:table-cell office:value-type="float" office:value="40380">
            <text:p>40380</text:p>
          </table:table-cell>
          <table:table-cell office:value-type="float" office:value="51695">
            <text:p>51695</text:p>
          </table:table-cell>
          <table:table-cell office:value-type="float" office:value="113445">
            <text:p>113445</text:p>
          </table:table-cell>
          <table:table-cell office:value-type="float" office:value="2390">
            <text:p>2390</text:p>
          </table:table-cell>
          <table:table-cell office:value-type="float" office:value="1305">
            <text:p>1305</text:p>
          </table:table-cell>
          <table:table-cell office:value-type="float" office:value="2830">
            <text:p>2830</text:p>
          </table:table-cell>
          <table:table-cell office:value-type="float" office:value="39805">
            <text:p>39805</text:p>
          </table:table-cell>
          <table:table-cell office:value-type="float" office:value="16085">
            <text:p>16085</text:p>
          </table:table-cell>
          <table:table-cell office:value-type="float" office:value="53070">
            <text:p>53070</text:p>
          </table:table-cell>
          <table:table-cell office:value-type="float" office:value="71095">
            <text:p>71095</text:p>
          </table:table-cell>
          <table:table-cell office:value-type="float" office:value="116125">
            <text:p>116125</text:p>
          </table:table-cell>
          <table:table-cell office:value-type="float" office:value="1860">
            <text:p>1860</text:p>
          </table:table-cell>
          <table:table-cell office:value-type="float" office:value="1565">
            <text:p>1565</text:p>
          </table:table-cell>
          <table:table-cell office:value-type="float" office:value="1995">
            <text:p>1995</text:p>
          </table:table-cell>
          <table:table-cell office:value-type="float" office:value="1145">
            <text:p>1145</text:p>
          </table:table-cell>
          <table:table-cell table:number-columns-repeated="4" office:value-type="float" office:value="0">
            <text:p>0</text:p>
          </table:table-cell>
          <table:table-cell office:value-type="float" office:value="4965">
            <text:p>4965</text:p>
          </table:table-cell>
          <table:table-cell office:value-type="float" office:value="152450">
            <text:p>152450</text:p>
          </table:table-cell>
          <table:table-cell office:value-type="float" office:value="147885">
            <text:p>147885</text:p>
          </table:table-cell>
          <table:table-cell office:value-type="float" office:value="3980">
            <text:p>39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/3/2019 14:48:45</text:p>
          </table:table-cell>
          <table:table-cell/>
          <table:table-cell office:value-type="float" office:value="2015">
            <text:p>2015</text:p>
          </table:table-cell>
          <table:table-cell table:formula="of:=MID([.A30];FIND(&quot;20&quot;; [.A30]; 4);4)-[.C30]" office:value-type="float" office:value="4">
            <text:p>4</text:p>
          </table:table-cell>
          <table:table-cell office:value-type="float" office:value="19129">
            <text:p>19129</text:p>
          </table:table-cell>
          <table:table-cell office:value-type="float" office:value="64.7">
            <text:p>64.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61">
            <text:p>99.61</text:p>
          </table:table-cell>
          <table:table-cell office:value-type="float" office:value="4040">
            <text:p>4040</text:p>
          </table:table-cell>
          <table:table-cell office:value-type="float" office:value="13915">
            <text:p>13915</text:p>
          </table:table-cell>
          <table:table-cell office:value-type="float" office:value="19885">
            <text:p>19885</text:p>
          </table:table-cell>
          <table:table-cell office:value-type="float" office:value="27520">
            <text:p>27520</text:p>
          </table:table-cell>
          <table:table-cell office:value-type="float" office:value="35345">
            <text:p>35345</text:p>
          </table:table-cell>
          <table:table-cell office:value-type="float" office:value="37915">
            <text:p>37915</text:p>
          </table:table-cell>
          <table:table-cell office:value-type="float" office:value="43445">
            <text:p>43445</text:p>
          </table:table-cell>
          <table:table-cell office:value-type="float" office:value="86120">
            <text:p>86120</text:p>
          </table:table-cell>
          <table:table-cell office:value-type="float" office:value="425">
            <text:p>425</text:p>
          </table:table-cell>
          <table:table-cell office:value-type="float" office:value="60">
            <text:p>60</text:p>
          </table:table-cell>
          <table:table-cell office:value-type="float" office:value="1160">
            <text:p>1160</text:p>
          </table:table-cell>
          <table:table-cell office:value-type="float" office:value="14840">
            <text:p>14840</text:p>
          </table:table-cell>
          <table:table-cell office:value-type="float" office:value="8400">
            <text:p>8400</text:p>
          </table:table-cell>
          <table:table-cell office:value-type="float" office:value="20185">
            <text:p>20185</text:p>
          </table:table-cell>
          <table:table-cell office:value-type="float" office:value="150845">
            <text:p>150845</text:p>
          </table:table-cell>
          <table:table-cell office:value-type="float" office:value="70205">
            <text:p>70205</text:p>
          </table:table-cell>
          <table:table-cell office:value-type="float" office:value="1245">
            <text:p>1245</text:p>
          </table:table-cell>
          <table:table-cell office:value-type="float" office:value="790">
            <text:p>79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59035">
            <text:p>59035</text:p>
          </table:table-cell>
          <table:table-cell office:value-type="float" office:value="148230">
            <text:p>148230</text:p>
          </table:table-cell>
          <table:table-cell office:value-type="float" office:value="57070">
            <text:p>5707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/5/2019 20:37:05</text:p>
          </table:table-cell>
          <table:table-cell/>
          <table:table-cell office:value-type="float" office:value="2013">
            <text:p>2013</text:p>
          </table:table-cell>
          <table:table-cell table:formula="of:=MID([.A31];FIND(&quot;20&quot;; [.A31]; 4);4)-[.C31]" office:value-type="float" office:value="6">
            <text:p>6</text:p>
          </table:table-cell>
          <table:table-cell office:value-type="float" office:value="36855">
            <text:p>36855</text:p>
          </table:table-cell>
          <table:table-cell office:value-type="float" office:value="50.9">
            <text:p>50.9</text:p>
          </table:table-cell>
          <table:table-cell office:value-type="float" office:value="78.43">
            <text:p>78.43</text:p>
          </table:table-cell>
          <table:table-cell office:value-type="float" office:value="83.92">
            <text:p>83.92</text:p>
          </table:table-cell>
          <table:table-cell office:value-type="float" office:value="78.04">
            <text:p>78.04</text:p>
          </table:table-cell>
          <table:table-cell office:value-type="float" office:value="730">
            <text:p>730</text:p>
          </table:table-cell>
          <table:table-cell office:value-type="float" office:value="1885">
            <text:p>1885</text:p>
          </table:table-cell>
          <table:table-cell office:value-type="float" office:value="2735">
            <text:p>2735</text:p>
          </table:table-cell>
          <table:table-cell office:value-type="float" office:value="3840">
            <text:p>3840</text:p>
          </table:table-cell>
          <table:table-cell office:value-type="float" office:value="6020">
            <text:p>6020</text:p>
          </table:table-cell>
          <table:table-cell office:value-type="float" office:value="10785">
            <text:p>10785</text:p>
          </table:table-cell>
          <table:table-cell office:value-type="float" office:value="15605">
            <text:p>15605</text:p>
          </table:table-cell>
          <table:table-cell office:value-type="float" office:value="39935">
            <text:p>3993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5410">
            <text:p>5410</text:p>
          </table:table-cell>
          <table:table-cell office:value-type="float" office:value="4845">
            <text:p>4845</text:p>
          </table:table-cell>
          <table:table-cell office:value-type="float" office:value="5645">
            <text:p>5645</text:p>
          </table:table-cell>
          <table:table-cell office:value-type="float" office:value="45605">
            <text:p>45605</text:p>
          </table:table-cell>
          <table:table-cell office:value-type="float" office:value="19520">
            <text:p>19520</text:p>
          </table:table-cell>
          <table:table-cell office:value-type="float" office:value="265">
            <text:p>265</text:p>
          </table:table-cell>
          <table:table-cell office:value-type="float" office:value="65">
            <text:p>65</text:p>
          </table:table-cell>
          <table:table-cell table:number-columns-repeated="7" office:value-type="float" office:value="0">
            <text:p>0</text:p>
          </table:table-cell>
          <table:table-cell office:value-type="float" office:value="9925">
            <text:p>9925</text:p>
          </table:table-cell>
          <table:table-cell office:value-type="float" office:value="34205">
            <text:p>34205</text:p>
          </table:table-cell>
          <table:table-cell office:value-type="float" office:value="37390">
            <text:p>3739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2/6/2019 19:00:40</text:p>
          </table:table-cell>
          <table:table-cell/>
          <table:table-cell office:value-type="float" office:value="2013">
            <text:p>2013</text:p>
          </table:table-cell>
          <table:table-cell table:formula="of:=MID([.A32];FIND(&quot;20&quot;; [.A32]; 4);4)-[.C32]" office:value-type="float" office:value="6">
            <text:p>6</text:p>
          </table:table-cell>
          <table:table-cell office:value-type="float" office:value="40000">
            <text:p>400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.1">
            <text:p>83.1</text:p>
          </table:table-cell>
          <table:table-cell office:value-type="float" office:value="1565">
            <text:p>1565</text:p>
          </table:table-cell>
          <table:table-cell office:value-type="float" office:value="9060">
            <text:p>9060</text:p>
          </table:table-cell>
          <table:table-cell office:value-type="float" office:value="19100">
            <text:p>19100</text:p>
          </table:table-cell>
          <table:table-cell office:value-type="float" office:value="36865">
            <text:p>36865</text:p>
          </table:table-cell>
          <table:table-cell office:value-type="float" office:value="64585">
            <text:p>64585</text:p>
          </table:table-cell>
          <table:table-cell office:value-type="float" office:value="93655">
            <text:p>93655</text:p>
          </table:table-cell>
          <table:table-cell office:value-type="float" office:value="107195">
            <text:p>107195</text:p>
          </table:table-cell>
          <table:table-cell office:value-type="float" office:value="281205">
            <text:p>281205</text:p>
          </table:table-cell>
          <table:table-cell table:number-columns-repeated="12"/>
          <table:table-cell table:number-columns-repeated="3"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22965">
            <text:p>22965</text:p>
          </table:table-cell>
          <table:table-cell office:value-type="float" office:value="327675">
            <text:p>327675</text:p>
          </table:table-cell>
          <table:table-cell office:value-type="float" office:value="236255">
            <text:p>236255</text:p>
          </table:table-cell>
          <table:table-cell office:value-type="float" office:value="10340">
            <text:p>1034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/9/2019 22:09:37</text:p>
          </table:table-cell>
          <table:table-cell/>
          <table:table-cell office:value-type="float" office:value="2015">
            <text:p>2015</text:p>
          </table:table-cell>
          <table:table-cell table:formula="of:=MID([.A33];FIND(&quot;20&quot;; [.A33]; 4);4)-[.C33]" office:value-type="float" office:value="4">
            <text:p>4</text:p>
          </table:table-cell>
          <table:table-cell office:value-type="float" office:value="23300">
            <text:p>23300</text:p>
          </table:table-cell>
          <table:table-cell office:value-type="float" office:value="64.9">
            <text:p>64.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61">
            <text:p>99.61</text:p>
          </table:table-cell>
          <table:table-cell office:value-type="float" office:value="2215">
            <text:p>2215</text:p>
          </table:table-cell>
          <table:table-cell office:value-type="float" office:value="865">
            <text:p>865</text:p>
          </table:table-cell>
          <table:table-cell office:value-type="float" office:value="2035">
            <text:p>2035</text:p>
          </table:table-cell>
          <table:table-cell office:value-type="float" office:value="4620">
            <text:p>4620</text:p>
          </table:table-cell>
          <table:table-cell office:value-type="float" office:value="10570">
            <text:p>10570</text:p>
          </table:table-cell>
          <table:table-cell office:value-type="float" office:value="18760">
            <text:p>18760</text:p>
          </table:table-cell>
          <table:table-cell office:value-type="float" office:value="34050">
            <text:p>34050</text:p>
          </table:table-cell>
          <table:table-cell office:value-type="float" office:value="90450">
            <text:p>904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55">
            <text:p>655</text:p>
          </table:table-cell>
          <table:table-cell office:value-type="float" office:value="19570">
            <text:p>19570</text:p>
          </table:table-cell>
          <table:table-cell office:value-type="float" office:value="8185">
            <text:p>8185</text:p>
          </table:table-cell>
          <table:table-cell office:value-type="float" office:value="20865">
            <text:p>20865</text:p>
          </table:table-cell>
          <table:table-cell office:value-type="float" office:value="36890">
            <text:p>36890</text:p>
          </table:table-cell>
          <table:table-cell office:value-type="float" office:value="75695">
            <text:p>75695</text:p>
          </table:table-cell>
          <table:table-cell office:value-type="float" office:value="1345">
            <text:p>1345</text:p>
          </table:table-cell>
          <table:table-cell office:value-type="float" office:value="345">
            <text:p>345</text:p>
          </table:table-cell>
          <table:table-cell table:number-columns-repeated="6"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113500">
            <text:p>113500</text:p>
          </table:table-cell>
          <table:table-cell office:value-type="float" office:value="49220">
            <text:p>49220</text:p>
          </table:table-cell>
          <table:table-cell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2/12/2019 2:19:08</text:p>
          </table:table-cell>
          <table:table-cell/>
          <table:table-cell office:value-type="float" office:value="2015">
            <text:p>2015</text:p>
          </table:table-cell>
          <table:table-cell table:formula="of:=MID([.A34];FIND(&quot;20&quot;; [.A34]; 4);4)-[.C34]" office:value-type="float" office:value="4">
            <text:p>4</text:p>
          </table:table-cell>
          <table:table-cell office:value-type="float" office:value="31331">
            <text:p>31331</text:p>
          </table:table-cell>
          <table:table-cell office:value-type="float" office:value="55.2">
            <text:p>55.2</text:p>
          </table:table-cell>
          <table:table-cell office:value-type="float" office:value="100">
            <text:p>100</text:p>
          </table:table-cell>
          <table:table-cell office:value-type="float" office:value="95.29">
            <text:p>95.29</text:p>
          </table:table-cell>
          <table:table-cell office:value-type="float" office:value="84.71">
            <text:p>84.71</text:p>
          </table:table-cell>
          <table:table-cell office:value-type="float" office:value="3610">
            <text:p>3610</text:p>
          </table:table-cell>
          <table:table-cell office:value-type="float" office:value="7605">
            <text:p>7605</text:p>
          </table:table-cell>
          <table:table-cell office:value-type="float" office:value="13315">
            <text:p>13315</text:p>
          </table:table-cell>
          <table:table-cell office:value-type="float" office:value="18625">
            <text:p>18625</text:p>
          </table:table-cell>
          <table:table-cell office:value-type="float" office:value="22585">
            <text:p>22585</text:p>
          </table:table-cell>
          <table:table-cell office:value-type="float" office:value="27220">
            <text:p>27220</text:p>
          </table:table-cell>
          <table:table-cell office:value-type="float" office:value="36935">
            <text:p>36935</text:p>
          </table:table-cell>
          <table:table-cell office:value-type="float" office:value="72760">
            <text:p>7276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170">
            <text:p>1170</text:p>
          </table:table-cell>
          <table:table-cell office:value-type="float" office:value="23010">
            <text:p>23010</text:p>
          </table:table-cell>
          <table:table-cell office:value-type="float" office:value="11455">
            <text:p>11455</text:p>
          </table:table-cell>
          <table:table-cell office:value-type="float" office:value="25830">
            <text:p>25830</text:p>
          </table:table-cell>
          <table:table-cell office:value-type="float" office:value="42875">
            <text:p>42875</text:p>
          </table:table-cell>
          <table:table-cell office:value-type="float" office:value="96710">
            <text:p>96710</text:p>
          </table:table-cell>
          <table:table-cell office:value-type="float" office:value="1155">
            <text:p>1155</text:p>
          </table:table-cell>
          <table:table-cell office:value-type="float" office:value="380">
            <text:p>38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925">
            <text:p>1925</text:p>
          </table:table-cell>
          <table:table-cell office:value-type="float" office:value="51900">
            <text:p>51900</text:p>
          </table:table-cell>
          <table:table-cell office:value-type="float" office:value="125290">
            <text:p>125290</text:p>
          </table:table-cell>
          <table:table-cell office:value-type="float" office:value="23395">
            <text:p>233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/12/2019 14:25:33</text:p>
          </table:table-cell>
          <table:table-cell/>
          <table:table-cell office:value-type="float" office:value="2015">
            <text:p>2015</text:p>
          </table:table-cell>
          <table:table-cell table:formula="of:=MID([.A35];FIND(&quot;20&quot;; [.A35]; 4);4)-[.C35]" office:value-type="float" office:value="4">
            <text:p>4</text:p>
          </table:table-cell>
          <table:table-cell office:value-type="float" office:value="21929">
            <text:p>21929</text:p>
          </table:table-cell>
          <table:table-cell office:value-type="float" office:value="56.2">
            <text:p>56.2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6.27">
            <text:p>86.27</text:p>
          </table:table-cell>
          <table:table-cell office:value-type="float" office:value="800">
            <text:p>800</text:p>
          </table:table-cell>
          <table:table-cell office:value-type="float" office:value="3395">
            <text:p>3395</text:p>
          </table:table-cell>
          <table:table-cell office:value-type="float" office:value="9880">
            <text:p>9880</text:p>
          </table:table-cell>
          <table:table-cell office:value-type="float" office:value="15350">
            <text:p>15350</text:p>
          </table:table-cell>
          <table:table-cell office:value-type="float" office:value="23975">
            <text:p>23975</text:p>
          </table:table-cell>
          <table:table-cell office:value-type="float" office:value="33870">
            <text:p>33870</text:p>
          </table:table-cell>
          <table:table-cell office:value-type="float" office:value="65870">
            <text:p>65870</text:p>
          </table:table-cell>
          <table:table-cell office:value-type="float" office:value="245475">
            <text:p>24547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8615">
            <text:p>18615</text:p>
          </table:table-cell>
          <table:table-cell office:value-type="float" office:value="9335">
            <text:p>9335</text:p>
          </table:table-cell>
          <table:table-cell office:value-type="float" office:value="29275">
            <text:p>29275</text:p>
          </table:table-cell>
          <table:table-cell office:value-type="float" office:value="301135">
            <text:p>301135</text:p>
          </table:table-cell>
          <table:table-cell office:value-type="float" office:value="39050">
            <text:p>39050</text:p>
          </table:table-cell>
          <table:table-cell office:value-type="float" office:value="750">
            <text:p>750</text:p>
          </table:table-cell>
          <table:table-cell office:value-type="float" office:value="115">
            <text:p>115</text:p>
          </table:table-cell>
          <table:table-cell table:number-columns-repeated="5"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2450">
            <text:p>2450</text:p>
          </table:table-cell>
          <table:table-cell office:value-type="float" office:value="69740">
            <text:p>69740</text:p>
          </table:table-cell>
          <table:table-cell office:value-type="float" office:value="317695">
            <text:p>317695</text:p>
          </table:table-cell>
          <table:table-cell office:value-type="float" office:value="8175">
            <text:p>8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/15/2019 12:20:33</text:p>
          </table:table-cell>
          <table:table-cell/>
          <table:table-cell office:value-type="float" office:value="2015">
            <text:p>2015</text:p>
          </table:table-cell>
          <table:table-cell table:formula="of:=MID([.A36];FIND(&quot;20&quot;; [.A36]; 4);4)-[.C36]" office:value-type="float" office:value="4">
            <text:p>4</text:p>
          </table:table-cell>
          <table:table-cell office:value-type="float" office:value="28898">
            <text:p>28898</text:p>
          </table:table-cell>
          <table:table-cell office:value-type="float" office:value="57.7">
            <text:p>57.7</text:p>
          </table:table-cell>
          <table:table-cell office:value-type="float" office:value="100">
            <text:p>100</text:p>
          </table:table-cell>
          <table:table-cell office:value-type="float" office:value="99.22">
            <text:p>99.22</text:p>
          </table:table-cell>
          <table:table-cell office:value-type="float" office:value="88.63">
            <text:p>88.63</text:p>
          </table:table-cell>
          <table:table-cell office:value-type="float" office:value="6340">
            <text:p>6340</text:p>
          </table:table-cell>
          <table:table-cell office:value-type="float" office:value="11925">
            <text:p>11925</text:p>
          </table:table-cell>
          <table:table-cell office:value-type="float" office:value="20725">
            <text:p>20725</text:p>
          </table:table-cell>
          <table:table-cell office:value-type="float" office:value="32470">
            <text:p>32470</text:p>
          </table:table-cell>
          <table:table-cell office:value-type="float" office:value="44085">
            <text:p>44085</text:p>
          </table:table-cell>
          <table:table-cell office:value-type="float" office:value="49530">
            <text:p>49530</text:p>
          </table:table-cell>
          <table:table-cell office:value-type="float" office:value="63335">
            <text:p>63335</text:p>
          </table:table-cell>
          <table:table-cell office:value-type="float" office:value="162485">
            <text:p>162485</text:p>
          </table:table-cell>
          <table:table-cell table:number-columns-repeated="12"/>
          <table:table-cell table:number-columns-repeated="4"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203900">
            <text:p>203900</text:p>
          </table:table-cell>
          <table:table-cell office:value-type="float" office:value="167940">
            <text:p>167940</text:p>
          </table:table-cell>
          <table:table-cell office:value-type="float" office:value="18030">
            <text:p>180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3/1/2019 10:47:59</text:p>
          </table:table-cell>
          <table:table-cell/>
          <table:table-cell office:value-type="float" office:value="2014">
            <text:p>2014</text:p>
          </table:table-cell>
          <table:table-cell table:formula="of:=MID([.A37];FIND(&quot;20&quot;; [.A37]; 4);4)-[.C37]" office:value-type="float" office:value="5">
            <text:p>5</text:p>
          </table:table-cell>
          <table:table-cell office:value-type="float" office:value="39330">
            <text:p>39330</text:p>
          </table:table-cell>
          <table:table-cell office:value-type="float" office:value="64.1">
            <text:p>64.1</text:p>
          </table:table-cell>
          <table:table-cell office:value-type="float" office:value="99.61">
            <text:p>99.61</text:p>
          </table:table-cell>
          <table:table-cell office:value-type="float" office:value="87.45">
            <text:p>87.45</text:p>
          </table:table-cell>
          <table:table-cell office:value-type="float" office:value="99.61">
            <text:p>99.61</text:p>
          </table:table-cell>
          <table:table-cell office:value-type="float" office:value="4265">
            <text:p>4265</text:p>
          </table:table-cell>
          <table:table-cell office:value-type="float" office:value="13745">
            <text:p>13745</text:p>
          </table:table-cell>
          <table:table-cell office:value-type="float" office:value="26400">
            <text:p>26400</text:p>
          </table:table-cell>
          <table:table-cell office:value-type="float" office:value="38415">
            <text:p>38415</text:p>
          </table:table-cell>
          <table:table-cell office:value-type="float" office:value="57670">
            <text:p>57670</text:p>
          </table:table-cell>
          <table:table-cell office:value-type="float" office:value="73420">
            <text:p>73420</text:p>
          </table:table-cell>
          <table:table-cell office:value-type="float" office:value="79370">
            <text:p>79370</text:p>
          </table:table-cell>
          <table:table-cell office:value-type="float" office:value="186785">
            <text:p>186785</text:p>
          </table:table-cell>
          <table:table-cell table:number-columns-repeated="23"/>
        </table:table-row>
        <table:table-row table:style-name="ro1">
          <table:table-cell office:value-type="string">
            <text:p>3/2/2019 4:55:15</text:p>
          </table:table-cell>
          <table:table-cell office:value-type="string">
            <text:p>Ray's F500e</text:p>
          </table:table-cell>
          <table:table-cell office:value-type="float" office:value="2014">
            <text:p>2014</text:p>
          </table:table-cell>
          <table:table-cell table:formula="of:=MID([.A38];FIND(&quot;20&quot;; [.A38]; 4);4)-[.C38]" office:value-type="float" office:value="5">
            <text:p>5</text:p>
          </table:table-cell>
          <table:table-cell office:value-type="float" office:value="30000">
            <text:p>30000</text:p>
          </table:table-cell>
          <table:table-cell office:value-type="float" office:value="54.1">
            <text:p>54.1</text:p>
          </table:table-cell>
          <table:table-cell office:value-type="float" office:value="100">
            <text:p>100</text:p>
          </table:table-cell>
          <table:table-cell office:value-type="float" office:value="95.29">
            <text:p>95.29</text:p>
          </table:table-cell>
          <table:table-cell office:value-type="float" office:value="83.14">
            <text:p>83.14</text:p>
          </table:table-cell>
          <table:table-cell office:value-type="float" office:value="1980">
            <text:p>1980</text:p>
          </table:table-cell>
          <table:table-cell office:value-type="float" office:value="4025">
            <text:p>4025</text:p>
          </table:table-cell>
          <table:table-cell office:value-type="float" office:value="8920">
            <text:p>8920</text:p>
          </table:table-cell>
          <table:table-cell office:value-type="float" office:value="17415">
            <text:p>17415</text:p>
          </table:table-cell>
          <table:table-cell office:value-type="float" office:value="27835">
            <text:p>27835</text:p>
          </table:table-cell>
          <table:table-cell office:value-type="float" office:value="38380">
            <text:p>38380</text:p>
          </table:table-cell>
          <table:table-cell office:value-type="float" office:value="56325">
            <text:p>56325</text:p>
          </table:table-cell>
          <table:table-cell office:value-type="float" office:value="213180">
            <text:p>213180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office:value-type="float" office:value="27240">
            <text:p>27240</text:p>
          </table:table-cell>
          <table:table-cell office:value-type="float" office:value="13105">
            <text:p>13105</text:p>
          </table:table-cell>
          <table:table-cell office:value-type="float" office:value="18105">
            <text:p>18105</text:p>
          </table:table-cell>
          <table:table-cell office:value-type="float" office:value="234135">
            <text:p>234135</text:p>
          </table:table-cell>
          <table:table-cell office:value-type="float" office:value="74085">
            <text:p>74085</text:p>
          </table:table-cell>
          <table:table-cell office:value-type="float" office:value="785">
            <text:p>785</text:p>
          </table:table-cell>
          <table:table-cell office:value-type="float" office:value="220">
            <text:p>220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6800">
            <text:p>6800</text:p>
          </table:table-cell>
          <table:table-cell office:value-type="float" office:value="96745">
            <text:p>96745</text:p>
          </table:table-cell>
          <table:table-cell office:value-type="float" office:value="184900">
            <text:p>184900</text:p>
          </table:table-cell>
          <table:table-cell office:value-type="float" office:value="79305">
            <text:p>793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3/3/2019 21:18:14</text:p>
          </table:table-cell>
          <table:table-cell office:value-type="string">
            <text:p>12/31/2013 sold in California. Second owner in New York, since May 2017</text:p>
          </table:table-cell>
          <table:table-cell office:value-type="float" office:value="2013">
            <text:p>2013</text:p>
          </table:table-cell>
          <table:table-cell table:formula="of:=MID([.A39];FIND(&quot;20&quot;; [.A39]; 4);4)-[.C39]" office:value-type="float" office:value="6">
            <text:p>6</text:p>
          </table:table-cell>
          <table:table-cell office:value-type="float" office:value="22703">
            <text:p>22703</text:p>
          </table:table-cell>
          <table:table-cell office:value-type="float" office:value="52.4">
            <text:p>52.4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0.39">
            <text:p>80.39</text:p>
          </table:table-cell>
          <table:table-cell office:value-type="float" office:value="3370">
            <text:p>3370</text:p>
          </table:table-cell>
          <table:table-cell office:value-type="float" office:value="8725">
            <text:p>8725</text:p>
          </table:table-cell>
          <table:table-cell office:value-type="float" office:value="16285">
            <text:p>16285</text:p>
          </table:table-cell>
          <table:table-cell office:value-type="float" office:value="32630">
            <text:p>32630</text:p>
          </table:table-cell>
          <table:table-cell office:value-type="float" office:value="47885">
            <text:p>47885</text:p>
          </table:table-cell>
          <table:table-cell office:value-type="float" office:value="61610">
            <text:p>61610</text:p>
          </table:table-cell>
          <table:table-cell office:value-type="float" office:value="73890">
            <text:p>73890</text:p>
          </table:table-cell>
          <table:table-cell office:value-type="float" office:value="206115">
            <text:p>206115</text:p>
          </table:table-cell>
          <table:table-cell office:value-type="float" office:value="3050">
            <text:p>3050</text:p>
          </table:table-cell>
          <table:table-cell office:value-type="float" office:value="485">
            <text:p>485</text:p>
          </table:table-cell>
          <table:table-cell office:value-type="float" office:value="2750">
            <text:p>2750</text:p>
          </table:table-cell>
          <table:table-cell office:value-type="float" office:value="154150">
            <text:p>154150</text:p>
          </table:table-cell>
          <table:table-cell office:value-type="float" office:value="9755">
            <text:p>9755</text:p>
          </table:table-cell>
          <table:table-cell office:value-type="float" office:value="15705">
            <text:p>15705</text:p>
          </table:table-cell>
          <table:table-cell office:value-type="float" office:value="232965">
            <text:p>232965</text:p>
          </table:table-cell>
          <table:table-cell office:value-type="float" office:value="25570">
            <text:p>25570</text:p>
          </table:table-cell>
          <table:table-cell office:value-type="float" office:value="1260">
            <text:p>1260</text:p>
          </table:table-cell>
          <table:table-cell office:value-type="float" office:value="1010">
            <text:p>1010</text:p>
          </table:table-cell>
          <table:table-cell office:value-type="float" office:value="1550">
            <text:p>1550</text:p>
          </table:table-cell>
          <table:table-cell office:value-type="float" office:value="2245">
            <text:p>224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50">
            <text:p>5350</text:p>
          </table:table-cell>
          <table:table-cell office:value-type="float" office:value="21235">
            <text:p>21235</text:p>
          </table:table-cell>
          <table:table-cell/>
          <table:table-cell office:value-type="float" office:value="129305">
            <text:p>129305</text:p>
          </table:table-cell>
          <table:table-cell office:value-type="float" office:value="267480">
            <text:p>267480</text:p>
          </table:table-cell>
          <table:table-cell office:value-type="float" office:value="27105">
            <text:p>27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3/14/2019 6:55:23</text:p>
          </table:table-cell>
          <table:table-cell office:value-type="string">
            <text:p>I'm not sure if the mileage meter is rested or not</text:p>
          </table:table-cell>
          <table:table-cell office:value-type="float" office:value="2013">
            <text:p>2013</text:p>
          </table:table-cell>
          <table:table-cell table:formula="of:=MID([.A40];FIND(&quot;20&quot;; [.A40]; 4);4)-[.C40]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6.4">
            <text:p>46.4</text:p>
          </table:table-cell>
          <table:table-cell office:value-type="float" office:value="9.8">
            <text:p>9.8</text:p>
          </table:table-cell>
          <table:table-cell office:value-type="float" office:value="33.33">
            <text:p>33.33</text:p>
          </table:table-cell>
          <table:table-cell office:value-type="float" office:value="71.37">
            <text:p>71.37</text:p>
          </table:table-cell>
          <table:table-cell table:number-columns-repeated="31"/>
        </table:table-row>
        <table:table-row table:style-name="ro1">
          <table:table-cell office:value-type="string">
            <text:p>5/5/2019 22:11:58</text:p>
          </table:table-cell>
          <table:table-cell office:value-type="string">
            <text:p>Allen's 500e</text:p>
          </table:table-cell>
          <table:table-cell office:value-type="float" office:value="2016">
            <text:p>2016</text:p>
          </table:table-cell>
          <table:table-cell table:formula="of:=MID([.A41];FIND(&quot;20&quot;; [.A41]; 4);4)-[.C41]" office:value-type="float" office:value="3">
            <text:p>3</text:p>
          </table:table-cell>
          <table:table-cell office:value-type="float" office:value="23428">
            <text:p>23428</text:p>
          </table:table-cell>
          <table:table-cell office:value-type="float" office:value="64.8">
            <text:p>64.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61">
            <text:p>99.61</text:p>
          </table:table-cell>
          <table:table-cell office:value-type="float" office:value="930">
            <text:p>930</text:p>
          </table:table-cell>
          <table:table-cell office:value-type="float" office:value="3045">
            <text:p>3045</text:p>
          </table:table-cell>
          <table:table-cell office:value-type="float" office:value="6175">
            <text:p>6175</text:p>
          </table:table-cell>
          <table:table-cell office:value-type="float" office:value="10195">
            <text:p>10195</text:p>
          </table:table-cell>
          <table:table-cell office:value-type="float" office:value="13645">
            <text:p>13645</text:p>
          </table:table-cell>
          <table:table-cell office:value-type="float" office:value="16680">
            <text:p>16680</text:p>
          </table:table-cell>
          <table:table-cell office:value-type="float" office:value="34095">
            <text:p>34095</text:p>
          </table:table-cell>
          <table:table-cell office:value-type="float" office:value="105325">
            <text:p>1053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45">
            <text:p>345</text:p>
          </table:table-cell>
          <table:table-cell office:value-type="float" office:value="19915">
            <text:p>19915</text:p>
          </table:table-cell>
          <table:table-cell office:value-type="float" office:value="10515">
            <text:p>10515</text:p>
          </table:table-cell>
          <table:table-cell office:value-type="float" office:value="21535">
            <text:p>21535</text:p>
          </table:table-cell>
          <table:table-cell office:value-type="float" office:value="13965">
            <text:p>13965</text:p>
          </table:table-cell>
          <table:table-cell office:value-type="float" office:value="122605">
            <text:p>122605</text:p>
          </table:table-cell>
          <table:table-cell office:value-type="float" office:value="965">
            <text:p>965</text:p>
          </table:table-cell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75">
            <text:p>775</text:p>
          </table:table-cell>
          <table:table-cell office:value-type="float" office:value="62945">
            <text:p>62945</text:p>
          </table:table-cell>
          <table:table-cell office:value-type="float" office:value="105130">
            <text:p>105130</text:p>
          </table:table-cell>
          <table:table-cell office:value-type="float" office:value="21230">
            <text:p>212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6/1/2019 4:13:40</text:p>
          </table:table-cell>
          <table:table-cell/>
          <table:table-cell office:value-type="float" office:value="2015">
            <text:p>2015</text:p>
          </table:table-cell>
          <table:table-cell table:formula="of:=MID([.A42];FIND(&quot;20&quot;; [.A42]; 4);4)-[.C42]" office:value-type="float" office:value="4">
            <text:p>4</text:p>
          </table:table-cell>
          <table:table-cell office:value-type="float" office:value="33000">
            <text:p>33000</text:p>
          </table:table-cell>
          <table:table-cell office:value-type="float" office:value="43">
            <text:p>43</text:p>
          </table:table-cell>
          <table:table-cell office:value-type="float" office:value="9.8">
            <text:p>9.8</text:p>
          </table:table-cell>
          <table:table-cell office:value-type="float" office:value="50.6">
            <text:p>50.6</text:p>
          </table:table-cell>
          <table:table-cell office:value-type="float" office:value="80">
            <text:p>80</text:p>
          </table:table-cell>
          <table:table-cell table:number-columns-repeated="31"/>
        </table:table-row>
        <table:table-row table:style-name="ro1">
          <table:table-cell office:value-type="string">
            <text:p>6/19/2019 4:51:05</text:p>
          </table:table-cell>
          <table:table-cell office:value-type="string">
            <text:p>Russia/Spb</text:p>
          </table:table-cell>
          <table:table-cell office:value-type="float" office:value="2015">
            <text:p>2015</text:p>
          </table:table-cell>
          <table:table-cell table:formula="of:=MID([.A43];FIND(&quot;20&quot;; [.A43]; 4);4)-[.C43]" office:value-type="float" office:value="4">
            <text:p>4</text:p>
          </table:table-cell>
          <table:table-cell office:value-type="float" office:value="23000">
            <text:p>23000</text:p>
          </table:table-cell>
          <table:table-cell office:value-type="float" office:value="55.4">
            <text:p>55.4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5.1">
            <text:p>85.1</text:p>
          </table:table-cell>
          <table:table-cell table:number-columns-repeated="31"/>
        </table:table-row>
        <table:table-row table:style-name="ro1">
          <table:table-cell office:value-type="string">
            <text:p>6/21/2019 20:11:50</text:p>
          </table:table-cell>
          <table:table-cell/>
          <table:table-cell office:value-type="float" office:value="2015">
            <text:p>2015</text:p>
          </table:table-cell>
          <table:table-cell table:formula="of:=MID([.A44];FIND(&quot;20&quot;; [.A44]; 4);4)-[.C44]" office:value-type="float" office:value="4">
            <text:p>4</text:p>
          </table:table-cell>
          <table:table-cell office:value-type="float" office:value="31432">
            <text:p>31432</text:p>
          </table:table-cell>
          <table:table-cell office:value-type="float" office:value="58.4">
            <text:p>58.4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9.8">
            <text:p>89.8</text:p>
          </table:table-cell>
          <table:table-cell office:value-type="float" office:value="2480">
            <text:p>2480</text:p>
          </table:table-cell>
          <table:table-cell office:value-type="float" office:value="1760">
            <text:p>1760</text:p>
          </table:table-cell>
          <table:table-cell office:value-type="float" office:value="5255">
            <text:p>5255</text:p>
          </table:table-cell>
          <table:table-cell office:value-type="float" office:value="11305">
            <text:p>11305</text:p>
          </table:table-cell>
          <table:table-cell office:value-type="float" office:value="19780">
            <text:p>19780</text:p>
          </table:table-cell>
          <table:table-cell office:value-type="float" office:value="36280">
            <text:p>36280</text:p>
          </table:table-cell>
          <table:table-cell office:value-type="float" office:value="54550">
            <text:p>54550</text:p>
          </table:table-cell>
          <table:table-cell office:value-type="float" office:value="131685">
            <text:p>131685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870">
            <text:p>870</text:p>
          </table:table-cell>
          <table:table-cell office:value-type="float" office:value="22610">
            <text:p>22610</text:p>
          </table:table-cell>
          <table:table-cell office:value-type="float" office:value="11330">
            <text:p>11330</text:p>
          </table:table-cell>
          <table:table-cell office:value-type="float" office:value="20435">
            <text:p>20435</text:p>
          </table:table-cell>
          <table:table-cell office:value-type="float" office:value="97830">
            <text:p>97830</text:p>
          </table:table-cell>
          <table:table-cell office:value-type="float" office:value="108635">
            <text:p>108635</text:p>
          </table:table-cell>
          <table:table-cell office:value-type="float" office:value="910">
            <text:p>910</text:p>
          </table:table-cell>
          <table:table-cell office:value-type="float" office:value="320">
            <text:p>320</text:p>
          </table:table-cell>
          <table:table-cell table:number-columns-repeated="5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6850">
            <text:p>6850</text:p>
          </table:table-cell>
          <table:table-cell office:value-type="float" office:value="146915">
            <text:p>146915</text:p>
          </table:table-cell>
          <table:table-cell office:value-type="float" office:value="108065">
            <text:p>108065</text:p>
          </table:table-cell>
          <table:table-cell office:value-type="float" office:value="1085">
            <text:p>1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6/23/2019 16:56:37</text:p>
          </table:table-cell>
          <table:table-cell/>
          <table:table-cell office:value-type="float" office:value="2016">
            <text:p>2016</text:p>
          </table:table-cell>
          <table:table-cell table:formula="of:=MID([.A45];FIND(&quot;20&quot;; [.A45]; 4);4)-[.C45]" office:value-type="float" office:value="3">
            <text:p>3</text:p>
          </table:table-cell>
          <table:table-cell office:value-type="float" office:value="19500">
            <text:p>19500</text:p>
          </table:table-cell>
          <table:table-cell office:value-type="float" office:value="64.9">
            <text:p>64.9</text:p>
          </table:table-cell>
          <table:table-cell office:value-type="float" office:value="100">
            <text:p>100</text:p>
          </table:table-cell>
          <table:table-cell office:value-type="float" office:value="98.43">
            <text:p>98.43</text:p>
          </table:table-cell>
          <table:table-cell office:value-type="float" office:value="99.61">
            <text:p>99.61</text:p>
          </table:table-cell>
          <table:table-cell office:value-type="float" office:value="390">
            <text:p>390</text:p>
          </table:table-cell>
          <table:table-cell office:value-type="float" office:value="2580">
            <text:p>2580</text:p>
          </table:table-cell>
          <table:table-cell office:value-type="float" office:value="7915">
            <text:p>7915</text:p>
          </table:table-cell>
          <table:table-cell office:value-type="float" office:value="18795">
            <text:p>18795</text:p>
          </table:table-cell>
          <table:table-cell office:value-type="float" office:value="35450">
            <text:p>35450</text:p>
          </table:table-cell>
          <table:table-cell office:value-type="float" office:value="50770">
            <text:p>50770</text:p>
          </table:table-cell>
          <table:table-cell office:value-type="float" office:value="72610">
            <text:p>72610</text:p>
          </table:table-cell>
          <table:table-cell office:value-type="float" office:value="185630">
            <text:p>185630</text:p>
          </table:table-cell>
          <table:table-cell table:number-columns-repeated="2"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15675">
            <text:p>15675</text:p>
          </table:table-cell>
          <table:table-cell office:value-type="float" office:value="7975">
            <text:p>7975</text:p>
          </table:table-cell>
          <table:table-cell office:value-type="float" office:value="18460">
            <text:p>18460</text:p>
          </table:table-cell>
          <table:table-cell office:value-type="float" office:value="322395">
            <text:p>322395</text:p>
          </table:table-cell>
          <table:table-cell office:value-type="float" office:value="8740">
            <text:p>8740</text:p>
          </table:table-cell>
          <table:table-cell office:value-type="float" office:value="525">
            <text:p>525</text:p>
          </table:table-cell>
          <table:table-cell office:value-type="float" office:value="90">
            <text:p>90</text:p>
          </table:table-cell>
          <table:table-cell table:number-columns-repeated="6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07380">
            <text:p>107380</text:p>
          </table:table-cell>
          <table:table-cell office:value-type="float" office:value="150565">
            <text:p>150565</text:p>
          </table:table-cell>
          <table:table-cell office:value-type="float" office:value="115710">
            <text:p>1157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6/23/2019 20:28:45</text:p>
          </table:table-cell>
          <table:table-cell office:value-type="string">
            <text:p>2nd owner from 21,600. 1st owner lived in San Francisco</text:p>
          </table:table-cell>
          <table:table-cell office:value-type="float" office:value="2014">
            <text:p>2014</text:p>
          </table:table-cell>
          <table:table-cell table:formula="of:=MID([.A46];FIND(&quot;20&quot;; [.A46]; 4);4)-[.C46]" office:value-type="float" office:value="5">
            <text:p>5</text:p>
          </table:table-cell>
          <table:table-cell office:value-type="float" office:value="22553">
            <text:p>22553</text:p>
          </table:table-cell>
          <table:table-cell office:value-type="float" office:value="53.6">
            <text:p>53.6</text:p>
          </table:table-cell>
          <table:table-cell office:value-type="float" office:value="100">
            <text:p>100</text:p>
          </table:table-cell>
          <table:table-cell office:value-type="float" office:value="92.94">
            <text:p>92.94</text:p>
          </table:table-cell>
          <table:table-cell office:value-type="float" office:value="82.35">
            <text:p>82.35</text:p>
          </table:table-cell>
          <table:table-cell office:value-type="float" office:value="5765">
            <text:p>5765</text:p>
          </table:table-cell>
          <table:table-cell office:value-type="float" office:value="11055">
            <text:p>11055</text:p>
          </table:table-cell>
          <table:table-cell office:value-type="float" office:value="16295">
            <text:p>16295</text:p>
          </table:table-cell>
          <table:table-cell office:value-type="float" office:value="21605">
            <text:p>21605</text:p>
          </table:table-cell>
          <table:table-cell office:value-type="float" office:value="30175">
            <text:p>30175</text:p>
          </table:table-cell>
          <table:table-cell office:value-type="float" office:value="29970">
            <text:p>29970</text:p>
          </table:table-cell>
          <table:table-cell office:value-type="float" office:value="38945">
            <text:p>38945</text:p>
          </table:table-cell>
          <table:table-cell office:value-type="float" office:value="92015">
            <text:p>92015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35">
            <text:p>335</text:p>
          </table:table-cell>
          <table:table-cell office:value-type="float" office:value="19265">
            <text:p>19265</text:p>
          </table:table-cell>
          <table:table-cell office:value-type="float" office:value="15240">
            <text:p>15240</text:p>
          </table:table-cell>
          <table:table-cell office:value-type="float" office:value="30555">
            <text:p>30555</text:p>
          </table:table-cell>
          <table:table-cell office:value-type="float" office:value="107930">
            <text:p>107930</text:p>
          </table:table-cell>
          <table:table-cell office:value-type="float" office:value="71890">
            <text:p>71890</text:p>
          </table:table-cell>
          <table:table-cell office:value-type="float" office:value="395">
            <text:p>395</text:p>
          </table:table-cell>
          <table:table-cell office:value-type="float" office:value="120">
            <text:p>120</text:p>
          </table:table-cell>
          <table:table-cell table:number-columns-repeated="6"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92595">
            <text:p>92595</text:p>
          </table:table-cell>
          <table:table-cell office:value-type="float" office:value="151695">
            <text:p>151695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6/24/2019 10:36:32</text:p>
          </table:table-cell>
          <table:table-cell office:value-type="string">
            <text:p>Ukraine. SOH-R is constantly changing after winter. From 100% to 93% to 96%: always different. SOH-C is getting smaller. Over 6 months decreased by 0.39% (2000 miles). A good balance of cells 9-12 millivolts saw maximum</text:p>
          </table:table-cell>
          <table:table-cell office:value-type="float" office:value="2015">
            <text:p>2015</text:p>
          </table:table-cell>
          <table:table-cell table:formula="of:=MID([.A47];FIND(&quot;20&quot;; [.A47]; 4);4)-[.C47]" office:value-type="float" office:value="4">
            <text:p>4</text:p>
          </table:table-cell>
          <table:table-cell office:value-type="float" office:value="27630">
            <text:p>2763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94.51">
            <text:p>94.51</text:p>
          </table:table-cell>
          <table:table-cell office:value-type="float" office:value="83.14">
            <text:p>83.14</text:p>
          </table:table-cell>
          <table:table-cell office:value-type="float" office:value="255">
            <text:p>255</text:p>
          </table:table-cell>
          <table:table-cell office:value-type="float" office:value="585">
            <text:p>585</text:p>
          </table:table-cell>
          <table:table-cell office:value-type="float" office:value="2345">
            <text:p>2345</text:p>
          </table:table-cell>
          <table:table-cell office:value-type="float" office:value="5385">
            <text:p>5385</text:p>
          </table:table-cell>
          <table:table-cell office:value-type="float" office:value="11725">
            <text:p>11725</text:p>
          </table:table-cell>
          <table:table-cell office:value-type="float" office:value="24415">
            <text:p>24415</text:p>
          </table:table-cell>
          <table:table-cell office:value-type="float" office:value="40035">
            <text:p>40035</text:p>
          </table:table-cell>
          <table:table-cell office:value-type="float" office:value="67295">
            <text:p>6729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20730">
            <text:p>20730</text:p>
          </table:table-cell>
          <table:table-cell office:value-type="float" office:value="14665">
            <text:p>14665</text:p>
          </table:table-cell>
          <table:table-cell office:value-type="float" office:value="24035">
            <text:p>24035</text:p>
          </table:table-cell>
          <table:table-cell office:value-type="float" office:value="11515">
            <text:p>11515</text:p>
          </table:table-cell>
          <table:table-cell office:value-type="float" office:value="79920">
            <text:p>79920</text:p>
          </table:table-cell>
          <table:table-cell office:value-type="float" office:value="730">
            <text:p>730</text:p>
          </table:table-cell>
          <table:table-cell office:value-type="float" office:value="115">
            <text:p>115</text:p>
          </table:table-cell>
          <table:table-cell table:number-columns-repeated="5"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3885">
            <text:p>3885</text:p>
          </table:table-cell>
          <table:table-cell office:value-type="float" office:value="78885">
            <text:p>78885</text:p>
          </table:table-cell>
          <table:table-cell office:value-type="float" office:value="65800">
            <text:p>65800</text:p>
          </table:table-cell>
          <table:table-cell office:value-type="float" office:value="2305">
            <text:p>23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6/26/2019 14:51:07</text:p>
          </table:table-cell>
          <table:table-cell/>
          <table:table-cell office:value-type="float" office:value="2015">
            <text:p>2015</text:p>
          </table:table-cell>
          <table:table-cell table:formula="of:=MID([.A48];FIND(&quot;20&quot;; [.A48]; 4);4)-[.C48]" office:value-type="float" office:value="4">
            <text:p>4</text:p>
          </table:table-cell>
          <table:table-cell office:value-type="float" office:value="55891">
            <text:p>55891</text:p>
          </table:table-cell>
          <table:table-cell office:value-type="float" office:value="43.3">
            <text:p>43.3</text:p>
          </table:table-cell>
          <table:table-cell office:value-type="float" office:value="14.12">
            <text:p>14.12</text:p>
          </table:table-cell>
          <table:table-cell office:value-type="float" office:value="72.94">
            <text:p>72.94</text:p>
          </table:table-cell>
          <table:table-cell office:value-type="float" office:value="66.67">
            <text:p>66.67</text:p>
          </table:table-cell>
          <table:table-cell office:value-type="float" office:value="3895">
            <text:p>3895</text:p>
          </table:table-cell>
          <table:table-cell office:value-type="float" office:value="18580">
            <text:p>18580</text:p>
          </table:table-cell>
          <table:table-cell office:value-type="float" office:value="43755">
            <text:p>43755</text:p>
          </table:table-cell>
          <table:table-cell office:value-type="float" office:value="667885">
            <text:p>667885</text:p>
          </table:table-cell>
          <table:table-cell office:value-type="float" office:value="81985">
            <text:p>81985</text:p>
          </table:table-cell>
          <table:table-cell office:value-type="float" office:value="99410">
            <text:p>99410</text:p>
          </table:table-cell>
          <table:table-cell office:value-type="float" office:value="123405">
            <text:p>123405</text:p>
          </table:table-cell>
          <table:table-cell office:value-type="float" office:value="286980">
            <text:p>286980</text:p>
          </table:table-cell>
          <table:table-cell office:value-type="float" office:value="385">
            <text:p>385</text:p>
          </table:table-cell>
          <table:table-cell office:value-type="float" office:value="95">
            <text:p>95</text:p>
          </table:table-cell>
          <table:table-cell office:value-type="float" office:value="2200">
            <text:p>2200</text:p>
          </table:table-cell>
          <table:table-cell office:value-type="float" office:value="47160">
            <text:p>47160</text:p>
          </table:table-cell>
          <table:table-cell office:value-type="float" office:value="15575">
            <text:p>15575</text:p>
          </table:table-cell>
          <table:table-cell office:value-type="float" office:value="30530">
            <text:p>30530</text:p>
          </table:table-cell>
          <table:table-cell office:value-type="float" office:value="327675">
            <text:p>327675</text:p>
          </table:table-cell>
          <table:table-cell office:value-type="float" office:value="232405">
            <text:p>232405</text:p>
          </table:table-cell>
          <table:table-cell office:value-type="float" office:value="2310">
            <text:p>2310</text:p>
          </table:table-cell>
          <table:table-cell office:value-type="float" office:value="1105">
            <text:p>1105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19465">
            <text:p>119465</text:p>
          </table:table-cell>
          <table:table-cell office:value-type="float" office:value="327675">
            <text:p>327675</text:p>
          </table:table-cell>
          <table:table-cell office:value-type="float" office:value="230035">
            <text:p>230035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6/26/2019 15:27:13</text:p>
          </table:table-cell>
          <table:table-cell office:value-type="string">
            <text:p>Imperial Valley CA </text:p>
          </table:table-cell>
          <table:table-cell office:value-type="float" office:value="2015">
            <text:p>2015</text:p>
          </table:table-cell>
          <table:table-cell table:formula="of:=MID([.A49];FIND(&quot;20&quot;; [.A49]; 4);4)-[.C49]" office:value-type="float" office:value="4">
            <text:p>4</text:p>
          </table:table-cell>
          <table:table-cell office:value-type="float" office:value="55891">
            <text:p>55891</text:p>
          </table:table-cell>
          <table:table-cell office:value-type="float" office:value="43.3">
            <text:p>43.3</text:p>
          </table:table-cell>
          <table:table-cell office:value-type="float" office:value="14.2">
            <text:p>14.2</text:p>
          </table:table-cell>
          <table:table-cell office:value-type="float" office:value="72.94">
            <text:p>72.94</text:p>
          </table:table-cell>
          <table:table-cell office:value-type="float" office:value="66.67">
            <text:p>66.67</text:p>
          </table:table-cell>
          <table:table-cell office:value-type="float" office:value="3895">
            <text:p>3895</text:p>
          </table:table-cell>
          <table:table-cell office:value-type="float" office:value="18590">
            <text:p>18590</text:p>
          </table:table-cell>
          <table:table-cell office:value-type="float" office:value="43755">
            <text:p>43755</text:p>
          </table:table-cell>
          <table:table-cell office:value-type="float" office:value="67885">
            <text:p>67885</text:p>
          </table:table-cell>
          <table:table-cell office:value-type="float" office:value="82015">
            <text:p>82015</text:p>
          </table:table-cell>
          <table:table-cell office:value-type="float" office:value="99410">
            <text:p>99410</text:p>
          </table:table-cell>
          <table:table-cell office:value-type="float" office:value="123405">
            <text:p>123405</text:p>
          </table:table-cell>
          <table:table-cell office:value-type="float" office:value="286980">
            <text:p>286980</text:p>
          </table:table-cell>
          <table:table-cell office:value-type="float" office:value="385">
            <text:p>385</text:p>
          </table:table-cell>
          <table:table-cell office:value-type="float" office:value="95">
            <text:p>95</text:p>
          </table:table-cell>
          <table:table-cell office:value-type="float" office:value="2200">
            <text:p>2200</text:p>
          </table:table-cell>
          <table:table-cell office:value-type="float" office:value="47165">
            <text:p>47165</text:p>
          </table:table-cell>
          <table:table-cell office:value-type="float" office:value="15580">
            <text:p>15580</text:p>
          </table:table-cell>
          <table:table-cell office:value-type="float" office:value="30540">
            <text:p>30540</text:p>
          </table:table-cell>
          <table:table-cell office:value-type="float" office:value="327675">
            <text:p>327675</text:p>
          </table:table-cell>
          <table:table-cell office:value-type="float" office:value="232405">
            <text:p>232405</text:p>
          </table:table-cell>
          <table:table-cell office:value-type="float" office:value="2310">
            <text:p>2310</text:p>
          </table:table-cell>
          <table:table-cell office:value-type="float" office:value="1105">
            <text:p>1105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19565">
            <text:p>119565</text:p>
          </table:table-cell>
          <table:table-cell office:value-type="float" office:value="327675">
            <text:p>327675</text:p>
          </table:table-cell>
          <table:table-cell office:value-type="float" office:value="230050">
            <text:p>230050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6/27/2019 4:20:47</text:p>
          </table:table-cell>
          <table:table-cell/>
          <table:table-cell office:value-type="float" office:value="2015">
            <text:p>2015</text:p>
          </table:table-cell>
          <table:table-cell table:formula="of:=MID([.A50];FIND(&quot;20&quot;; [.A50]; 4);4)-[.C50]" office:value-type="float" office:value="4">
            <text:p>4</text:p>
          </table:table-cell>
          <table:table-cell office:value-type="float" office:value="64312">
            <text:p>64312</text:p>
          </table:table-cell>
          <table:table-cell office:value-type="float" office:value="49.6">
            <text:p>49.6</text:p>
          </table:table-cell>
          <table:table-cell office:value-type="float" office:value="82.75">
            <text:p>82.75</text:p>
          </table:table-cell>
          <table:table-cell office:value-type="float" office:value="87.06">
            <text:p>87.06</text:p>
          </table:table-cell>
          <table:table-cell office:value-type="float" office:value="76.08">
            <text:p>76.08</text:p>
          </table:table-cell>
          <table:table-cell office:value-type="float" office:value="3215">
            <text:p>3215</text:p>
          </table:table-cell>
          <table:table-cell office:value-type="float" office:value="9195">
            <text:p>9195</text:p>
          </table:table-cell>
          <table:table-cell office:value-type="float" office:value="21205">
            <text:p>21205</text:p>
          </table:table-cell>
          <table:table-cell office:value-type="float" office:value="40885">
            <text:p>40885</text:p>
          </table:table-cell>
          <table:table-cell office:value-type="float" office:value="51575">
            <text:p>51575</text:p>
          </table:table-cell>
          <table:table-cell office:value-type="float" office:value="64065">
            <text:p>64065</text:p>
          </table:table-cell>
          <table:table-cell office:value-type="float" office:value="70470">
            <text:p>70470</text:p>
          </table:table-cell>
          <table:table-cell office:value-type="float" office:value="172970">
            <text:p>172970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  <table:table-cell office:value-type="float" office:value="1495">
            <text:p>1495</text:p>
          </table:table-cell>
          <table:table-cell office:value-type="float" office:value="47650">
            <text:p>47650</text:p>
          </table:table-cell>
          <table:table-cell office:value-type="float" office:value="22885">
            <text:p>22885</text:p>
          </table:table-cell>
          <table:table-cell office:value-type="float" office:value="35915">
            <text:p>35915</text:p>
          </table:table-cell>
          <table:table-cell office:value-type="float" office:value="55580">
            <text:p>55580</text:p>
          </table:table-cell>
          <table:table-cell office:value-type="float" office:value="264705">
            <text:p>264705</text:p>
          </table:table-cell>
          <table:table-cell office:value-type="float" office:value="1460">
            <text:p>1460</text:p>
          </table:table-cell>
          <table:table-cell office:value-type="float" office:value="570">
            <text:p>57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5185">
            <text:p>5185</text:p>
          </table:table-cell>
          <table:table-cell office:value-type="float" office:value="108450">
            <text:p>108450</text:p>
          </table:table-cell>
          <table:table-cell office:value-type="float" office:value="242890">
            <text:p>242890</text:p>
          </table:table-cell>
          <table:table-cell office:value-type="float" office:value="73790">
            <text:p>7379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6/28/2019 18:29:25</text:p>
          </table:table-cell>
          <table:table-cell/>
          <table:table-cell office:value-type="float" office:value="2014">
            <text:p>2014</text:p>
          </table:table-cell>
          <table:table-cell table:formula="of:=MID([.A51];FIND(&quot;20&quot;; [.A51]; 4);4)-[.C51]" office:value-type="float" office:value="5">
            <text:p>5</text:p>
          </table:table-cell>
          <table:table-cell office:value-type="float" office:value="42300">
            <text:p>42300</text:p>
          </table:table-cell>
          <table:table-cell office:value-type="float" office:value="51.2">
            <text:p>51.2</text:p>
          </table:table-cell>
          <table:table-cell office:value-type="float" office:value="69.8">
            <text:p>69.8</text:p>
          </table:table-cell>
          <table:table-cell office:value-type="float" office:value="85.1">
            <text:p>85.1</text:p>
          </table:table-cell>
          <table:table-cell office:value-type="float" office:value="78.43">
            <text:p>78.43</text:p>
          </table:table-cell>
          <table:table-cell office:value-type="float" office:value="980">
            <text:p>980</text:p>
          </table:table-cell>
          <table:table-cell office:value-type="float" office:value="1620">
            <text:p>1620</text:p>
          </table:table-cell>
          <table:table-cell office:value-type="float" office:value="5799">
            <text:p>5799</text:p>
          </table:table-cell>
          <table:table-cell office:value-type="float" office:value="11930">
            <text:p>11930</text:p>
          </table:table-cell>
          <table:table-cell office:value-type="float" office:value="23960">
            <text:p>23960</text:p>
          </table:table-cell>
          <table:table-cell office:value-type="float" office:value="35590">
            <text:p>35590</text:p>
          </table:table-cell>
          <table:table-cell office:value-type="float" office:value="52570">
            <text:p>52570</text:p>
          </table:table-cell>
          <table:table-cell office:value-type="float" office:value="142740">
            <text:p>142740</text:p>
          </table:table-cell>
          <table:table-cell table:number-columns-repeated="23"/>
        </table:table-row>
        <table:table-row table:style-name="ro1">
          <table:table-cell office:value-type="string">
            <text:p>7/2/2019 23:23:59</text:p>
          </table:table-cell>
          <table:table-cell/>
          <table:table-cell office:value-type="float" office:value="2016">
            <text:p>2016</text:p>
          </table:table-cell>
          <table:table-cell table:formula="of:=MID([.A52];FIND(&quot;20&quot;; [.A52]; 4);4)-[.C52]" office:value-type="float" office:value="3">
            <text:p>3</text:p>
          </table:table-cell>
          <table:table-cell office:value-type="float" office:value="11759">
            <text:p>11759</text:p>
          </table:table-cell>
          <table:table-cell office:value-type="float" office:value="59.6">
            <text:p>59.6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94.9">
            <text:p>94.9</text:p>
          </table:table-cell>
          <table:table-cell office:value-type="float" office:value="570">
            <text:p>570</text:p>
          </table:table-cell>
          <table:table-cell office:value-type="float" office:value="1625">
            <text:p>1625</text:p>
          </table:table-cell>
          <table:table-cell office:value-type="float" office:value="5625">
            <text:p>5625</text:p>
          </table:table-cell>
          <table:table-cell office:value-type="float" office:value="13610">
            <text:p>13610</text:p>
          </table:table-cell>
          <table:table-cell office:value-type="float" office:value="20145">
            <text:p>20145</text:p>
          </table:table-cell>
          <table:table-cell office:value-type="float" office:value="24350">
            <text:p>24350</text:p>
          </table:table-cell>
          <table:table-cell office:value-type="float" office:value="47790">
            <text:p>47790</text:p>
          </table:table-cell>
          <table:table-cell office:value-type="float" office:value="159625">
            <text:p>159625</text:p>
          </table:table-cell>
          <table:table-cell table:number-columns-repeated="23"/>
        </table:table-row>
        <table:table-row table:style-name="ro1">
          <table:table-cell office:value-type="string">
            <text:p>7/16/2019 16:34:06</text:p>
          </table:table-cell>
          <table:table-cell/>
          <table:table-cell office:value-type="float" office:value="2015">
            <text:p>2015</text:p>
          </table:table-cell>
          <table:table-cell table:formula="of:=MID([.A53];FIND(&quot;20&quot;; [.A53]; 4);4)-[.C53]" office:value-type="float" office:value="4">
            <text:p>4</text:p>
          </table:table-cell>
          <table:table-cell office:value-type="float" office:value="27907">
            <text:p>27907</text:p>
          </table:table-cell>
          <table:table-cell office:value-type="float" office:value="54.4">
            <text:p>54.4</text:p>
          </table:table-cell>
          <table:table-cell office:value-type="float" office:value="100">
            <text:p>100</text:p>
          </table:table-cell>
          <table:table-cell office:value-type="float" office:value="91.76">
            <text:p>91.76</text:p>
          </table:table-cell>
          <table:table-cell office:value-type="float" office:value="83.53">
            <text:p>83.53</text:p>
          </table:table-cell>
          <table:table-cell office:value-type="float" office:value="700">
            <text:p>700</text:p>
          </table:table-cell>
          <table:table-cell office:value-type="float" office:value="4555">
            <text:p>4555</text:p>
          </table:table-cell>
          <table:table-cell office:value-type="float" office:value="10085">
            <text:p>10085</text:p>
          </table:table-cell>
          <table:table-cell office:value-type="float" office:value="23025">
            <text:p>23025</text:p>
          </table:table-cell>
          <table:table-cell office:value-type="float" office:value="39230">
            <text:p>39230</text:p>
          </table:table-cell>
          <table:table-cell office:value-type="float" office:value="58965">
            <text:p>58965</text:p>
          </table:table-cell>
          <table:table-cell office:value-type="float" office:value="110285">
            <text:p>110285</text:p>
          </table:table-cell>
          <table:table-cell office:value-type="float" office:value="317150">
            <text:p>31715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30">
            <text:p>830</text:p>
          </table:table-cell>
          <table:table-cell office:value-type="float" office:value="23405">
            <text:p>23405</text:p>
          </table:table-cell>
          <table:table-cell office:value-type="float" office:value="18795">
            <text:p>18795</text:p>
          </table:table-cell>
          <table:table-cell office:value-type="float" office:value="35840">
            <text:p>35840</text:p>
          </table:table-cell>
          <table:table-cell office:value-type="float" office:value="327675">
            <text:p>327675</text:p>
          </table:table-cell>
          <table:table-cell office:value-type="float" office:value="21110">
            <text:p>21110</text:p>
          </table:table-cell>
          <table:table-cell office:value-type="float" office:value="785">
            <text:p>785</text:p>
          </table:table-cell>
          <table:table-cell office:value-type="float" office:value="170">
            <text:p>170</text:p>
          </table:table-cell>
          <table:table-cell table:number-columns-repeated="5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5530">
            <text:p>25530</text:p>
          </table:table-cell>
          <table:table-cell office:value-type="float" office:value="327675">
            <text:p>327675</text:p>
          </table:table-cell>
          <table:table-cell office:value-type="float" office:value="135515">
            <text:p>135515</text:p>
          </table:table-cell>
          <table:table-cell office:value-type="float" office:value="4355">
            <text:p>4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7/19/2019 10:11:24</text:p>
          </table:table-cell>
          <table:table-cell office:value-type="string">
            <text:p>Simon's Fiat</text:p>
          </table:table-cell>
          <table:table-cell office:value-type="float" office:value="2016">
            <text:p>2016</text:p>
          </table:table-cell>
          <table:table-cell table:formula="of:=MID([.A54];FIND(&quot;20&quot;; [.A54]; 4);4)-[.C54]" office:value-type="float" office:value="3">
            <text:p>3</text:p>
          </table:table-cell>
          <table:table-cell office:value-type="float" office:value="11676">
            <text:p>11676</text:p>
          </table:table-cell>
          <table:table-cell office:value-type="float" office:value="61.7">
            <text:p>61.7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94.9">
            <text:p>94.9</text:p>
          </table:table-cell>
          <table:table-cell office:value-type="float" office:value="570">
            <text:p>570</text:p>
          </table:table-cell>
          <table:table-cell office:value-type="float" office:value="1625">
            <text:p>1625</text:p>
          </table:table-cell>
          <table:table-cell office:value-type="float" office:value="5625">
            <text:p>5625</text:p>
          </table:table-cell>
          <table:table-cell office:value-type="float" office:value="13610">
            <text:p>13610</text:p>
          </table:table-cell>
          <table:table-cell office:value-type="float" office:value="20145">
            <text:p>20145</text:p>
          </table:table-cell>
          <table:table-cell office:value-type="float" office:value="24350">
            <text:p>24350</text:p>
          </table:table-cell>
          <table:table-cell office:value-type="float" office:value="47790">
            <text:p>47790</text:p>
          </table:table-cell>
          <table:table-cell office:value-type="float" office:value="159625">
            <text:p>159625</text:p>
          </table:table-cell>
          <table:table-cell table:number-columns-repeated="23"/>
        </table:table-row>
        <table:table-row table:style-name="ro1">
          <table:table-cell office:value-type="string">
            <text:p>8/8/2019 11:52:20</text:p>
          </table:table-cell>
          <table:table-cell/>
          <table:table-cell office:value-type="float" office:value="2016">
            <text:p>2016</text:p>
          </table:table-cell>
          <table:table-cell table:formula="of:=MID([.A55];FIND(&quot;20&quot;; [.A55]; 4);4)-[.C55]" office:value-type="float" office:value="3">
            <text:p>3</text:p>
          </table:table-cell>
          <table:table-cell office:value-type="float" office:value="10342">
            <text:p>10342</text:p>
          </table:table-cell>
          <table:table-cell office:value-type="float" office:value="55.9">
            <text:p>55.9</text:p>
          </table:table-cell>
          <table:table-cell office:value-type="float" office:value="100">
            <text:p>100</text:p>
          </table:table-cell>
          <table:table-cell office:value-type="float" office:value="95.69">
            <text:p>95.69</text:p>
          </table:table-cell>
          <table:table-cell office:value-type="float" office:value="85.88">
            <text:p>85.88</text:p>
          </table:table-cell>
          <table:table-cell office:value-type="float" office:value="6130">
            <text:p>6130</text:p>
          </table:table-cell>
          <table:table-cell office:value-type="float" office:value="8105">
            <text:p>8105</text:p>
          </table:table-cell>
          <table:table-cell office:value-type="float" office:value="10865">
            <text:p>10865</text:p>
          </table:table-cell>
          <table:table-cell office:value-type="float" office:value="18950">
            <text:p>18950</text:p>
          </table:table-cell>
          <table:table-cell office:value-type="float" office:value="25030">
            <text:p>25030</text:p>
          </table:table-cell>
          <table:table-cell office:value-type="float" office:value="29745">
            <text:p>29745</text:p>
          </table:table-cell>
          <table:table-cell office:value-type="float" office:value="35970">
            <text:p>35970</text:p>
          </table:table-cell>
          <table:table-cell office:value-type="float" office:value="83020">
            <text:p>8302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  <table:table-cell office:value-type="float" office:value="8105">
            <text:p>8105</text:p>
          </table:table-cell>
          <table:table-cell office:value-type="float" office:value="4330">
            <text:p>4330</text:p>
          </table:table-cell>
          <table:table-cell table:number-columns-repeated="2"/>
          <table:table-cell office:value-type="float" office:value="7265">
            <text:p>7265</text:p>
          </table:table-cell>
          <table:table-cell office:value-type="float" office:value="405">
            <text:p>40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73230">
            <text:p>73230</text:p>
          </table:table-cell>
          <table:table-cell office:value-type="float" office:value="110020">
            <text:p>110020</text:p>
          </table:table-cell>
          <table:table-cell office:value-type="float" office:value="33530">
            <text:p>3353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8/10/2019 16:27:09</text:p>
          </table:table-cell>
          <table:table-cell office:value-type="string">
            <text:p>SaltyPeanuts' car</text:p>
          </table:table-cell>
          <table:table-cell office:value-type="float" office:value="2016">
            <text:p>2016</text:p>
          </table:table-cell>
          <table:table-cell table:formula="of:=MID([.A56];FIND(&quot;20&quot;; [.A56]; 4);4)-[.C56]" office:value-type="float" office:value="3">
            <text:p>3</text:p>
          </table:table-cell>
          <table:table-cell office:value-type="float" office:value="8181">
            <text:p>8181</text:p>
          </table:table-cell>
          <table:table-cell office:value-type="float" office:value="64.9">
            <text:p>64.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61">
            <text:p>99.61</text:p>
          </table:table-cell>
          <table:table-cell office:value-type="float" office:value="535">
            <text:p>535</text:p>
          </table:table-cell>
          <table:table-cell office:value-type="float" office:value="1135">
            <text:p>1135</text:p>
          </table:table-cell>
          <table:table-cell office:value-type="float" office:value="2850">
            <text:p>2850</text:p>
          </table:table-cell>
          <table:table-cell office:value-type="float" office:value="5530">
            <text:p>5530</text:p>
          </table:table-cell>
          <table:table-cell office:value-type="float" office:value="10330">
            <text:p>10330</text:p>
          </table:table-cell>
          <table:table-cell office:value-type="float" office:value="11550">
            <text:p>11550</text:p>
          </table:table-cell>
          <table:table-cell office:value-type="float" office:value="15380">
            <text:p>15380</text:p>
          </table:table-cell>
          <table:table-cell office:value-type="float" office:value="27105">
            <text:p>2710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535">
            <text:p>6535</text:p>
          </table:table-cell>
          <table:table-cell office:value-type="float" office:value="4205">
            <text:p>4205</text:p>
          </table:table-cell>
          <table:table-cell office:value-type="float" office:value="11685">
            <text:p>11685</text:p>
          </table:table-cell>
          <table:table-cell office:value-type="float" office:value="28400">
            <text:p>28400</text:p>
          </table:table-cell>
          <table:table-cell office:value-type="float" office:value="23160">
            <text:p>23160</text:p>
          </table:table-cell>
          <table:table-cell office:value-type="float" office:value="275">
            <text:p>275</text:p>
          </table:table-cell>
          <table:table-cell office:value-type="float" office:value="75">
            <text:p>75</text:p>
          </table:table-cell>
          <table:table-cell table:number-columns-repeated="5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05">
            <text:p>405</text:p>
          </table:table-cell>
          <table:table-cell office:value-type="float" office:value="20560">
            <text:p>20560</text:p>
          </table:table-cell>
          <table:table-cell office:value-type="float" office:value="43920">
            <text:p>43920</text:p>
          </table:table-cell>
          <table:table-cell office:value-type="float" office:value="9395">
            <text:p>93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8/12/2019 11:45:02</text:p>
          </table:table-cell>
          <table:table-cell/>
          <table:table-cell office:value-type="float" office:value="2016">
            <text:p>2016</text:p>
          </table:table-cell>
          <table:table-cell table:formula="of:=MID([.A57];FIND(&quot;20&quot;; [.A57]; 4);4)-[.C57]" office:value-type="float" office:value="3">
            <text:p>3</text:p>
          </table:table-cell>
          <table:table-cell office:value-type="float" office:value="15385">
            <text:p>15385</text:p>
          </table:table-cell>
          <table:table-cell office:value-type="float" office:value="56.1">
            <text:p>56.1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8.27">
            <text:p>88.27</text:p>
          </table:table-cell>
          <table:table-cell office:value-type="float" office:value="520">
            <text:p>520</text:p>
          </table:table-cell>
          <table:table-cell office:value-type="float" office:value="955">
            <text:p>955</text:p>
          </table:table-cell>
          <table:table-cell office:value-type="float" office:value="2200">
            <text:p>2200</text:p>
          </table:table-cell>
          <table:table-cell office:value-type="float" office:value="6610">
            <text:p>6610</text:p>
          </table:table-cell>
          <table:table-cell office:value-type="float" office:value="15770">
            <text:p>15770</text:p>
          </table:table-cell>
          <table:table-cell office:value-type="float" office:value="26805">
            <text:p>26805</text:p>
          </table:table-cell>
          <table:table-cell office:value-type="float" office:value="54980">
            <text:p>54980</text:p>
          </table:table-cell>
          <table:table-cell office:value-type="float" office:value="157405">
            <text:p>1574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14025">
            <text:p>14025</text:p>
          </table:table-cell>
          <table:table-cell office:value-type="float" office:value="7840">
            <text:p>7840</text:p>
          </table:table-cell>
          <table:table-cell office:value-type="float" office:value="16990">
            <text:p>16990</text:p>
          </table:table-cell>
          <table:table-cell office:value-type="float" office:value="201210">
            <text:p>201210</text:p>
          </table:table-cell>
          <table:table-cell office:value-type="float" office:value="24640">
            <text:p>24640</text:p>
          </table:table-cell>
          <table:table-cell office:value-type="float" office:value="335">
            <text:p>335</text:p>
          </table:table-cell>
          <table:table-cell office:value-type="float" office:value="55">
            <text:p>55</text:p>
          </table:table-cell>
          <table:table-cell table:number-columns-repeated="6"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195595">
            <text:p>195595</text:p>
          </table:table-cell>
          <table:table-cell office:value-type="float" office:value="67870">
            <text:p>67870</text:p>
          </table:table-cell>
          <table:table-cell office:value-type="float" office:value="1460">
            <text:p>14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8/12/2019 18:47:28</text:p>
          </table:table-cell>
          <table:table-cell office:value-type="string">
            <text:p>Czech Republic</text:p>
          </table:table-cell>
          <table:table-cell office:value-type="float" office:value="2015">
            <text:p>2015</text:p>
          </table:table-cell>
          <table:table-cell table:formula="of:=MID([.A58];FIND(&quot;20&quot;; [.A58]; 4);4)-[.C58]" office:value-type="float" office:value="4">
            <text:p>4</text:p>
          </table:table-cell>
          <table:table-cell office:value-type="float" office:value="32397">
            <text:p>32397</text:p>
          </table:table-cell>
          <table:table-cell office:value-type="float" office:value="55">
            <text:p>55</text:p>
          </table:table-cell>
          <table:table-cell office:value-type="float" office:value="83.53">
            <text:p>83.53</text:p>
          </table:table-cell>
          <table:table-cell office:value-type="float" office:value="99.61">
            <text:p>99.61</text:p>
          </table:table-cell>
          <table:table-cell office:value-type="float" office:value="84.31">
            <text:p>84.31</text:p>
          </table:table-cell>
          <table:table-cell office:value-type="float" office:value="680">
            <text:p>680</text:p>
          </table:table-cell>
          <table:table-cell office:value-type="float" office:value="2105">
            <text:p>2105</text:p>
          </table:table-cell>
          <table:table-cell office:value-type="float" office:value="4665">
            <text:p>4665</text:p>
          </table:table-cell>
          <table:table-cell office:value-type="float" office:value="8910">
            <text:p>8910</text:p>
          </table:table-cell>
          <table:table-cell office:value-type="float" office:value="14465">
            <text:p>14465</text:p>
          </table:table-cell>
          <table:table-cell office:value-type="float" office:value="16715">
            <text:p>16715</text:p>
          </table:table-cell>
          <table:table-cell office:value-type="float" office:value="24300">
            <text:p>24300</text:p>
          </table:table-cell>
          <table:table-cell office:value-type="float" office:value="50540">
            <text:p>50540</text:p>
          </table:table-cell>
          <table:table-cell table:number-columns-repeated="23"/>
        </table:table-row>
        <table:table-row table:style-name="ro1">
          <table:table-cell office:value-type="string">
            <text:p>8/14/2019 15:37:00</text:p>
          </table:table-cell>
          <table:table-cell office:value-type="string">
            <text:p>Czechia, Prague</text:p>
          </table:table-cell>
          <table:table-cell office:value-type="float" office:value="2015">
            <text:p>2015</text:p>
          </table:table-cell>
          <table:table-cell table:formula="of:=MID([.A59];FIND(&quot;20&quot;; [.A59]; 4);4)-[.C59]" office:value-type="float" office:value="4">
            <text:p>4</text:p>
          </table:table-cell>
          <table:table-cell office:value-type="float" office:value="34575">
            <text:p>34575</text:p>
          </table:table-cell>
          <table:table-cell office:value-type="float" office:value="54.7">
            <text:p>54.7</text:p>
          </table:table-cell>
          <table:table-cell office:value-type="float" office:value="100">
            <text:p>100</text:p>
          </table:table-cell>
          <table:table-cell office:value-type="float" office:value="94.9">
            <text:p>94.9</text:p>
          </table:table-cell>
          <table:table-cell office:value-type="float" office:value="83.92">
            <text:p>83.92</text:p>
          </table:table-cell>
          <table:table-cell office:value-type="float" office:value="720">
            <text:p>720</text:p>
          </table:table-cell>
          <table:table-cell office:value-type="float" office:value="2270">
            <text:p>2270</text:p>
          </table:table-cell>
          <table:table-cell office:value-type="float" office:value="5265">
            <text:p>5265</text:p>
          </table:table-cell>
          <table:table-cell office:value-type="float" office:value="9805">
            <text:p>9805</text:p>
          </table:table-cell>
          <table:table-cell office:value-type="float" office:value="15525">
            <text:p>15525</text:p>
          </table:table-cell>
          <table:table-cell office:value-type="float" office:value="18000">
            <text:p>18000</text:p>
          </table:table-cell>
          <table:table-cell office:value-type="float" office:value="25755">
            <text:p>25755</text:p>
          </table:table-cell>
          <table:table-cell office:value-type="float" office:value="53300">
            <text:p>53300</text:p>
          </table:table-cell>
          <table:table-cell table:number-columns-repeated="12"/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55">
            <text:p>655</text:p>
          </table:table-cell>
          <table:table-cell office:value-type="float" office:value="44600">
            <text:p>44600</text:p>
          </table:table-cell>
          <table:table-cell office:value-type="float" office:value="81100">
            <text:p>81100</text:p>
          </table:table-cell>
          <table:table-cell office:value-type="float" office:value="4230">
            <text:p>42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8/25/2019 16:38:29</text:p>
          </table:table-cell>
          <table:table-cell office:value-type="string">
            <text:p>Bought used, Nov 1, 2015 with 10k mi &amp; over 100k minutes above 80% SOC. Since then nearly always kept between 45 &amp; 70%, in cool garage.</text:p>
          </table:table-cell>
          <table:table-cell office:value-type="float" office:value="2013">
            <text:p>2013</text:p>
          </table:table-cell>
          <table:table-cell table:formula="of:=MID([.A60];FIND(&quot;20&quot;; [.A60]; 4);4)-[.C60]" office:value-type="float" office:value="6">
            <text:p>6</text:p>
          </table:table-cell>
          <table:table-cell office:value-type="float" office:value="23035">
            <text:p>23035</text:p>
          </table:table-cell>
          <table:table-cell office:value-type="float" office:value="64.8">
            <text:p>64.8</text:p>
          </table:table-cell>
          <table:table-cell office:value-type="float" office:value="88.63">
            <text:p>88.63</text:p>
          </table:table-cell>
          <table:table-cell office:value-type="float" office:value="92.16">
            <text:p>92.16</text:p>
          </table:table-cell>
          <table:table-cell office:value-type="float" office:value="99.61">
            <text:p>99.61</text:p>
          </table:table-cell>
          <table:table-cell office:value-type="float" office:value="410">
            <text:p>410</text:p>
          </table:table-cell>
          <table:table-cell office:value-type="float" office:value="1465">
            <text:p>1465</text:p>
          </table:table-cell>
          <table:table-cell office:value-type="float" office:value="3950">
            <text:p>3950</text:p>
          </table:table-cell>
          <table:table-cell office:value-type="float" office:value="12965">
            <text:p>12965</text:p>
          </table:table-cell>
          <table:table-cell office:value-type="float" office:value="48900">
            <text:p>48900</text:p>
          </table:table-cell>
          <table:table-cell office:value-type="float" office:value="66870">
            <text:p>66870</text:p>
          </table:table-cell>
          <table:table-cell office:value-type="float" office:value="48775">
            <text:p>48775</text:p>
          </table:table-cell>
          <table:table-cell office:value-type="float" office:value="178735">
            <text:p>178735</text:p>
          </table:table-cell>
          <table:table-cell office:value-type="float" office:value="2140">
            <text:p>2140</text:p>
          </table:table-cell>
          <table:table-cell office:value-type="float" office:value="470">
            <text:p>470</text:p>
          </table:table-cell>
          <table:table-cell office:value-type="float" office:value="6630">
            <text:p>6630</text:p>
          </table:table-cell>
          <table:table-cell office:value-type="float" office:value="102965">
            <text:p>102965</text:p>
          </table:table-cell>
          <table:table-cell office:value-type="float" office:value="11815">
            <text:p>11815</text:p>
          </table:table-cell>
          <table:table-cell office:value-type="float" office:value="24485">
            <text:p>24485</text:p>
          </table:table-cell>
          <table:table-cell office:value-type="float" office:value="178795">
            <text:p>178795</text:p>
          </table:table-cell>
          <table:table-cell office:value-type="float" office:value="31640">
            <text:p>31640</text:p>
          </table:table-cell>
          <table:table-cell office:value-type="float" office:value="1215">
            <text:p>1215</text:p>
          </table:table-cell>
          <table:table-cell office:value-type="float" office:value="650">
            <text:p>650</text:p>
          </table:table-cell>
          <table:table-cell office:value-type="float" office:value="685">
            <text:p>685</text:p>
          </table:table-cell>
          <table:table-cell office:value-type="float" office:value="600">
            <text:p>600</text:p>
          </table:table-cell>
          <table:table-cell table:number-columns-repeated="5" office:value-type="float" office:value="0">
            <text:p>0</text:p>
          </table:table-cell>
          <table:table-cell office:value-type="float" office:value="98010">
            <text:p>98010</text:p>
          </table:table-cell>
          <table:table-cell office:value-type="float" office:value="256925">
            <text:p>256925</text:p>
          </table:table-cell>
          <table:table-cell office:value-type="float" office:value="7160">
            <text:p>71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9/1/2019 11:35:50</text:p>
          </table:table-cell>
          <table:table-cell office:value-type="string">
            <text:p>Bought used, Nov 1, 2015 with 10k mi &amp; over 100k minutes above 80% SOC. Since then nearly always kept between 45 &amp; 70%, in cool garage.</text:p>
          </table:table-cell>
          <table:table-cell office:value-type="float" office:value="2013">
            <text:p>2013</text:p>
          </table:table-cell>
          <table:table-cell table:formula="of:=MID([.A61];FIND(&quot;20&quot;; [.A61]; 4);4)-[.C61]" office:value-type="float" office:value="6">
            <text:p>6</text:p>
          </table:table-cell>
          <table:table-cell office:value-type="float" office:value="23035">
            <text:p>23035</text:p>
          </table:table-cell>
          <table:table-cell office:value-type="float" office:value="64.8">
            <text:p>64.8</text:p>
          </table:table-cell>
          <table:table-cell office:value-type="float" office:value="88.63">
            <text:p>88.63</text:p>
          </table:table-cell>
          <table:table-cell office:value-type="float" office:value="92.16">
            <text:p>92.16</text:p>
          </table:table-cell>
          <table:table-cell office:value-type="float" office:value="99.61">
            <text:p>99.61</text:p>
          </table:table-cell>
          <table:table-cell office:value-type="float" office:value="410">
            <text:p>410</text:p>
          </table:table-cell>
          <table:table-cell office:value-type="float" office:value="1465">
            <text:p>1465</text:p>
          </table:table-cell>
          <table:table-cell office:value-type="float" office:value="3950">
            <text:p>3950</text:p>
          </table:table-cell>
          <table:table-cell office:value-type="float" office:value="12965">
            <text:p>12965</text:p>
          </table:table-cell>
          <table:table-cell office:value-type="float" office:value="48900">
            <text:p>48900</text:p>
          </table:table-cell>
          <table:table-cell office:value-type="float" office:value="66870">
            <text:p>66870</text:p>
          </table:table-cell>
          <table:table-cell office:value-type="float" office:value="48775">
            <text:p>48775</text:p>
          </table:table-cell>
          <table:table-cell office:value-type="float" office:value="178735">
            <text:p>178735</text:p>
          </table:table-cell>
          <table:table-cell office:value-type="float" office:value="2140">
            <text:p>2140</text:p>
          </table:table-cell>
          <table:table-cell office:value-type="float" office:value="470">
            <text:p>470</text:p>
          </table:table-cell>
          <table:table-cell office:value-type="float" office:value="6630">
            <text:p>6630</text:p>
          </table:table-cell>
          <table:table-cell office:value-type="float" office:value="102965">
            <text:p>102965</text:p>
          </table:table-cell>
          <table:table-cell office:value-type="float" office:value="11815">
            <text:p>11815</text:p>
          </table:table-cell>
          <table:table-cell office:value-type="float" office:value="24485">
            <text:p>24485</text:p>
          </table:table-cell>
          <table:table-cell office:value-type="float" office:value="178795">
            <text:p>178795</text:p>
          </table:table-cell>
          <table:table-cell office:value-type="float" office:value="31640">
            <text:p>31640</text:p>
          </table:table-cell>
          <table:table-cell office:value-type="float" office:value="1215">
            <text:p>1215</text:p>
          </table:table-cell>
          <table:table-cell office:value-type="float" office:value="650">
            <text:p>650</text:p>
          </table:table-cell>
          <table:table-cell office:value-type="float" office:value="685">
            <text:p>685</text:p>
          </table:table-cell>
          <table:table-cell office:value-type="float" office:value="600">
            <text:p>600</text:p>
          </table:table-cell>
          <table:table-cell table:number-columns-repeated="5" office:value-type="float" office:value="0">
            <text:p>0</text:p>
          </table:table-cell>
          <table:table-cell office:value-type="float" office:value="98010">
            <text:p>98010</text:p>
          </table:table-cell>
          <table:table-cell office:value-type="float" office:value="256925">
            <text:p>256925</text:p>
          </table:table-cell>
          <table:table-cell office:value-type="float" office:value="7160">
            <text:p>71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9/17/2019 8:37:07</text:p>
          </table:table-cell>
          <table:table-cell/>
          <table:table-cell office:value-type="float" office:value="2015">
            <text:p>2015</text:p>
          </table:table-cell>
          <table:table-cell table:formula="of:=MID([.A62];FIND(&quot;20&quot;; [.A62]; 4);4)-[.C62]" office:value-type="float" office:value="4">
            <text:p>4</text:p>
          </table:table-cell>
          <table:table-cell office:value-type="float" office:value="20005">
            <text:p>20005</text:p>
          </table:table-cell>
          <table:table-cell office:value-type="float" office:value="55.3">
            <text:p>55.3</text:p>
          </table:table-cell>
          <table:table-cell office:value-type="float" office:value="83.92">
            <text:p>83.92</text:p>
          </table:table-cell>
          <table:table-cell office:value-type="float" office:value="92.94">
            <text:p>92.94</text:p>
          </table:table-cell>
          <table:table-cell office:value-type="float" office:value="84.71">
            <text:p>84.71</text:p>
          </table:table-cell>
          <table:table-cell office:value-type="float" office:value="210">
            <text:p>210</text:p>
          </table:table-cell>
          <table:table-cell office:value-type="float" office:value="1070">
            <text:p>1070</text:p>
          </table:table-cell>
          <table:table-cell office:value-type="float" office:value="2215">
            <text:p>2215</text:p>
          </table:table-cell>
          <table:table-cell office:value-type="float" office:value="3645">
            <text:p>3645</text:p>
          </table:table-cell>
          <table:table-cell office:value-type="float" office:value="4665">
            <text:p>4665</text:p>
          </table:table-cell>
          <table:table-cell office:value-type="float" office:value="4210">
            <text:p>4210</text:p>
          </table:table-cell>
          <table:table-cell office:value-type="float" office:value="3185">
            <text:p>3185</text:p>
          </table:table-cell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75">
            <text:p>1975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20">
            <text:p>1920</text:p>
          </table:table-cell>
          <table:table-cell office:value-type="float" office:value="14025">
            <text:p>14025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40">
            <text:p>1540</text:p>
          </table:table-cell>
          <table:table-cell office:value-type="float" office:value="19945">
            <text:p>19945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0/1/2019 23:11:45</text:p>
          </table:table-cell>
          <table:table-cell office:value-type="string">
            <text:p>Import from ZDA to EU - Slovenija</text:p>
          </table:table-cell>
          <table:table-cell office:value-type="float" office:value="2015">
            <text:p>2015</text:p>
          </table:table-cell>
          <table:table-cell table:formula="of:=MID([.A63];FIND(&quot;20&quot;; [.A63]; 4);4)-[.C63]" office:value-type="float" office:value="4">
            <text:p>4</text:p>
          </table:table-cell>
          <table:table-cell office:value-type="float" office:value="20390">
            <text:p>20390</text:p>
          </table:table-cell>
          <table:table-cell office:value-type="float" office:value="55.2">
            <text:p>55.2</text:p>
          </table:table-cell>
          <table:table-cell office:value-type="float" office:value="100">
            <text:p>100</text:p>
          </table:table-cell>
          <table:table-cell office:value-type="float" office:value="92.55">
            <text:p>92.55</text:p>
          </table:table-cell>
          <table:table-cell office:value-type="float" office:value="84.71">
            <text:p>84.71</text:p>
          </table:table-cell>
          <table:table-cell office:value-type="float" office:value="235">
            <text:p>235</text:p>
          </table:table-cell>
          <table:table-cell office:value-type="float" office:value="1100">
            <text:p>1100</text:p>
          </table:table-cell>
          <table:table-cell office:value-type="float" office:value="2280">
            <text:p>2280</text:p>
          </table:table-cell>
          <table:table-cell office:value-type="float" office:value="3685">
            <text:p>3685</text:p>
          </table:table-cell>
          <table:table-cell office:value-type="float" office:value="4702">
            <text:p>4702</text:p>
          </table:table-cell>
          <table:table-cell office:value-type="float" office:value="4269">
            <text:p>4269</text:p>
          </table:table-cell>
          <table:table-cell office:value-type="float" office:value="3224">
            <text:p>3224</text:p>
          </table:table-cell>
          <table:table-cell office:value-type="float" office:value="2497">
            <text:p>2497</text:p>
          </table:table-cell>
          <table:table-cell table:number-columns-repeated="23"/>
        </table:table-row>
        <table:table-row table:style-name="ro1">
          <table:table-cell office:value-type="string">
            <text:p>10/2/2019 10:07:28</text:p>
          </table:table-cell>
          <table:table-cell/>
          <table:table-cell office:value-type="float" office:value="2016">
            <text:p>2016</text:p>
          </table:table-cell>
          <table:table-cell table:formula="of:=MID([.A64];FIND(&quot;20&quot;; [.A64]; 4);4)-[.C64]" office:value-type="float" office:value="3">
            <text:p>3</text:p>
          </table:table-cell>
          <table:table-cell office:value-type="float" office:value="19000">
            <text:p>190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96.5">
            <text:p>96.5</text:p>
          </table:table-cell>
          <table:table-cell office:value-type="float" office:value="87.8">
            <text:p>87.8</text:p>
          </table:table-cell>
          <table:table-cell office:value-type="float" office:value="2575">
            <text:p>2575</text:p>
          </table:table-cell>
          <table:table-cell office:value-type="float" office:value="10290">
            <text:p>10290</text:p>
          </table:table-cell>
          <table:table-cell/>
          <table:table-cell office:value-type="float" office:value="31855">
            <text:p>31855</text:p>
          </table:table-cell>
          <table:table-cell office:value-type="float" office:value="38045">
            <text:p>38045</text:p>
          </table:table-cell>
          <table:table-cell office:value-type="float" office:value="42240">
            <text:p>42240</text:p>
          </table:table-cell>
          <table:table-cell office:value-type="float" office:value="51045">
            <text:p>51045</text:p>
          </table:table-cell>
          <table:table-cell office:value-type="float" office:value="114020">
            <text:p>114020</text:p>
          </table:table-cell>
          <table:table-cell table:number-columns-repeated="12"/>
          <table:table-cell table:number-columns-repeated="4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5135">
            <text:p>45135</text:p>
          </table:table-cell>
          <table:table-cell office:value-type="float" office:value="215910">
            <text:p>215910</text:p>
          </table:table-cell>
          <table:table-cell office:value-type="float" office:value="49315">
            <text:p>493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10/4/2019 7:23:39</text:p>
          </table:table-cell>
          <table:table-cell office:value-type="string">
            <text:p>Another one imported to Slovenia </text:p>
            <text:p>Year 2014</text:p>
          </table:table-cell>
          <table:table-cell office:value-type="float" office:value="2014">
            <text:p>2014</text:p>
          </table:table-cell>
          <table:table-cell table:formula="of:=MID([.A65];FIND(&quot;20&quot;; [.A65]; 4);4)-[.C65]" office:value-type="float" office:value="5">
            <text:p>5</text:p>
          </table:table-cell>
          <table:table-cell office:value-type="float" office:value="26740">
            <text:p>26740</text:p>
          </table:table-cell>
          <table:table-cell office:value-type="float" office:value="49.3">
            <text:p>49.3</text:p>
          </table:table-cell>
          <table:table-cell office:value-type="float" office:value="100">
            <text:p>100</text:p>
          </table:table-cell>
          <table:table-cell office:value-type="float" office:value="95.29">
            <text:p>95.29</text:p>
          </table:table-cell>
          <table:table-cell office:value-type="float" office:value="75.69">
            <text:p>75.69</text:p>
          </table:table-cell>
          <table:table-cell office:value-type="float" office:value="3775">
            <text:p>3775</text:p>
          </table:table-cell>
          <table:table-cell office:value-type="float" office:value="8635">
            <text:p>8635</text:p>
          </table:table-cell>
          <table:table-cell office:value-type="float" office:value="15185">
            <text:p>15185</text:p>
          </table:table-cell>
          <table:table-cell office:value-type="float" office:value="27130">
            <text:p>27130</text:p>
          </table:table-cell>
          <table:table-cell office:value-type="float" office:value="48760">
            <text:p>48760</text:p>
          </table:table-cell>
          <table:table-cell office:value-type="float" office:value="58860">
            <text:p>58860</text:p>
          </table:table-cell>
          <table:table-cell office:value-type="float" office:value="62445">
            <text:p>62445</text:p>
          </table:table-cell>
          <table:table-cell office:value-type="float" office:value="149340">
            <text:p>149340</text:p>
          </table:table-cell>
          <table:table-cell office:value-type="float" office:value="4785">
            <text:p>4785</text:p>
          </table:table-cell>
          <table:table-cell office:value-type="float" office:value="4830">
            <text:p>4830</text:p>
          </table:table-cell>
          <table:table-cell office:value-type="float" office:value="7685">
            <text:p>7685</text:p>
          </table:table-cell>
          <table:table-cell office:value-type="float" office:value="253650">
            <text:p>253650</text:p>
          </table:table-cell>
          <table:table-cell office:value-type="float" office:value="9275">
            <text:p>9275</text:p>
          </table:table-cell>
          <table:table-cell office:value-type="float" office:value="30135">
            <text:p>30135</text:p>
          </table:table-cell>
          <table:table-cell office:value-type="float" office:value="10260">
            <text:p>10260</text:p>
          </table:table-cell>
          <table:table-cell office:value-type="float" office:value="41425">
            <text:p>41425</text:p>
          </table:table-cell>
          <table:table-cell office:value-type="float" office:value="2570">
            <text:p>2570</text:p>
          </table:table-cell>
          <table:table-cell office:value-type="float" office:value="2590">
            <text:p>2590</text:p>
          </table:table-cell>
          <table:table-cell office:value-type="float" office:value="3960">
            <text:p>3960</text:p>
          </table:table-cell>
          <table:table-cell office:value-type="float" office:value="3045">
            <text:p>3045</text:p>
          </table:table-cell>
          <table:table-cell table:number-columns-repeated="4"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51215">
            <text:p>51215</text:p>
          </table:table-cell>
          <table:table-cell office:value-type="float" office:value="313975">
            <text:p>313975</text:p>
          </table:table-cell>
          <table:table-cell office:value-type="float" office:value="8600">
            <text:p>86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0/9/2019 17:54:18</text:p>
          </table:table-cell>
          <table:table-cell/>
          <table:table-cell office:value-type="float" office:value="2015">
            <text:p>2015</text:p>
          </table:table-cell>
          <table:table-cell table:formula="of:=MID([.A66];FIND(&quot;20&quot;; [.A66]; 4);4)-[.C66]" office:value-type="float" office:value="4">
            <text:p>4</text:p>
          </table:table-cell>
          <table:table-cell office:value-type="float" office:value="54836">
            <text:p>54836</text:p>
          </table:table-cell>
          <table:table-cell office:value-type="float" office:value="46.4">
            <text:p>46.4</text:p>
          </table:table-cell>
          <table:table-cell office:value-type="float" office:value="54.12">
            <text:p>54.12</text:p>
          </table:table-cell>
          <table:table-cell office:value-type="float" office:value="80.39">
            <text:p>80.39</text:p>
          </table:table-cell>
          <table:table-cell office:value-type="float" office:value="71.37">
            <text:p>71.37</text:p>
          </table:table-cell>
          <table:table-cell office:value-type="float" office:value="11265">
            <text:p>11265</text:p>
          </table:table-cell>
          <table:table-cell office:value-type="float" office:value="21900">
            <text:p>21900</text:p>
          </table:table-cell>
          <table:table-cell office:value-type="float" office:value="36675">
            <text:p>36675</text:p>
          </table:table-cell>
          <table:table-cell office:value-type="float" office:value="67365">
            <text:p>67365</text:p>
          </table:table-cell>
          <table:table-cell office:value-type="float" office:value="94120">
            <text:p>94120</text:p>
          </table:table-cell>
          <table:table-cell office:value-type="float" office:value="108555">
            <text:p>108555</text:p>
          </table:table-cell>
          <table:table-cell office:value-type="float" office:value="120645">
            <text:p>120645</text:p>
          </table:table-cell>
          <table:table-cell office:value-type="float" office:value="281625">
            <text:p>281625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1295">
            <text:p>1295</text:p>
          </table:table-cell>
          <table:table-cell office:value-type="float" office:value="39555">
            <text:p>39555</text:p>
          </table:table-cell>
          <table:table-cell office:value-type="float" office:value="14650">
            <text:p>14650</text:p>
          </table:table-cell>
          <table:table-cell office:value-type="float" office:value="28120">
            <text:p>28120</text:p>
          </table:table-cell>
          <table:table-cell office:value-type="float" office:value="327675">
            <text:p>327675</text:p>
          </table:table-cell>
          <table:table-cell office:value-type="float" office:value="108520">
            <text:p>108520</text:p>
          </table:table-cell>
          <table:table-cell office:value-type="float" office:value="1180">
            <text:p>1180</text:p>
          </table:table-cell>
          <table:table-cell office:value-type="float" office:value="655">
            <text:p>655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235">
            <text:p>8235</text:p>
          </table:table-cell>
          <table:table-cell office:value-type="float" office:value="167900">
            <text:p>167900</text:p>
          </table:table-cell>
          <table:table-cell office:value-type="float" office:value="327675">
            <text:p>327675</text:p>
          </table:table-cell>
          <table:table-cell office:value-type="float" office:value="224950">
            <text:p>224950</text:p>
          </table:table-cell>
          <table:table-cell office:value-type="float" office:value="124950">
            <text:p>1249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0/19/2019 5:13:59</text:p>
          </table:table-cell>
          <table:table-cell office:value-type="string">
            <text:p>Import to Netherlands</text:p>
          </table:table-cell>
          <table:table-cell office:value-type="float" office:value="2014">
            <text:p>2014</text:p>
          </table:table-cell>
          <table:table-cell table:formula="of:=MID([.A67];FIND(&quot;20&quot;; [.A67]; 4);4)-[.C67]" office:value-type="float" office:value="5">
            <text:p>5</text:p>
          </table:table-cell>
          <table:table-cell office:value-type="float" office:value="86496">
            <text:p>86496</text:p>
          </table:table-cell>
          <table:table-cell office:value-type="float" office:value="48.7">
            <text:p>48.7</text:p>
          </table:table-cell>
          <table:table-cell office:value-type="float" office:value="84.71">
            <text:p>84.71</text:p>
          </table:table-cell>
          <table:table-cell office:value-type="float" office:value="90.59">
            <text:p>90.59</text:p>
          </table:table-cell>
          <table:table-cell office:value-type="float" office:value="74.9">
            <text:p>74.9</text:p>
          </table:table-cell>
          <table:table-cell office:value-type="float" office:value="12410">
            <text:p>12410</text:p>
          </table:table-cell>
          <table:table-cell office:value-type="float" office:value="29275">
            <text:p>29275</text:p>
          </table:table-cell>
          <table:table-cell office:value-type="float" office:value="53700">
            <text:p>53700</text:p>
          </table:table-cell>
          <table:table-cell office:value-type="float" office:value="81910">
            <text:p>81910</text:p>
          </table:table-cell>
          <table:table-cell office:value-type="float" office:value="90900">
            <text:p>90900</text:p>
          </table:table-cell>
          <table:table-cell office:value-type="float" office:value="105465">
            <text:p>105465</text:p>
          </table:table-cell>
          <table:table-cell office:value-type="float" office:value="110390">
            <text:p>110390</text:p>
          </table:table-cell>
          <table:table-cell office:value-type="float" office:value="238430">
            <text:p>238430</text:p>
          </table:table-cell>
          <table:table-cell office:value-type="float" office:value="2905">
            <text:p>2905</text:p>
          </table:table-cell>
          <table:table-cell office:value-type="float" office:value="3020">
            <text:p>3020</text:p>
          </table:table-cell>
          <table:table-cell office:value-type="float" office:value="3625">
            <text:p>3625</text:p>
          </table:table-cell>
          <table:table-cell office:value-type="float" office:value="170350">
            <text:p>170350</text:p>
          </table:table-cell>
          <table:table-cell office:value-type="float" office:value="32025">
            <text:p>32025</text:p>
          </table:table-cell>
          <table:table-cell office:value-type="float" office:value="54415">
            <text:p>54415</text:p>
          </table:table-cell>
          <table:table-cell office:value-type="float" office:value="69130">
            <text:p>69130</text:p>
          </table:table-cell>
          <table:table-cell office:value-type="float" office:value="327675">
            <text:p>327675</text:p>
          </table:table-cell>
          <table:table-cell office:value-type="float" office:value="2725">
            <text:p>2725</text:p>
          </table:table-cell>
          <table:table-cell office:value-type="float" office:value="2535">
            <text:p>2535</text:p>
          </table:table-cell>
          <table:table-cell office:value-type="float" office:value="3285">
            <text:p>3285</text:p>
          </table:table-cell>
          <table:table-cell office:value-type="float" office:value="1805">
            <text:p>1805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05">
            <text:p>5405</text:p>
          </table:table-cell>
          <table:table-cell office:value-type="float" office:value="324180">
            <text:p>324180</text:p>
          </table:table-cell>
          <table:table-cell office:value-type="float" office:value="327675">
            <text:p>327675</text:p>
          </table:table-cell>
          <table:table-cell office:value-type="float" office:value="12465">
            <text:p>124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0/22/2019 17:06:23</text:p>
          </table:table-cell>
          <table:table-cell/>
          <table:table-cell office:value-type="float" office:value="2015">
            <text:p>2015</text:p>
          </table:table-cell>
          <table:table-cell table:formula="of:=MID([.A68];FIND(&quot;20&quot;; [.A68]; 4);4)-[.C68]" office:value-type="float" office:value="4">
            <text:p>4</text:p>
          </table:table-cell>
          <table:table-cell office:value-type="float" office:value="42000">
            <text:p>42000</text:p>
          </table:table-cell>
          <table:table-cell office:value-type="float" office:value="49.4">
            <text:p>49.4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75.69">
            <text:p>75.69</text:p>
          </table:table-cell>
          <table:table-cell office:value-type="float" office:value="8465">
            <text:p>8465</text:p>
          </table:table-cell>
          <table:table-cell office:value-type="float" office:value="20070">
            <text:p>20070</text:p>
          </table:table-cell>
          <table:table-cell office:value-type="float" office:value="44955">
            <text:p>44955</text:p>
          </table:table-cell>
          <table:table-cell office:value-type="float" office:value="78800">
            <text:p>78800</text:p>
          </table:table-cell>
          <table:table-cell office:value-type="float" office:value="93985">
            <text:p>93985</text:p>
          </table:table-cell>
          <table:table-cell office:value-type="float" office:value="99775">
            <text:p>99775</text:p>
          </table:table-cell>
          <table:table-cell office:value-type="float" office:value="110265">
            <text:p>110265</text:p>
          </table:table-cell>
          <table:table-cell office:value-type="float" office:value="238500">
            <text:p>23850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office:value-type="float" office:value="32100">
            <text:p>32100</text:p>
          </table:table-cell>
          <table:table-cell office:value-type="float" office:value="15000">
            <text:p>15000</text:p>
          </table:table-cell>
          <table:table-cell office:value-type="float" office:value="18690">
            <text:p>18690</text:p>
          </table:table-cell>
          <table:table-cell office:value-type="float" office:value="327675">
            <text:p>327675</text:p>
          </table:table-cell>
          <table:table-cell office:value-type="float" office:value="38490">
            <text:p>38490</text:p>
          </table:table-cell>
          <table:table-cell office:value-type="float" office:value="1145">
            <text:p>1145</text:p>
          </table:table-cell>
          <table:table-cell office:value-type="float" office:value="325">
            <text:p>325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41015">
            <text:p>41015</text:p>
          </table:table-cell>
          <table:table-cell office:value-type="float" office:value="141205">
            <text:p>141205</text:p>
          </table:table-cell>
          <table:table-cell office:value-type="float" office:value="327675">
            <text:p>327675</text:p>
          </table:table-cell>
          <table:table-cell office:value-type="float" office:value="111945">
            <text:p>1119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1/10/2019 3:04:26</text:p>
          </table:table-cell>
          <table:table-cell/>
          <table:table-cell office:value-type="float" office:value="2017">
            <text:p>2017</text:p>
          </table:table-cell>
          <table:table-cell table:formula="of:=MID([.A69];FIND(&quot;20&quot;; [.A69]; 4);4)-[.C69]" office:value-type="float" office:value="2">
            <text:p>2</text:p>
          </table:table-cell>
          <table:table-cell office:value-type="float" office:value="12281">
            <text:p>12281</text:p>
          </table:table-cell>
          <table:table-cell office:value-type="float" office:value="58.5">
            <text:p>58.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.8">
            <text:p>89.8</text:p>
          </table:table-cell>
          <table:table-cell office:value-type="float" office:value="1875">
            <text:p>1875</text:p>
          </table:table-cell>
          <table:table-cell office:value-type="float" office:value="6420">
            <text:p>6420</text:p>
          </table:table-cell>
          <table:table-cell office:value-type="float" office:value="11350">
            <text:p>11350</text:p>
          </table:table-cell>
          <table:table-cell office:value-type="float" office:value="18315">
            <text:p>18315</text:p>
          </table:table-cell>
          <table:table-cell office:value-type="float" office:value="24545">
            <text:p>24545</text:p>
          </table:table-cell>
          <table:table-cell office:value-type="float" office:value="27020">
            <text:p>27020</text:p>
          </table:table-cell>
          <table:table-cell office:value-type="float" office:value="33955">
            <text:p>33955</text:p>
          </table:table-cell>
          <table:table-cell office:value-type="float" office:value="59445">
            <text:p>59445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9900">
            <text:p>9900</text:p>
          </table:table-cell>
          <table:table-cell office:value-type="float" office:value="7215">
            <text:p>7215</text:p>
          </table:table-cell>
          <table:table-cell office:value-type="float" office:value="22895">
            <text:p>22895</text:p>
          </table:table-cell>
          <table:table-cell office:value-type="float" office:value="93300">
            <text:p>93300</text:p>
          </table:table-cell>
          <table:table-cell office:value-type="float" office:value="48740">
            <text:p>48740</text:p>
          </table:table-cell>
          <table:table-cell office:value-type="float" office:value="395">
            <text:p>395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5">
            <text:p>435</text:p>
          </table:table-cell>
          <table:table-cell office:value-type="float" office:value="1285">
            <text:p>1285</text:p>
          </table:table-cell>
          <table:table-cell office:value-type="float" office:value="62290">
            <text:p>62290</text:p>
          </table:table-cell>
          <table:table-cell office:value-type="float" office:value="110600">
            <text:p>110600</text:p>
          </table:table-cell>
          <table:table-cell office:value-type="float" office:value="8295">
            <text:p>82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1/11/2019 12:50:35</text:p>
          </table:table-cell>
          <table:table-cell/>
          <table:table-cell office:value-type="float" office:value="2015">
            <text:p>2015</text:p>
          </table:table-cell>
          <table:table-cell table:formula="of:=MID([.A70];FIND(&quot;20&quot;; [.A70]; 4);4)-[.C70]" office:value-type="float" office:value="4">
            <text:p>4</text:p>
          </table:table-cell>
          <table:table-cell office:value-type="float" office:value="46406">
            <text:p>46406</text:p>
          </table:table-cell>
          <table:table-cell office:value-type="float" office:value="46.7">
            <text:p>46.7</text:p>
          </table:table-cell>
          <table:table-cell office:value-type="float" office:value="61.18">
            <text:p>61.18</text:p>
          </table:table-cell>
          <table:table-cell office:value-type="float" office:value="83.14">
            <text:p>83.14</text:p>
          </table:table-cell>
          <table:table-cell office:value-type="float" office:value="71.76">
            <text:p>71.76</text:p>
          </table:table-cell>
          <table:table-cell office:value-type="float" office:value="8150">
            <text:p>8150</text:p>
          </table:table-cell>
          <table:table-cell office:value-type="float" office:value="13490">
            <text:p>13490</text:p>
          </table:table-cell>
          <table:table-cell office:value-type="float" office:value="21205">
            <text:p>21205</text:p>
          </table:table-cell>
          <table:table-cell office:value-type="float" office:value="36390">
            <text:p>36390</text:p>
          </table:table-cell>
          <table:table-cell office:value-type="float" office:value="46925">
            <text:p>46925</text:p>
          </table:table-cell>
          <table:table-cell office:value-type="float" office:value="65495">
            <text:p>65495</text:p>
          </table:table-cell>
          <table:table-cell office:value-type="float" office:value="85605">
            <text:p>85605</text:p>
          </table:table-cell>
          <table:table-cell office:value-type="float" office:value="162725">
            <text:p>162725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1550">
            <text:p>1550</text:p>
          </table:table-cell>
          <table:table-cell office:value-type="float" office:value="34235">
            <text:p>34235</text:p>
          </table:table-cell>
          <table:table-cell office:value-type="float" office:value="14890">
            <text:p>14890</text:p>
          </table:table-cell>
          <table:table-cell office:value-type="float" office:value="29565">
            <text:p>29565</text:p>
          </table:table-cell>
          <table:table-cell office:value-type="float" office:value="245000">
            <text:p>245000</text:p>
          </table:table-cell>
          <table:table-cell office:value-type="float" office:value="112170">
            <text:p>112170</text:p>
          </table:table-cell>
          <table:table-cell office:value-type="float" office:value="1590">
            <text:p>1590</text:p>
          </table:table-cell>
          <table:table-cell office:value-type="float" office:value="750">
            <text:p>75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96140">
            <text:p>96140</text:p>
          </table:table-cell>
          <table:table-cell office:value-type="float" office:value="271715">
            <text:p>271715</text:p>
          </table:table-cell>
          <table:table-cell office:value-type="float" office:value="72035">
            <text:p>720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1/15/2019 6:22:55</text:p>
          </table:table-cell>
          <table:table-cell office:value-type="string">
            <text:p>No</text:p>
          </table:table-cell>
          <table:table-cell office:value-type="float" office:value="2016">
            <text:p>2016</text:p>
          </table:table-cell>
          <table:table-cell table:formula="of:=MID([.A71];FIND(&quot;20&quot;; [.A71]; 4);4)-[.C71]" office:value-type="float" office:value="3">
            <text:p>3</text:p>
          </table:table-cell>
          <table:table-cell office:value-type="float" office:value="15000">
            <text:p>15000</text:p>
          </table:table-cell>
          <table:table-cell office:value-type="float" office:value="60.7">
            <text:p>60.7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93.33">
            <text:p>93.33</text:p>
          </table:table-cell>
          <table:table-cell office:value-type="float" office:value="960">
            <text:p>960</text:p>
          </table:table-cell>
          <table:table-cell office:value-type="float" office:value="2210">
            <text:p>2210</text:p>
          </table:table-cell>
          <table:table-cell office:value-type="float" office:value="3895">
            <text:p>3895</text:p>
          </table:table-cell>
          <table:table-cell office:value-type="float" office:value="5755">
            <text:p>5755</text:p>
          </table:table-cell>
          <table:table-cell office:value-type="float" office:value="10855">
            <text:p>10855</text:p>
          </table:table-cell>
          <table:table-cell office:value-type="float" office:value="19650">
            <text:p>19650</text:p>
          </table:table-cell>
          <table:table-cell office:value-type="float" office:value="42955">
            <text:p>42955</text:p>
          </table:table-cell>
          <table:table-cell office:value-type="float" office:value="150480">
            <text:p>15048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15">
            <text:p>415</text:p>
          </table:table-cell>
          <table:table-cell office:value-type="float" office:value="10495">
            <text:p>10495</text:p>
          </table:table-cell>
          <table:table-cell office:value-type="float" office:value="5290">
            <text:p>5290</text:p>
          </table:table-cell>
          <table:table-cell office:value-type="float" office:value="10840">
            <text:p>10840</text:p>
          </table:table-cell>
          <table:table-cell office:value-type="float" office:value="191540">
            <text:p>191540</text:p>
          </table:table-cell>
          <table:table-cell office:value-type="float" office:value="17975">
            <text:p>17975</text:p>
          </table:table-cell>
          <table:table-cell office:value-type="float" office:value="280">
            <text:p>280</text:p>
          </table:table-cell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740">
            <text:p>2740</text:p>
          </table:table-cell>
          <table:table-cell office:value-type="float" office:value="125350">
            <text:p>125350</text:p>
          </table:table-cell>
          <table:table-cell office:value-type="float" office:value="102340">
            <text:p>102340</text:p>
          </table:table-cell>
          <table:table-cell office:value-type="float" office:value="6435">
            <text:p>64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1/16/2019 16:01:23</text:p>
          </table:table-cell>
          <table:table-cell office:value-type="string">
            <text:p>Why soh-r so low??</text:p>
          </table:table-cell>
          <table:table-cell office:value-type="float" office:value="2016">
            <text:p>2016</text:p>
          </table:table-cell>
          <table:table-cell table:formula="of:=MID([.A72];FIND(&quot;20&quot;; [.A72]; 4);4)-[.C72]" office:value-type="float" office:value="3">
            <text:p>3</text:p>
          </table:table-cell>
          <table:table-cell office:value-type="float" office:value="20191">
            <text:p>20191</text:p>
          </table:table-cell>
          <table:table-cell office:value-type="float" office:value="64.8">
            <text:p>64.8</text:p>
          </table:table-cell>
          <table:table-cell office:value-type="float" office:value="87.84">
            <text:p>87.84</text:p>
          </table:table-cell>
          <table:table-cell office:value-type="float" office:value="89.02">
            <text:p>89.02</text:p>
          </table:table-cell>
          <table:table-cell office:value-type="float" office:value="99.61">
            <text:p>99.61</text:p>
          </table:table-cell>
          <table:table-cell office:value-type="float" office:value="4075">
            <text:p>4075</text:p>
          </table:table-cell>
          <table:table-cell office:value-type="float" office:value="12770">
            <text:p>12770</text:p>
          </table:table-cell>
          <table:table-cell office:value-type="float" office:value="22085">
            <text:p>22085</text:p>
          </table:table-cell>
          <table:table-cell office:value-type="float" office:value="35035">
            <text:p>35035</text:p>
          </table:table-cell>
          <table:table-cell office:value-type="float" office:value="42015">
            <text:p>42015</text:p>
          </table:table-cell>
          <table:table-cell office:value-type="float" office:value="51435">
            <text:p>51435</text:p>
          </table:table-cell>
          <table:table-cell office:value-type="float" office:value="59815">
            <text:p>59815</text:p>
          </table:table-cell>
          <table:table-cell office:value-type="float" office:value="144345">
            <text:p>1443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6430">
            <text:p>16430</text:p>
          </table:table-cell>
          <table:table-cell office:value-type="float" office:value="6135">
            <text:p>6135</text:p>
          </table:table-cell>
          <table:table-cell office:value-type="float" office:value="18615">
            <text:p>18615</text:p>
          </table:table-cell>
          <table:table-cell office:value-type="float" office:value="311435">
            <text:p>311435</text:p>
          </table:table-cell>
          <table:table-cell office:value-type="float" office:value="17605">
            <text:p>17605</text:p>
          </table:table-cell>
          <table:table-cell office:value-type="float" office:value="730">
            <text:p>730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127690">
            <text:p>127690</text:p>
          </table:table-cell>
          <table:table-cell office:value-type="float" office:value="214810">
            <text:p>214810</text:p>
          </table:table-cell>
          <table:table-cell office:value-type="float" office:value="27885">
            <text:p>278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1/22/2019 11:49:05</text:p>
          </table:table-cell>
          <table:table-cell office:value-type="string">
            <text:p>PLP</text:p>
          </table:table-cell>
          <table:table-cell office:value-type="float" office:value="2014">
            <text:p>2014</text:p>
          </table:table-cell>
          <table:table-cell table:formula="of:=MID([.A73];FIND(&quot;20&quot;; [.A73]; 4);4)-[.C73]" office:value-type="float" office:value="5">
            <text:p>5</text:p>
          </table:table-cell>
          <table:table-cell office:value-type="float" office:value="44080">
            <text:p>44080</text:p>
          </table:table-cell>
          <table:table-cell office:value-type="float" office:value="51.3">
            <text:p>51.3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78.82">
            <text:p>78.82</text:p>
          </table:table-cell>
          <table:table-cell office:value-type="float" office:value="2430">
            <text:p>2430</text:p>
          </table:table-cell>
          <table:table-cell office:value-type="float" office:value="7180">
            <text:p>7180</text:p>
          </table:table-cell>
          <table:table-cell office:value-type="float" office:value="14095">
            <text:p>14095</text:p>
          </table:table-cell>
          <table:table-cell office:value-type="float" office:value="25655">
            <text:p>25655</text:p>
          </table:table-cell>
          <table:table-cell office:value-type="float" office:value="37185">
            <text:p>37185</text:p>
          </table:table-cell>
          <table:table-cell office:value-type="float" office:value="54770">
            <text:p>54770</text:p>
          </table:table-cell>
          <table:table-cell office:value-type="float" office:value="76820">
            <text:p>76820</text:p>
          </table:table-cell>
          <table:table-cell office:value-type="float" office:value="230030">
            <text:p>230030</text:p>
          </table:table-cell>
          <table:table-cell office:value-type="float" office:value="190">
            <text:p>190</text:p>
          </table:table-cell>
          <table:table-cell office:value-type="float" office:value="55">
            <text:p>55</text:p>
          </table:table-cell>
          <table:table-cell office:value-type="float" office:value="1445">
            <text:p>1445</text:p>
          </table:table-cell>
          <table:table-cell office:value-type="float" office:value="33795">
            <text:p>33795</text:p>
          </table:table-cell>
          <table:table-cell office:value-type="float" office:value="17380">
            <text:p>17380</text:p>
          </table:table-cell>
          <table:table-cell office:value-type="float" office:value="25475">
            <text:p>25475</text:p>
          </table:table-cell>
          <table:table-cell office:value-type="float" office:value="181995">
            <text:p>181995</text:p>
          </table:table-cell>
          <table:table-cell office:value-type="float" office:value="186075">
            <text:p>186075</text:p>
          </table:table-cell>
          <table:table-cell office:value-type="float" office:value="1270">
            <text:p>1270</text:p>
          </table:table-cell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640">
            <text:p>2640</text:p>
          </table:table-cell>
          <table:table-cell office:value-type="float" office:value="44490">
            <text:p>44490</text:p>
          </table:table-cell>
          <table:table-cell office:value-type="float" office:value="177705">
            <text:p>177705</text:p>
          </table:table-cell>
          <table:table-cell office:value-type="float" office:value="178105">
            <text:p>178105</text:p>
          </table:table-cell>
          <table:table-cell office:value-type="float" office:value="45205">
            <text:p>452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2/8/2019 6:38:30</text:p>
          </table:table-cell>
          <table:table-cell/>
          <table:table-cell office:value-type="float" office:value="2014">
            <text:p>2014</text:p>
          </table:table-cell>
          <table:table-cell table:formula="of:=MID([.A74];FIND(&quot;20&quot;; [.A74]; 4);4)-[.C74]" office:value-type="float" office:value="5">
            <text:p>5</text:p>
          </table:table-cell>
          <table:table-cell office:value-type="float" office:value="16497">
            <text:p>16497</text:p>
          </table:table-cell>
          <table:table-cell office:value-type="float" office:value="44.9">
            <text:p>44.9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69.02">
            <text:p>69.02</text:p>
          </table:table-cell>
          <table:table-cell office:value-type="float" office:value="900">
            <text:p>900</text:p>
          </table:table-cell>
          <table:table-cell office:value-type="float" office:value="670">
            <text:p>670</text:p>
          </table:table-cell>
          <table:table-cell office:value-type="float" office:value="2855">
            <text:p>2855</text:p>
          </table:table-cell>
          <table:table-cell office:value-type="float" office:value="5410">
            <text:p>5410</text:p>
          </table:table-cell>
          <table:table-cell office:value-type="float" office:value="8390">
            <text:p>8390</text:p>
          </table:table-cell>
          <table:table-cell office:value-type="float" office:value="13885">
            <text:p>13885</text:p>
          </table:table-cell>
          <table:table-cell office:value-type="float" office:value="20205">
            <text:p>20205</text:p>
          </table:table-cell>
          <table:table-cell office:value-type="float" office:value="65145">
            <text:p>65145</text:p>
          </table:table-cell>
          <table:table-cell table:number-columns-repeated="23"/>
        </table:table-row>
        <table:table-row table:style-name="ro1">
          <table:table-cell office:value-type="string">
            <text:p>12/16/2019 10:54:20</text:p>
          </table:table-cell>
          <table:table-cell/>
          <table:table-cell office:value-type="float" office:value="2013">
            <text:p>2013</text:p>
          </table:table-cell>
          <table:table-cell table:formula="of:=MID([.A75];FIND(&quot;20&quot;; [.A75]; 4);4)-[.C75]" office:value-type="float" office:value="6">
            <text:p>6</text:p>
          </table:table-cell>
          <table:table-cell office:value-type="float" office:value="25899">
            <text:p>25899</text:p>
          </table:table-cell>
          <table:table-cell office:value-type="float" office:value="56.8">
            <text:p>56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.06">
            <text:p>87.06</text:p>
          </table:table-cell>
          <table:table-cell office:value-type="float" office:value="175">
            <text:p>175</text:p>
          </table:table-cell>
          <table:table-cell office:value-type="float" office:value="775">
            <text:p>775</text:p>
          </table:table-cell>
          <table:table-cell office:value-type="float" office:value="1485">
            <text:p>1485</text:p>
          </table:table-cell>
          <table:table-cell office:value-type="float" office:value="4350">
            <text:p>4350</text:p>
          </table:table-cell>
          <table:table-cell office:value-type="float" office:value="13600">
            <text:p>13600</text:p>
          </table:table-cell>
          <table:table-cell office:value-type="float" office:value="27070">
            <text:p>27070</text:p>
          </table:table-cell>
          <table:table-cell office:value-type="float" office:value="54105">
            <text:p>54105</text:p>
          </table:table-cell>
          <table:table-cell office:value-type="float" office:value="179310">
            <text:p>179310</text:p>
          </table:table-cell>
          <table:table-cell office:value-type="float" office:value="9720">
            <text:p>9720</text:p>
          </table:table-cell>
          <table:table-cell office:value-type="float" office:value="4270">
            <text:p>4270</text:p>
          </table:table-cell>
          <table:table-cell office:value-type="float" office:value="6570">
            <text:p>6570</text:p>
          </table:table-cell>
          <table:table-cell office:value-type="float" office:value="81750">
            <text:p>81750</text:p>
          </table:table-cell>
          <table:table-cell office:value-type="float" office:value="17085">
            <text:p>17085</text:p>
          </table:table-cell>
          <table:table-cell office:value-type="float" office:value="39325">
            <text:p>39325</text:p>
          </table:table-cell>
          <table:table-cell office:value-type="float" office:value="36995">
            <text:p>36995</text:p>
          </table:table-cell>
          <table:table-cell office:value-type="float" office:value="78005">
            <text:p>78005</text:p>
          </table:table-cell>
          <table:table-cell office:value-type="float" office:value="1425">
            <text:p>1425</text:p>
          </table:table-cell>
          <table:table-cell office:value-type="float" office:value="915">
            <text:p>915</text:p>
          </table:table-cell>
          <table:table-cell office:value-type="float" office:value="1270">
            <text:p>1270</text:p>
          </table:table-cell>
          <table:table-cell office:value-type="float" office:value="840">
            <text:p>840</text:p>
          </table:table-cell>
          <table:table-cell table:number-columns-repeated="3"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35775">
            <text:p>35775</text:p>
          </table:table-cell>
          <table:table-cell office:value-type="float" office:value="139095">
            <text:p>139095</text:p>
          </table:table-cell>
          <table:table-cell office:value-type="float" office:value="99270">
            <text:p>99270</text:p>
          </table:table-cell>
          <table:table-cell office:value-type="float" office:value="3380">
            <text:p>33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2/22/2019 12:48:32</text:p>
          </table:table-cell>
          <table:table-cell/>
          <table:table-cell office:value-type="float" office:value="2013">
            <text:p>2013</text:p>
          </table:table-cell>
          <table:table-cell table:formula="of:=MID([.A76];FIND(&quot;20&quot;; [.A76]; 4);4)-[.C76]" office:value-type="float" office:value="6">
            <text:p>6</text:p>
          </table:table-cell>
          <table:table-cell office:value-type="float" office:value="28090">
            <text:p>2809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75.29">
            <text:p>75.29</text:p>
          </table:table-cell>
          <table:table-cell office:value-type="float" office:value="4245">
            <text:p>4245</text:p>
          </table:table-cell>
          <table:table-cell office:value-type="float" office:value="10270">
            <text:p>10270</text:p>
          </table:table-cell>
          <table:table-cell office:value-type="float" office:value="20895">
            <text:p>20895</text:p>
          </table:table-cell>
          <table:table-cell office:value-type="float" office:value="36275">
            <text:p>36275</text:p>
          </table:table-cell>
          <table:table-cell office:value-type="float" office:value="49235">
            <text:p>49235</text:p>
          </table:table-cell>
          <table:table-cell office:value-type="float" office:value="66165">
            <text:p>66165</text:p>
          </table:table-cell>
          <table:table-cell office:value-type="float" office:value="76565">
            <text:p>76565</text:p>
          </table:table-cell>
          <table:table-cell office:value-type="float" office:value="184290">
            <text:p>184290</text:p>
          </table:table-cell>
          <table:table-cell office:value-type="float" office:value="7430">
            <text:p>7430</text:p>
          </table:table-cell>
          <table:table-cell office:value-type="float" office:value="915">
            <text:p>915</text:p>
          </table:table-cell>
          <table:table-cell office:value-type="float" office:value="4630">
            <text:p>4630</text:p>
          </table:table-cell>
          <table:table-cell office:value-type="float" office:value="96080">
            <text:p>96080</text:p>
          </table:table-cell>
          <table:table-cell office:value-type="float" office:value="17505">
            <text:p>17505</text:p>
          </table:table-cell>
          <table:table-cell office:value-type="float" office:value="48870">
            <text:p>48870</text:p>
          </table:table-cell>
          <table:table-cell office:value-type="float" office:value="246725">
            <text:p>246725</text:p>
          </table:table-cell>
          <table:table-cell office:value-type="float" office:value="18540">
            <text:p>18540</text:p>
          </table:table-cell>
          <table:table-cell office:value-type="float" office:value="2170">
            <text:p>2170</text:p>
          </table:table-cell>
          <table:table-cell office:value-type="float" office:value="1560">
            <text:p>1560</text:p>
          </table:table-cell>
          <table:table-cell office:value-type="float" office:value="2010">
            <text:p>2010</text:p>
          </table:table-cell>
          <table:table-cell office:value-type="float" office:value="1505">
            <text:p>1505</text:p>
          </table:table-cell>
          <table:table-cell table:number-columns-repeated="2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39630">
            <text:p>39630</text:p>
          </table:table-cell>
          <table:table-cell office:value-type="float" office:value="68025">
            <text:p>68025</text:p>
          </table:table-cell>
          <table:table-cell office:value-type="float" office:value="116285">
            <text:p>116285</text:p>
          </table:table-cell>
          <table:table-cell office:value-type="float" office:value="217715">
            <text:p>217715</text:p>
          </table:table-cell>
          <table:table-cell office:value-type="float" office:value="5315">
            <text:p>53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6/2020 16:49:19</text:p>
          </table:table-cell>
          <table:table-cell/>
          <table:table-cell office:value-type="float" office:value="2016">
            <text:p>2016</text:p>
          </table:table-cell>
          <table:table-cell table:formula="of:=MID([.A77];FIND(&quot;20&quot;; [.A77]; 4);4)-[.C77]" office:value-type="float" office:value="4">
            <text:p>4</text:p>
          </table:table-cell>
          <table:table-cell office:value-type="float" office:value="34500">
            <text:p>34500</text:p>
          </table:table-cell>
          <table:table-cell office:value-type="float" office:value="56.3">
            <text:p>56.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.67">
            <text:p>86.67</text:p>
          </table:table-cell>
          <table:table-cell office:value-type="float" office:value="2045">
            <text:p>2045</text:p>
          </table:table-cell>
          <table:table-cell office:value-type="float" office:value="7770">
            <text:p>7770</text:p>
          </table:table-cell>
          <table:table-cell office:value-type="float" office:value="17005">
            <text:p>17005</text:p>
          </table:table-cell>
          <table:table-cell office:value-type="float" office:value="27905">
            <text:p>27905</text:p>
          </table:table-cell>
          <table:table-cell office:value-type="float" office:value="34105">
            <text:p>34105</text:p>
          </table:table-cell>
          <table:table-cell office:value-type="float" office:value="36950">
            <text:p>36950</text:p>
          </table:table-cell>
          <table:table-cell office:value-type="float" office:value="47020">
            <text:p>47020</text:p>
          </table:table-cell>
          <table:table-cell office:value-type="float" office:value="80805">
            <text:p>8080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29720">
            <text:p>29720</text:p>
          </table:table-cell>
          <table:table-cell office:value-type="float" office:value="13845">
            <text:p>13845</text:p>
          </table:table-cell>
          <table:table-cell office:value-type="float" office:value="44035">
            <text:p>44035</text:p>
          </table:table-cell>
          <table:table-cell office:value-type="float" office:value="55355">
            <text:p>55355</text:p>
          </table:table-cell>
          <table:table-cell office:value-type="float" office:value="109495">
            <text:p>109495</text:p>
          </table:table-cell>
          <table:table-cell office:value-type="float" office:value="1735">
            <text:p>1735</text:p>
          </table:table-cell>
          <table:table-cell office:value-type="float" office:value="590">
            <text:p>59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8905">
            <text:p>48905</text:p>
          </table:table-cell>
          <table:table-cell office:value-type="float" office:value="194875">
            <text:p>194875</text:p>
          </table:table-cell>
          <table:table-cell office:value-type="float" office:value="11620">
            <text:p>116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/16/2020 10:05:15</text:p>
          </table:table-cell>
          <table:table-cell office:value-type="string">
            <text:p>sams used 2017</text:p>
          </table:table-cell>
          <table:table-cell office:value-type="float" office:value="2017">
            <text:p>2017</text:p>
          </table:table-cell>
          <table:table-cell table:formula="of:=MID([.A78];FIND(&quot;20&quot;; [.A78]; 4);4)-[.C78]" office:value-type="float" office:value="3">
            <text:p>3</text:p>
          </table:table-cell>
          <table:table-cell office:value-type="float" office:value="13552">
            <text:p>13552</text:p>
          </table:table-cell>
          <table:table-cell office:value-type="float" office:value="57.7">
            <text:p>57.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.63">
            <text:p>88.63</text:p>
          </table:table-cell>
          <table:table-cell table:number-columns-repeated="31"/>
        </table:table-row>
        <table:table-row table:style-name="ro1">
          <table:table-cell office:value-type="string">
            <text:p>1/24/2020 11:09:52</text:p>
          </table:table-cell>
          <table:table-cell office:value-type="string">
            <text:p>sams 2017 post U69</text:p>
          </table:table-cell>
          <table:table-cell office:value-type="float" office:value="2017">
            <text:p>2017</text:p>
          </table:table-cell>
          <table:table-cell table:formula="of:=MID([.A79];FIND(&quot;20&quot;; [.A79]; 4);4)-[.C79]" office:value-type="float" office:value="3">
            <text:p>3</text:p>
          </table:table-cell>
          <table:table-cell office:value-type="float" office:value="13827">
            <text:p>13827</text:p>
          </table:table-cell>
          <table:table-cell office:value-type="float" office:value="64.9">
            <text:p>64.9</text:p>
          </table:table-cell>
          <table:table-cell table:number-columns-repeated="3" office:value-type="float" office:value="99.61">
            <text:p>99.61</text:p>
          </table:table-cell>
          <table:table-cell office:value-type="float" office:value="395">
            <text:p>395</text:p>
          </table:table-cell>
          <table:table-cell office:value-type="float" office:value="2435">
            <text:p>2435</text:p>
          </table:table-cell>
          <table:table-cell office:value-type="float" office:value="4950">
            <text:p>4950</text:p>
          </table:table-cell>
          <table:table-cell office:value-type="float" office:value="8880">
            <text:p>8880</text:p>
          </table:table-cell>
          <table:table-cell office:value-type="float" office:value="16625">
            <text:p>16625</text:p>
          </table:table-cell>
          <table:table-cell office:value-type="float" office:value="25180">
            <text:p>25180</text:p>
          </table:table-cell>
          <table:table-cell office:value-type="float" office:value="46885">
            <text:p>46885</text:p>
          </table:table-cell>
          <table:table-cell office:value-type="float" office:value="159345">
            <text:p>159345</text:p>
          </table:table-cell>
          <table:table-cell table:number-columns-repeated="23"/>
        </table:table-row>
        <table:table-row table:style-name="ro1">
          <table:table-cell office:value-type="string">
            <text:p>2/4/2020 12:59:57</text:p>
          </table:table-cell>
          <table:table-cell office:value-type="string">
            <text:p>After half year... SOH-C decreasing</text:p>
          </table:table-cell>
          <table:table-cell office:value-type="float" office:value="2015">
            <text:p>2015</text:p>
          </table:table-cell>
          <table:table-cell table:formula="of:=MID([.A80];FIND(&quot;20&quot;; [.A80]; 4);4)-[.C80]" office:value-type="float" office:value="5">
            <text:p>5</text:p>
          </table:table-cell>
          <table:table-cell office:value-type="float" office:value="24820">
            <text:p>24820</text:p>
          </table:table-cell>
          <table:table-cell office:value-type="float" office:value="53.7">
            <text:p>53.7</text:p>
          </table:table-cell>
          <table:table-cell office:value-type="float" office:value="100">
            <text:p>100</text:p>
          </table:table-cell>
          <table:table-cell office:value-type="float" office:value="94.12">
            <text:p>94.12</text:p>
          </table:table-cell>
          <table:table-cell office:value-type="float" office:value="82.35">
            <text:p>82.35</text:p>
          </table:table-cell>
          <table:table-cell office:value-type="float" office:value="1050">
            <text:p>1050</text:p>
          </table:table-cell>
          <table:table-cell office:value-type="float" office:value="2820">
            <text:p>2820</text:p>
          </table:table-cell>
          <table:table-cell office:value-type="float" office:value="6245">
            <text:p>6245</text:p>
          </table:table-cell>
          <table:table-cell office:value-type="float" office:value="10675">
            <text:p>10675</text:p>
          </table:table-cell>
          <table:table-cell office:value-type="float" office:value="12475">
            <text:p>12475</text:p>
          </table:table-cell>
          <table:table-cell office:value-type="float" office:value="12320">
            <text:p>12320</text:p>
          </table:table-cell>
          <table:table-cell office:value-type="float" office:value="10590">
            <text:p>10590</text:p>
          </table:table-cell>
          <table:table-cell office:value-type="float" office:value="6980">
            <text:p>69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40">
            <text:p>5840</text:p>
          </table:table-cell>
          <table:table-cell office:value-type="float" office:value="4890">
            <text:p>4890</text:p>
          </table:table-cell>
          <table:table-cell office:value-type="float" office:value="3895">
            <text:p>3895</text:p>
          </table:table-cell>
          <table:table-cell office:value-type="float" office:value="6150">
            <text:p>6150</text:p>
          </table:table-cell>
          <table:table-cell office:value-type="float" office:value="42145">
            <text:p>42145</text:p>
          </table:table-cell>
          <table:table-cell office:value-type="float" office:value="155">
            <text:p>155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36100">
            <text:p>36100</text:p>
          </table:table-cell>
          <table:table-cell office:value-type="float" office:value="25540">
            <text:p>25540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/22/2020 19:00:50</text:p>
          </table:table-cell>
          <table:table-cell/>
          <table:table-cell office:value-type="float" office:value="2017">
            <text:p>2017</text:p>
          </table:table-cell>
          <table:table-cell table:formula="of:=MID([.A81];FIND(&quot;20&quot;; [.A81]; 4);4)-[.C81]" office:value-type="float" office:value="3">
            <text:p>3</text:p>
          </table:table-cell>
          <table:table-cell office:value-type="float" office:value="21235">
            <text:p>21235</text:p>
          </table:table-cell>
          <table:table-cell office:value-type="float" office:value="63.5">
            <text:p>63.5</text:p>
          </table:table-cell>
          <table:table-cell office:value-type="float" office:value="100">
            <text:p>100</text:p>
          </table:table-cell>
          <table:table-cell office:value-type="float" office:value="99.62">
            <text:p>99.62</text:p>
          </table:table-cell>
          <table:table-cell office:value-type="float" office:value="99.21">
            <text:p>99.21</text:p>
          </table:table-cell>
          <table:table-cell office:value-type="float" office:value="1930">
            <text:p>1930</text:p>
          </table:table-cell>
          <table:table-cell office:value-type="float" office:value="5085">
            <text:p>5085</text:p>
          </table:table-cell>
          <table:table-cell office:value-type="float" office:value="9060">
            <text:p>9060</text:p>
          </table:table-cell>
          <table:table-cell office:value-type="float" office:value="14545">
            <text:p>14545</text:p>
          </table:table-cell>
          <table:table-cell office:value-type="float" office:value="20195">
            <text:p>20195</text:p>
          </table:table-cell>
          <table:table-cell office:value-type="float" office:value="23175">
            <text:p>23175</text:p>
          </table:table-cell>
          <table:table-cell office:value-type="float" office:value="31645">
            <text:p>31645</text:p>
          </table:table-cell>
          <table:table-cell office:value-type="float" office:value="67385">
            <text:p>67385</text:p>
          </table:table-cell>
          <table:table-cell table:number-columns-repeated="23"/>
        </table:table-row>
        <table:table-row table:style-name="ro1">
          <table:table-cell office:value-type="string">
            <text:p>2/29/2020 11:56:18</text:p>
          </table:table-cell>
          <table:table-cell/>
          <table:table-cell office:value-type="float" office:value="2015">
            <text:p>2015</text:p>
          </table:table-cell>
          <table:table-cell table:formula="of:=MID([.A82];FIND(&quot;20&quot;; [.A82]; 4);4)-[.C82]" office:value-type="float" office:value="5">
            <text:p>5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9.1">
            <text:p>99.1</text:p>
          </table:table-cell>
          <table:table-cell office:value-type="float" office:value="76.1">
            <text:p>76.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string">
            <text:p>3/5/2020 10:00:55</text:p>
          </table:table-cell>
          <table:table-cell/>
          <table:table-cell office:value-type="float" office:value="2013">
            <text:p>2013</text:p>
          </table:table-cell>
          <table:table-cell table:formula="of:=MID([.A83];FIND(&quot;20&quot;; [.A83]; 4);4)-[.C83]" office:value-type="float" office:value="7">
            <text:p>7</text:p>
          </table:table-cell>
          <table:table-cell office:value-type="float" office:value="58283">
            <text:p>58283</text:p>
          </table:table-cell>
          <table:table-cell office:value-type="float" office:value="48.2">
            <text:p>48.2</text:p>
          </table:table-cell>
          <table:table-cell office:value-type="float" office:value="57.25">
            <text:p>57.25</text:p>
          </table:table-cell>
          <table:table-cell office:value-type="float" office:value="80.39">
            <text:p>80.39</text:p>
          </table:table-cell>
          <table:table-cell office:value-type="float" office:value="74.12">
            <text:p>74.12</text:p>
          </table:table-cell>
          <table:table-cell office:value-type="float" office:value="21370">
            <text:p>21370</text:p>
          </table:table-cell>
          <table:table-cell office:value-type="float" office:value="27190">
            <text:p>27190</text:p>
          </table:table-cell>
          <table:table-cell office:value-type="float" office:value="50150">
            <text:p>50150</text:p>
          </table:table-cell>
          <table:table-cell office:value-type="float" office:value="71440">
            <text:p>71440</text:p>
          </table:table-cell>
          <table:table-cell office:value-type="float" office:value="82055">
            <text:p>82055</text:p>
          </table:table-cell>
          <table:table-cell office:value-type="float" office:value="95590">
            <text:p>95590</text:p>
          </table:table-cell>
          <table:table-cell office:value-type="float" office:value="104285">
            <text:p>104285</text:p>
          </table:table-cell>
          <table:table-cell office:value-type="float" office:value="183295">
            <text:p>183295</text:p>
          </table:table-cell>
          <table:table-cell office:value-type="float" office:value="3560">
            <text:p>3560</text:p>
          </table:table-cell>
          <table:table-cell office:value-type="float" office:value="1655">
            <text:p>1655</text:p>
          </table:table-cell>
          <table:table-cell office:value-type="float" office:value="3325">
            <text:p>3325</text:p>
          </table:table-cell>
          <table:table-cell office:value-type="float" office:value="110725">
            <text:p>110725</text:p>
          </table:table-cell>
          <table:table-cell office:value-type="float" office:value="19425">
            <text:p>19425</text:p>
          </table:table-cell>
          <table:table-cell office:value-type="float" office:value="49980">
            <text:p>49980</text:p>
          </table:table-cell>
          <table:table-cell office:value-type="float" office:value="326540">
            <text:p>326540</text:p>
          </table:table-cell>
          <table:table-cell office:value-type="float" office:value="123055">
            <text:p>123055</text:p>
          </table:table-cell>
          <table:table-cell office:value-type="float" office:value="2120">
            <text:p>2120</text:p>
          </table:table-cell>
          <table:table-cell office:value-type="float" office:value="1525">
            <text:p>1525</text:p>
          </table:table-cell>
          <table:table-cell office:value-type="float" office:value="2260">
            <text:p>2260</text:p>
          </table:table-cell>
          <table:table-cell office:value-type="float" office:value="1195">
            <text:p>1195</text:p>
          </table:table-cell>
          <table:table-cell table:number-columns-repeated="4" office:value-type="float" office:value="0">
            <text:p>0</text:p>
          </table:table-cell>
          <table:table-cell office:value-type="float" office:value="5620">
            <text:p>5620</text:p>
          </table:table-cell>
          <table:table-cell office:value-type="float" office:value="164745">
            <text:p>164745</text:p>
          </table:table-cell>
          <table:table-cell office:value-type="float" office:value="327675">
            <text:p>327675</text:p>
          </table:table-cell>
          <table:table-cell office:value-type="float" office:value="132660">
            <text:p>1326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4/14/2020 5:24:19</text:p>
          </table:table-cell>
          <table:table-cell/>
          <table:table-cell office:value-type="float" office:value="2014">
            <text:p>2014</text:p>
          </table:table-cell>
          <table:table-cell table:formula="of:=MID([.A84];FIND(&quot;20&quot;; [.A84]; 4);4)-[.C84]" office:value-type="float" office:value="6">
            <text:p>6</text:p>
          </table:table-cell>
          <table:table-cell office:value-type="float" office:value="42416">
            <text:p>42416</text:p>
          </table:table-cell>
          <table:table-cell office:value-type="float" office:value="49.8">
            <text:p>49.8</text:p>
          </table:table-cell>
          <table:table-cell office:value-type="float" office:value="59.22">
            <text:p>59.22</text:p>
          </table:table-cell>
          <table:table-cell office:value-type="float" office:value="86.27">
            <text:p>86.27</text:p>
          </table:table-cell>
          <table:table-cell office:value-type="float" office:value="76.47">
            <text:p>76.47</text:p>
          </table:table-cell>
          <table:table-cell office:value-type="float" office:value="565">
            <text:p>565</text:p>
          </table:table-cell>
          <table:table-cell office:value-type="float" office:value="2485">
            <text:p>2485</text:p>
          </table:table-cell>
          <table:table-cell office:value-type="float" office:value="6710">
            <text:p>6710</text:p>
          </table:table-cell>
          <table:table-cell office:value-type="float" office:value="14460">
            <text:p>14460</text:p>
          </table:table-cell>
          <table:table-cell office:value-type="float" office:value="24870">
            <text:p>24870</text:p>
          </table:table-cell>
          <table:table-cell office:value-type="float" office:value="50475">
            <text:p>50475</text:p>
          </table:table-cell>
          <table:table-cell office:value-type="float" office:value="74405">
            <text:p>74405</text:p>
          </table:table-cell>
          <table:table-cell office:value-type="float" office:value="189950">
            <text:p>189950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550">
            <text:p>550</text:p>
          </table:table-cell>
          <table:table-cell office:value-type="float" office:value="33275">
            <text:p>33275</text:p>
          </table:table-cell>
          <table:table-cell office:value-type="float" office:value="19355">
            <text:p>19355</text:p>
          </table:table-cell>
          <table:table-cell office:value-type="float" office:value="41565">
            <text:p>41565</text:p>
          </table:table-cell>
          <table:table-cell office:value-type="float" office:value="164610">
            <text:p>164610</text:p>
          </table:table-cell>
          <table:table-cell office:value-type="float" office:value="103245">
            <text:p>103245</text:p>
          </table:table-cell>
          <table:table-cell office:value-type="float" office:value="1115">
            <text:p>1115</text:p>
          </table:table-cell>
          <table:table-cell office:value-type="float" office:value="290">
            <text:p>290</text:p>
          </table:table-cell>
          <table:table-cell table:number-columns-repeated="6"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75400">
            <text:p>75400</text:p>
          </table:table-cell>
          <table:table-cell office:value-type="float" office:value="146120">
            <text:p>146120</text:p>
          </table:table-cell>
          <table:table-cell office:value-type="float" office:value="141400">
            <text:p>1414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4/24/2020 13:30:45</text:p>
          </table:table-cell>
          <table:table-cell/>
          <table:table-cell office:value-type="float" office:value="2017">
            <text:p>2017</text:p>
          </table:table-cell>
          <table:table-cell table:formula="of:=MID([.A85];FIND(&quot;20&quot;; [.A85]; 4);4)-[.C85]" office:value-type="float" office:value="3">
            <text:p>3</text:p>
          </table:table-cell>
          <table:table-cell office:value-type="float" office:value="17233">
            <text:p>17233</text:p>
          </table:table-cell>
          <table:table-cell office:value-type="float" office:value="60.5">
            <text:p>60.5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92.94">
            <text:p>92.94</text:p>
          </table:table-cell>
          <table:table-cell office:value-type="float" office:value="1380">
            <text:p>1380</text:p>
          </table:table-cell>
          <table:table-cell office:value-type="float" office:value="7460">
            <text:p>7460</text:p>
          </table:table-cell>
          <table:table-cell office:value-type="float" office:value="18225">
            <text:p>18225</text:p>
          </table:table-cell>
          <table:table-cell office:value-type="float" office:value="37770">
            <text:p>37770</text:p>
          </table:table-cell>
          <table:table-cell office:value-type="float" office:value="54880">
            <text:p>54880</text:p>
          </table:table-cell>
          <table:table-cell office:value-type="float" office:value="64455">
            <text:p>64455</text:p>
          </table:table-cell>
          <table:table-cell office:value-type="float" office:value="74330">
            <text:p>74330</text:p>
          </table:table-cell>
          <table:table-cell office:value-type="float" office:value="152605">
            <text:p>15260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30">
            <text:p>830</text:p>
          </table:table-cell>
          <table:table-cell office:value-type="float" office:value="13630">
            <text:p>13630</text:p>
          </table:table-cell>
          <table:table-cell office:value-type="float" office:value="10055">
            <text:p>10055</text:p>
          </table:table-cell>
          <table:table-cell office:value-type="float" office:value="21905">
            <text:p>21905</text:p>
          </table:table-cell>
          <table:table-cell office:value-type="float" office:value="310165">
            <text:p>310165</text:p>
          </table:table-cell>
          <table:table-cell office:value-type="float" office:value="53255">
            <text:p>53255</text:p>
          </table:table-cell>
          <table:table-cell office:value-type="float" office:value="915">
            <text:p>915</text:p>
          </table:table-cell>
          <table:table-cell office:value-type="float" office:value="325">
            <text:p>325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1460">
            <text:p>1460</text:p>
          </table:table-cell>
          <table:table-cell office:value-type="float" office:value="117770">
            <text:p>117770</text:p>
          </table:table-cell>
          <table:table-cell office:value-type="float" office:value="274230">
            <text:p>274230</text:p>
          </table:table-cell>
          <table:table-cell office:value-type="float" office:value="17630">
            <text:p>176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4/25/2020 13:33:00</text:p>
          </table:table-cell>
          <table:table-cell/>
          <table:table-cell office:value-type="float" office:value="2013">
            <text:p>2013</text:p>
          </table:table-cell>
          <table:table-cell table:formula="of:=MID([.A86];FIND(&quot;20&quot;; [.A86]; 4);4)-[.C86]" office:value-type="float" office:value="7">
            <text:p>7</text:p>
          </table:table-cell>
          <table:table-cell office:value-type="float" office:value="75000">
            <text:p>75000</text:p>
          </table:table-cell>
          <table:table-cell office:value-type="float" office:value="41.3">
            <text:p>41.3</text:p>
          </table:table-cell>
          <table:table-cell office:value-type="float" office:value="14.51">
            <text:p>14.51</text:p>
          </table:table-cell>
          <table:table-cell office:value-type="float" office:value="64.71">
            <text:p>64.71</text:p>
          </table:table-cell>
          <table:table-cell office:value-type="float" office:value="63.53">
            <text:p>63.53</text:p>
          </table:table-cell>
          <table:table-cell office:value-type="float" office:value="1545">
            <text:p>1545</text:p>
          </table:table-cell>
          <table:table-cell office:value-type="float" office:value="4285">
            <text:p>4285</text:p>
          </table:table-cell>
          <table:table-cell office:value-type="float" office:value="12675">
            <text:p>12675</text:p>
          </table:table-cell>
          <table:table-cell office:value-type="float" office:value="29810">
            <text:p>29810</text:p>
          </table:table-cell>
          <table:table-cell office:value-type="float" office:value="37120">
            <text:p>37120</text:p>
          </table:table-cell>
          <table:table-cell office:value-type="float" office:value="49015">
            <text:p>49015</text:p>
          </table:table-cell>
          <table:table-cell office:value-type="float" office:value="64490">
            <text:p>64490</text:p>
          </table:table-cell>
          <table:table-cell office:value-type="float" office:value="189980">
            <text:p>189980</text:p>
          </table:table-cell>
          <table:table-cell office:value-type="float" office:value="2700">
            <text:p>2700</text:p>
          </table:table-cell>
          <table:table-cell office:value-type="float" office:value="1000">
            <text:p>1000</text:p>
          </table:table-cell>
          <table:table-cell office:value-type="float" office:value="4360">
            <text:p>4360</text:p>
          </table:table-cell>
          <table:table-cell office:value-type="float" office:value="59730">
            <text:p>59730</text:p>
          </table:table-cell>
          <table:table-cell office:value-type="float" office:value="23980">
            <text:p>23980</text:p>
          </table:table-cell>
          <table:table-cell office:value-type="float" office:value="46505">
            <text:p>46505</text:p>
          </table:table-cell>
          <table:table-cell office:value-type="float" office:value="47035">
            <text:p>47035</text:p>
          </table:table-cell>
          <table:table-cell office:value-type="float" office:value="199805">
            <text:p>199805</text:p>
          </table:table-cell>
          <table:table-cell office:value-type="float" office:value="1625">
            <text:p>1625</text:p>
          </table:table-cell>
          <table:table-cell office:value-type="float" office:value="750">
            <text:p>750</text:p>
          </table:table-cell>
          <table:table-cell office:value-type="float" office:value="660">
            <text:p>660</text:p>
          </table:table-cell>
          <table:table-cell office:value-type="float" office:value="755">
            <text:p>75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220">
            <text:p>35220</text:p>
          </table:table-cell>
          <table:table-cell office:value-type="float" office:value="214860">
            <text:p>214860</text:p>
          </table:table-cell>
          <table:table-cell office:value-type="float" office:value="138775">
            <text:p>13877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4/26/2020 13:52:06</text:p>
          </table:table-cell>
          <table:table-cell/>
          <table:table-cell office:value-type="float" office:value="2015">
            <text:p>2015</text:p>
          </table:table-cell>
          <table:table-cell table:formula="of:=MID([.A87];FIND(&quot;20&quot;; [.A87]; 4);4)-[.C87]" office:value-type="float" office:value="5">
            <text:p>5</text:p>
          </table:table-cell>
          <table:table-cell office:value-type="float" office:value="42328">
            <text:p>42328</text:p>
          </table:table-cell>
          <table:table-cell office:value-type="float" office:value="53.7">
            <text:p>53.7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2.35">
            <text:p>82.35</text:p>
          </table:table-cell>
          <table:table-cell office:value-type="float" office:value="890">
            <text:p>890</text:p>
          </table:table-cell>
          <table:table-cell office:value-type="float" office:value="3955">
            <text:p>3955</text:p>
          </table:table-cell>
          <table:table-cell office:value-type="float" office:value="13965">
            <text:p>13965</text:p>
          </table:table-cell>
          <table:table-cell office:value-type="float" office:value="27980">
            <text:p>27980</text:p>
          </table:table-cell>
          <table:table-cell office:value-type="float" office:value="45070">
            <text:p>45070</text:p>
          </table:table-cell>
          <table:table-cell office:value-type="float" office:value="66495">
            <text:p>66495</text:p>
          </table:table-cell>
          <table:table-cell office:value-type="float" office:value="106520">
            <text:p>106520</text:p>
          </table:table-cell>
          <table:table-cell office:value-type="float" office:value="309470">
            <text:p>3094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37975">
            <text:p>37975</text:p>
          </table:table-cell>
          <table:table-cell office:value-type="float" office:value="18850">
            <text:p>18850</text:p>
          </table:table-cell>
          <table:table-cell office:value-type="float" office:value="44290">
            <text:p>44290</text:p>
          </table:table-cell>
          <table:table-cell office:value-type="float" office:value="327675">
            <text:p>327675</text:p>
          </table:table-cell>
          <table:table-cell office:value-type="float" office:value="125315">
            <text:p>125315</text:p>
          </table:table-cell>
          <table:table-cell office:value-type="float" office:value="2160">
            <text:p>2160</text:p>
          </table:table-cell>
          <table:table-cell office:value-type="float" office:value="450">
            <text:p>450</text:p>
          </table:table-cell>
          <table:table-cell table:number-columns-repeated="6"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199040">
            <text:p>199040</text:p>
          </table:table-cell>
          <table:table-cell office:value-type="float" office:value="253600">
            <text:p>253600</text:p>
          </table:table-cell>
          <table:table-cell office:value-type="float" office:value="120595">
            <text:p>1205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5/2/2020 22:00:52</text:p>
          </table:table-cell>
          <table:table-cell office:value-type="string">
            <text:p>2nd Owner. San Diego-based.</text:p>
          </table:table-cell>
          <table:table-cell office:value-type="float" office:value="2016">
            <text:p>2016</text:p>
          </table:table-cell>
          <table:table-cell table:formula="of:=MID([.A88];FIND(&quot;20&quot;; [.A88]; 4);4)-[.C88]" office:value-type="float" office:value="4">
            <text:p>4</text:p>
          </table:table-cell>
          <table:table-cell office:value-type="float" office:value="16666">
            <text:p>16666</text:p>
          </table:table-cell>
          <table:table-cell office:value-type="float" office:value="58.1">
            <text:p>58.1</text:p>
          </table:table-cell>
          <table:table-cell office:value-type="float" office:value="100">
            <text:p>100</text:p>
          </table:table-cell>
          <table:table-cell office:value-type="float" office:value="99.61">
            <text:p>99.61</text:p>
          </table:table-cell>
          <table:table-cell office:value-type="float" office:value="89.02">
            <text:p>89.02</text:p>
          </table:table-cell>
          <table:table-cell office:value-type="float" office:value="2680">
            <text:p>2680</text:p>
          </table:table-cell>
          <table:table-cell office:value-type="float" office:value="6865">
            <text:p>6865</text:p>
          </table:table-cell>
          <table:table-cell office:value-type="float" office:value="12350">
            <text:p>12350</text:p>
          </table:table-cell>
          <table:table-cell office:value-type="float" office:value="23780">
            <text:p>23780</text:p>
          </table:table-cell>
          <table:table-cell office:value-type="float" office:value="31015">
            <text:p>31015</text:p>
          </table:table-cell>
          <table:table-cell office:value-type="float" office:value="38775">
            <text:p>38775</text:p>
          </table:table-cell>
          <table:table-cell office:value-type="float" office:value="55255">
            <text:p>55255</text:p>
          </table:table-cell>
          <table:table-cell office:value-type="float" office:value="126415">
            <text:p>126415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725">
            <text:p>725</text:p>
          </table:table-cell>
          <table:table-cell office:value-type="float" office:value="12415">
            <text:p>12415</text:p>
          </table:table-cell>
          <table:table-cell office:value-type="float" office:value="8095">
            <text:p>8095</text:p>
          </table:table-cell>
          <table:table-cell office:value-type="float" office:value="26220">
            <text:p>26220</text:p>
          </table:table-cell>
          <table:table-cell office:value-type="float" office:value="223835">
            <text:p>223835</text:p>
          </table:table-cell>
          <table:table-cell office:value-type="float" office:value="24780">
            <text:p>24780</text:p>
          </table:table-cell>
          <table:table-cell office:value-type="float" office:value="655">
            <text:p>65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0100">
            <text:p>70100</text:p>
          </table:table-cell>
          <table:table-cell office:value-type="float" office:value="203390">
            <text:p>203390</text:p>
          </table:table-cell>
          <table:table-cell office:value-type="float" office:value="23640">
            <text:p>23640</text:p>
          </table:table-cell>
          <table:table-cell table:number-columns-repeated="3" office:value-type="float" office:value="0">
            <text:p>0</text:p>
          </table:table-cell>
        </table:table-row>
      </table:table>
      <table:database-ranges>
        <table:database-range table:name="__Anonymous_Sheet_DB__1" table:target-range-address="Sheet1.A1:Sheet1.AN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17/05/2020</text:date>, <text:time>23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7T23:17:41.21</dc:date>
    <meta:generator>OpenOffice/4.1.6$Win32 OpenOffice.org_project/416m1$Build-9790</meta:generator>
    <meta:editing-duration>PT5H14M42S</meta:editing-duration>
    <meta:editing-cycles>5</meta:editing-cycles>
    <meta:document-statistic meta:table-count="1" meta:cell-count="2901" meta:object-count="0"/>
  </office:meta>
</office:document-meta>
</file>